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4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48068" calcext:value-type="float">
            <text:p>7,848,068</text:p>
          </table:table-cell>
          <table:table-cell table:style-name="ce17" office:value-type="float" office:value="23133074" calcext:value-type="float">
            <text:p>23,133,074</text:p>
          </table:table-cell>
          <table:table-cell table:style-name="ce17" office:value-type="float" office:value="11635562" calcext:value-type="float">
            <text:p>11,635,562</text:p>
          </table:table-cell>
          <table:table-cell table:style-name="ce17" office:value-type="float" office:value="11497512" calcext:value-type="float">
            <text:p>11,497,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14010" calcext:value-type="float">
            <text:p>7,814,010</text:p>
          </table:table-cell>
          <table:table-cell table:style-name="ce17" office:value-type="float" office:value="23028153" calcext:value-type="float">
            <text:p>23,028,153</text:p>
          </table:table-cell>
          <table:table-cell table:style-name="ce17" office:value-type="float" office:value="11580839" calcext:value-type="float">
            <text:p>11,580,839</text:p>
          </table:table-cell>
          <table:table-cell table:style-name="ce17" office:value-type="float" office:value="11447314" calcext:value-type="float">
            <text:p>11,447,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58748" calcext:value-type="float">
            <text:p>6,258,748</text:p>
          </table:table-cell>
          <table:table-cell table:style-name="ce17" office:value-type="float" office:value="18896072" calcext:value-type="float">
            <text:p>18,896,072</text:p>
          </table:table-cell>
          <table:table-cell table:style-name="ce17" office:value-type="float" office:value="9567874" calcext:value-type="float">
            <text:p>9,567,874</text:p>
          </table:table-cell>
          <table:table-cell table:style-name="ce17" office:value-type="float" office:value="9328198" calcext:value-type="float">
            <text:p>9,328,1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85529" calcext:value-type="float">
            <text:p>1,385,529</text:p>
          </table:table-cell>
          <table:table-cell table:style-name="ce17" office:value-type="float" office:value="3884754" calcext:value-type="float">
            <text:p>3,884,754</text:p>
          </table:table-cell>
          <table:table-cell table:style-name="ce17" office:value-type="float" office:value="1931736" calcext:value-type="float">
            <text:p>1,931,736</text:p>
          </table:table-cell>
          <table:table-cell table:style-name="ce17" office:value-type="float" office:value="1953018" calcext:value-type="float">
            <text:p>1,953,0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2604" calcext:value-type="float">
            <text:p>152,604</text:p>
          </table:table-cell>
          <table:table-cell table:style-name="ce17" office:value-type="float" office:value="461592" calcext:value-type="float">
            <text:p>461,592</text:p>
          </table:table-cell>
          <table:table-cell table:style-name="ce17" office:value-type="float" office:value="235538" calcext:value-type="float">
            <text:p>235,538</text:p>
          </table:table-cell>
          <table:table-cell table:style-name="ce17" office:value-type="float" office:value="226054" calcext:value-type="float">
            <text:p>226,0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9854" calcext:value-type="float">
            <text:p>659,854</text:p>
          </table:table-cell>
          <table:table-cell table:style-name="ce17" office:value-type="float" office:value="1985209" calcext:value-type="float">
            <text:p>1,985,209</text:p>
          </table:table-cell>
          <table:table-cell table:style-name="ce17" office:value-type="float" office:value="1001677" calcext:value-type="float">
            <text:p>1,001,677</text:p>
          </table:table-cell>
          <table:table-cell table:style-name="ce17" office:value-type="float" office:value="983532" calcext:value-type="float">
            <text:p>983,5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9014" calcext:value-type="float">
            <text:p>159,014</text:p>
          </table:table-cell>
          <table:table-cell table:style-name="ce17" office:value-type="float" office:value="512147" calcext:value-type="float">
            <text:p>512,147</text:p>
          </table:table-cell>
          <table:table-cell table:style-name="ce17" office:value-type="float" office:value="263800" calcext:value-type="float">
            <text:p>263,800</text:p>
          </table:table-cell>
          <table:table-cell table:style-name="ce17" office:value-type="float" office:value="248347" calcext:value-type="float">
            <text:p>248,3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1063" calcext:value-type="float">
            <text:p>171,063</text:p>
          </table:table-cell>
          <table:table-cell table:style-name="ce17" office:value-type="float" office:value="561392" calcext:value-type="float">
            <text:p>561,392</text:p>
          </table:table-cell>
          <table:table-cell table:style-name="ce17" office:value-type="float" office:value="291846" calcext:value-type="float">
            <text:p>291,846</text:p>
          </table:table-cell>
          <table:table-cell table:style-name="ce17" office:value-type="float" office:value="269546" calcext:value-type="float">
            <text:p>269,5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2515" calcext:value-type="float">
            <text:p>462,515</text:p>
          </table:table-cell>
          <table:table-cell table:style-name="ce17" office:value-type="float" office:value="1562780" calcext:value-type="float">
            <text:p>1,562,780</text:p>
          </table:table-cell>
          <table:table-cell table:style-name="ce17" office:value-type="float" office:value="792621" calcext:value-type="float">
            <text:p>792,621</text:p>
          </table:table-cell>
          <table:table-cell table:style-name="ce17" office:value-type="float" office:value="770159" calcext:value-type="float">
            <text:p>770,1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0801" calcext:value-type="float">
            <text:p>360,801</text:p>
          </table:table-cell>
          <table:table-cell table:style-name="ce17" office:value-type="float" office:value="1311188" calcext:value-type="float">
            <text:p>1,311,188</text:p>
          </table:table-cell>
          <table:table-cell table:style-name="ce17" office:value-type="float" office:value="673517" calcext:value-type="float">
            <text:p>673,517</text:p>
          </table:table-cell>
          <table:table-cell table:style-name="ce17" office:value-type="float" office:value="637671" calcext:value-type="float">
            <text:p>637,6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780" calcext:value-type="float">
            <text:p>169,780</text:p>
          </table:table-cell>
          <table:table-cell table:style-name="ce17" office:value-type="float" office:value="529767" calcext:value-type="float">
            <text:p>529,767</text:p>
          </table:table-cell>
          <table:table-cell table:style-name="ce17" office:value-type="float" office:value="272853" calcext:value-type="float">
            <text:p>272,853</text:p>
          </table:table-cell>
          <table:table-cell table:style-name="ce17" office:value-type="float" office:value="256914" calcext:value-type="float">
            <text:p>256,9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781" calcext:value-type="float">
            <text:p>227,781</text:p>
          </table:table-cell>
          <table:table-cell table:style-name="ce17" office:value-type="float" office:value="721121" calcext:value-type="float">
            <text:p>721,121</text:p>
          </table:table-cell>
          <table:table-cell table:style-name="ce17" office:value-type="float" office:value="376786" calcext:value-type="float">
            <text:p>376,786</text:p>
          </table:table-cell>
          <table:table-cell table:style-name="ce17" office:value-type="float" office:value="344335" calcext:value-type="float">
            <text:p>344,3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5030" calcext:value-type="float">
            <text:p>175,030</text:p>
          </table:table-cell>
          <table:table-cell table:style-name="ce17" office:value-type="float" office:value="546386" calcext:value-type="float">
            <text:p>546,386</text:p>
          </table:table-cell>
          <table:table-cell table:style-name="ce17" office:value-type="float" office:value="285244" calcext:value-type="float">
            <text:p>285,244</text:p>
          </table:table-cell>
          <table:table-cell table:style-name="ce17" office:value-type="float" office:value="261142" calcext:value-type="float">
            <text:p>261,14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6971" calcext:value-type="float">
            <text:p>366,971</text:p>
          </table:table-cell>
          <table:table-cell table:style-name="ce17" office:value-type="float" office:value="1103276" calcext:value-type="float">
            <text:p>1,103,276</text:p>
          </table:table-cell>
          <table:table-cell table:style-name="ce17" office:value-type="float" office:value="563555" calcext:value-type="float">
            <text:p>563,555</text:p>
          </table:table-cell>
          <table:table-cell table:style-name="ce17" office:value-type="float" office:value="539721" calcext:value-type="float">
            <text:p>539,72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9235" calcext:value-type="float">
            <text:p>429,235</text:p>
          </table:table-cell>
          <table:table-cell table:style-name="ce17" office:value-type="float" office:value="1243050" calcext:value-type="float">
            <text:p>1,243,050</text:p>
          </table:table-cell>
          <table:table-cell table:style-name="ce17" office:value-type="float" office:value="636976" calcext:value-type="float">
            <text:p>636,976</text:p>
          </table:table-cell>
          <table:table-cell table:style-name="ce17" office:value-type="float" office:value="606074" calcext:value-type="float">
            <text:p>606,0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5732" calcext:value-type="float">
            <text:p>275,732</text:p>
          </table:table-cell>
          <table:table-cell table:style-name="ce17" office:value-type="float" office:value="880550" calcext:value-type="float">
            <text:p>880,550</text:p>
          </table:table-cell>
          <table:table-cell table:style-name="ce17" office:value-type="float" office:value="453069" calcext:value-type="float">
            <text:p>453,069</text:p>
          </table:table-cell>
          <table:table-cell table:style-name="ce17" office:value-type="float" office:value="427481" calcext:value-type="float">
            <text:p>427,4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968" calcext:value-type="float">
            <text:p>79,968</text:p>
          </table:table-cell>
          <table:table-cell table:style-name="ce18" office:value-type="float" office:value="232491" calcext:value-type="float">
            <text:p>232,491</text:p>
          </table:table-cell>
          <table:table-cell table:style-name="ce17" office:value-type="float" office:value="121773" calcext:value-type="float">
            <text:p>121,773</text:p>
          </table:table-cell>
          <table:table-cell table:style-name="ce17" office:value-type="float" office:value="110718" calcext:value-type="float">
            <text:p>110,7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304" calcext:value-type="float">
            <text:p>120,304</text:p>
          </table:table-cell>
          <table:table-cell table:style-name="ce17" office:value-type="float" office:value="340705" calcext:value-type="float">
            <text:p>340,705</text:p>
          </table:table-cell>
          <table:table-cell table:style-name="ce17" office:value-type="float" office:value="175843" calcext:value-type="float">
            <text:p>175,843</text:p>
          </table:table-cell>
          <table:table-cell table:style-name="ce17" office:value-type="float" office:value="164862" calcext:value-type="float">
            <text:p>164,8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404" calcext:value-type="float">
            <text:p>33,404</text:p>
          </table:table-cell>
          <table:table-cell table:style-name="ce17" office:value-type="float" office:value="96455" calcext:value-type="float">
            <text:p>96,455</text:p>
          </table:table-cell>
          <table:table-cell table:style-name="ce17" office:value-type="float" office:value="49580" calcext:value-type="float">
            <text:p>49,580</text:p>
          </table:table-cell>
          <table:table-cell table:style-name="ce17" office:value-type="float" office:value="46875" calcext:value-type="float">
            <text:p>46,87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400" calcext:value-type="float">
            <text:p>146,400</text:p>
          </table:table-cell>
          <table:table-cell table:style-name="ce17" office:value-type="float" office:value="387207" calcext:value-type="float">
            <text:p>387,207</text:p>
          </table:table-cell>
          <table:table-cell table:style-name="ce17" office:value-type="float" office:value="195237" calcext:value-type="float">
            <text:p>195,237</text:p>
          </table:table-cell>
          <table:table-cell table:style-name="ce17" office:value-type="float" office:value="191970" calcext:value-type="float">
            <text:p>191,97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9808" calcext:value-type="float">
            <text:p>139,808</text:p>
          </table:table-cell>
          <table:table-cell table:style-name="ce17" office:value-type="float" office:value="413317" calcext:value-type="float">
            <text:p>413,317</text:p>
          </table:table-cell>
          <table:table-cell table:style-name="ce17" office:value-type="float" office:value="205307" calcext:value-type="float">
            <text:p>205,307</text:p>
          </table:table-cell>
          <table:table-cell table:style-name="ce17" office:value-type="float" office:value="208010" calcext:value-type="float">
            <text:p>208,0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0283" calcext:value-type="float">
            <text:p>380,283</text:p>
          </table:table-cell>
          <table:table-cell table:style-name="ce17" office:value-type="float" office:value="1077182" calcext:value-type="float">
            <text:p>1,077,182</text:p>
          </table:table-cell>
          <table:table-cell table:style-name="ce17" office:value-type="float" office:value="524120" calcext:value-type="float">
            <text:p>524,120</text:p>
          </table:table-cell>
          <table:table-cell table:style-name="ce17" office:value-type="float" office:value="553062" calcext:value-type="float">
            <text:p>553,0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812" calcext:value-type="float">
            <text:p>94,812</text:p>
          </table:table-cell>
          <table:table-cell table:style-name="ce17" office:value-type="float" office:value="273639" calcext:value-type="float">
            <text:p>273,639</text:p>
          </table:table-cell>
          <table:table-cell table:style-name="ce17" office:value-type="float" office:value="134758" calcext:value-type="float">
            <text:p>134,758</text:p>
          </table:table-cell>
          <table:table-cell table:style-name="ce17" office:value-type="float" office:value="138881" calcext:value-type="float">
            <text:p>138,8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7860" calcext:value-type="float">
            <text:p>267,860</text:p>
          </table:table-cell>
          <table:table-cell table:style-name="ce17" office:value-type="float" office:value="771864" calcext:value-type="float">
            <text:p>771,864</text:p>
          </table:table-cell>
          <table:table-cell table:style-name="ce17" office:value-type="float" office:value="382038" calcext:value-type="float">
            <text:p>382,038</text:p>
          </table:table-cell>
          <table:table-cell table:style-name="ce17" office:value-type="float" office:value="389826" calcext:value-type="float">
            <text:p>389,82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72084" calcext:value-type="float">
            <text:p>972,084</text:p>
          </table:table-cell>
          <table:table-cell table:style-name="ce17" office:value-type="float" office:value="2603651" calcext:value-type="float">
            <text:p>2,603,651</text:p>
          </table:table-cell>
          <table:table-cell table:style-name="ce17" office:value-type="float" office:value="1257798" calcext:value-type="float">
            <text:p>1,257,798</text:p>
          </table:table-cell>
          <table:table-cell table:style-name="ce17" office:value-type="float" office:value="1345853" calcext:value-type="float">
            <text:p>1,345,85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3178" calcext:value-type="float">
            <text:p>583,178</text:p>
          </table:table-cell>
          <table:table-cell table:style-name="ce17" office:value-type="float" office:value="1528430" calcext:value-type="float">
            <text:p>1,528,430</text:p>
          </table:table-cell>
          <table:table-cell table:style-name="ce17" office:value-type="float" office:value="755167" calcext:value-type="float">
            <text:p>755,167</text:p>
          </table:table-cell>
          <table:table-cell table:style-name="ce17" office:value-type="float" office:value="773263" calcext:value-type="float">
            <text:p>773,26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058" calcext:value-type="float">
            <text:p>34,058</text:p>
          </table:table-cell>
          <table:table-cell table:style-name="ce17" office:value-type="float" office:value="104921" calcext:value-type="float">
            <text:p>104,921</text:p>
          </table:table-cell>
          <table:table-cell table:style-name="ce17" office:value-type="float" office:value="54723" calcext:value-type="float">
            <text:p>54,723</text:p>
          </table:table-cell>
          <table:table-cell table:style-name="ce17" office:value-type="float" office:value="50198" calcext:value-type="float">
            <text:p>50,1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990" calcext:value-type="float">
            <text:p>31,990</text:p>
          </table:table-cell>
          <table:table-cell table:style-name="ce17" office:value-type="float" office:value="94911" calcext:value-type="float">
            <text:p>94,911</text:p>
          </table:table-cell>
          <table:table-cell table:style-name="ce17" office:value-type="float" office:value="48918" calcext:value-type="float">
            <text:p>48,918</text:p>
          </table:table-cell>
          <table:table-cell table:style-name="ce17" office:value-type="float" office:value="45993" calcext:value-type="float">
            <text:p>45,99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68" calcext:value-type="float">
            <text:p>2,068</text:p>
          </table:table-cell>
          <table:table-cell table:style-name="ce19" office:value-type="float" office:value="10010" calcext:value-type="float">
            <text:p>10,010</text:p>
          </table:table-cell>
          <table:table-cell table:style-name="ce19" office:value-type="float" office:value="5805" calcext:value-type="float">
            <text:p>5,805</text:p>
          </table:table-cell>
          <table:table-cell table:style-name="ce19" office:value-type="float" office:value="4205" calcext:value-type="float">
            <text:p>4,205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5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85529" calcext:value-type="float">
            <text:p>1,385,529</text:p>
          </table:table-cell>
          <table:table-cell table:style-name="ce36" office:value-type="float" office:value="3884754" calcext:value-type="float">
            <text:p>3,884,754</text:p>
          </table:table-cell>
          <table:table-cell table:style-name="ce37" office:value-type="float" office:value="1931736" calcext:value-type="float">
            <text:p>1,931,736</text:p>
          </table:table-cell>
          <table:table-cell table:style-name="ce43" office:value-type="float" office:value="1953018" calcext:value-type="float">
            <text:p>1,953,0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2060" calcext:value-type="float">
            <text:p>192,060</text:p>
          </table:table-cell>
          <table:table-cell table:style-name="ce36" office:value-type="float" office:value="553972" calcext:value-type="float">
            <text:p>553,972</text:p>
          </table:table-cell>
          <table:table-cell table:style-name="ce37" office:value-type="float" office:value="274505" calcext:value-type="float">
            <text:p>274,505</text:p>
          </table:table-cell>
          <table:table-cell table:style-name="ce44" office:value-type="float" office:value="279467" calcext:value-type="float">
            <text:p>279,4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8259" calcext:value-type="float">
            <text:p>138,259</text:p>
          </table:table-cell>
          <table:table-cell table:style-name="ce36" office:value-type="float" office:value="389308" calcext:value-type="float">
            <text:p>389,308</text:p>
          </table:table-cell>
          <table:table-cell table:style-name="ce37" office:value-type="float" office:value="194345" calcext:value-type="float">
            <text:p>194,345</text:p>
          </table:table-cell>
          <table:table-cell table:style-name="ce44" office:value-type="float" office:value="194963" calcext:value-type="float">
            <text:p>194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497" calcext:value-type="float">
            <text:p>89,497</text:p>
          </table:table-cell>
          <table:table-cell table:style-name="ce36" office:value-type="float" office:value="236676" calcext:value-type="float">
            <text:p>236,676</text:p>
          </table:table-cell>
          <table:table-cell table:style-name="ce37" office:value-type="float" office:value="113708" calcext:value-type="float">
            <text:p>113,708</text:p>
          </table:table-cell>
          <table:table-cell table:style-name="ce44" office:value-type="float" office:value="122968" calcext:value-type="float">
            <text:p>122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991" calcext:value-type="float">
            <text:p>153,991</text:p>
          </table:table-cell>
          <table:table-cell table:style-name="ce36" office:value-type="float" office:value="414798" calcext:value-type="float">
            <text:p>414,798</text:p>
          </table:table-cell>
          <table:table-cell table:style-name="ce37" office:value-type="float" office:value="205187" calcext:value-type="float">
            <text:p>205,187</text:p>
          </table:table-cell>
          <table:table-cell table:style-name="ce44" office:value-type="float" office:value="209611" calcext:value-type="float">
            <text:p>209,6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5156" calcext:value-type="float">
            <text:p>135,156</text:p>
          </table:table-cell>
          <table:table-cell table:style-name="ce36" office:value-type="float" office:value="401788" calcext:value-type="float">
            <text:p>401,788</text:p>
          </table:table-cell>
          <table:table-cell table:style-name="ce37" office:value-type="float" office:value="198692" calcext:value-type="float">
            <text:p>198,692</text:p>
          </table:table-cell>
          <table:table-cell table:style-name="ce44" office:value-type="float" office:value="203096" calcext:value-type="float">
            <text:p>203,0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5001" calcext:value-type="float">
            <text:p>115,001</text:p>
          </table:table-cell>
          <table:table-cell table:style-name="ce36" office:value-type="float" office:value="295265" calcext:value-type="float">
            <text:p>295,265</text:p>
          </table:table-cell>
          <table:table-cell table:style-name="ce37" office:value-type="float" office:value="144874" calcext:value-type="float">
            <text:p>144,874</text:p>
          </table:table-cell>
          <table:table-cell table:style-name="ce44" office:value-type="float" office:value="150391" calcext:value-type="float">
            <text:p>150,3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362" calcext:value-type="float">
            <text:p>81,362</text:p>
          </table:table-cell>
          <table:table-cell table:style-name="ce36" office:value-type="float" office:value="238963" calcext:value-type="float">
            <text:p>238,963</text:p>
          </table:table-cell>
          <table:table-cell table:style-name="ce37" office:value-type="float" office:value="119704" calcext:value-type="float">
            <text:p>119,704</text:p>
          </table:table-cell>
          <table:table-cell table:style-name="ce44" office:value-type="float" office:value="119259" calcext:value-type="float">
            <text:p>119,2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791" calcext:value-type="float">
            <text:p>64,791</text:p>
          </table:table-cell>
          <table:table-cell table:style-name="ce36" office:value-type="float" office:value="197642" calcext:value-type="float">
            <text:p>197,642</text:p>
          </table:table-cell>
          <table:table-cell table:style-name="ce37" office:value-type="float" office:value="97978" calcext:value-type="float">
            <text:p>97,978</text:p>
          </table:table-cell>
          <table:table-cell table:style-name="ce44" office:value-type="float" office:value="99664" calcext:value-type="float">
            <text:p>99,6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937" calcext:value-type="float">
            <text:p>77,937</text:p>
          </table:table-cell>
          <table:table-cell table:style-name="ce36" office:value-type="float" office:value="188340" calcext:value-type="float">
            <text:p>188,340</text:p>
          </table:table-cell>
          <table:table-cell table:style-name="ce40" office:value-type="float" office:value="93614" calcext:value-type="float">
            <text:p>93,614</text:p>
          </table:table-cell>
          <table:table-cell table:style-name="ce44" office:value-type="float" office:value="94726" calcext:value-type="float">
            <text:p>94,7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857" calcext:value-type="float">
            <text:p>57,857</text:p>
          </table:table-cell>
          <table:table-cell table:style-name="ce36" office:value-type="float" office:value="173201" calcext:value-type="float">
            <text:p>173,201</text:p>
          </table:table-cell>
          <table:table-cell table:style-name="ce37" office:value-type="float" office:value="87329" calcext:value-type="float">
            <text:p>87,329</text:p>
          </table:table-cell>
          <table:table-cell table:style-name="ce44" office:value-type="float" office:value="85872" calcext:value-type="float">
            <text:p>85,8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041" calcext:value-type="float">
            <text:p>27,041</text:p>
          </table:table-cell>
          <table:table-cell table:style-name="ce36" office:value-type="float" office:value="86556" calcext:value-type="float">
            <text:p>86,556</text:p>
          </table:table-cell>
          <table:table-cell table:style-name="ce37" office:value-type="float" office:value="43885" calcext:value-type="float">
            <text:p>43,885</text:p>
          </table:table-cell>
          <table:table-cell table:style-name="ce36" office:value-type="float" office:value="42671" calcext:value-type="float">
            <text:p>42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4395" calcext:value-type="float">
            <text:p>34,395</text:p>
          </table:table-cell>
          <table:table-cell table:style-name="ce36" office:value-type="float" office:value="101581" calcext:value-type="float">
            <text:p>101,581</text:p>
          </table:table-cell>
          <table:table-cell table:style-name="ce37" office:value-type="float" office:value="52022" calcext:value-type="float">
            <text:p>52,022</text:p>
          </table:table-cell>
          <table:table-cell table:style-name="ce44" office:value-type="float" office:value="49559" calcext:value-type="float">
            <text:p>49,5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5878" calcext:value-type="float">
            <text:p>55,878</text:p>
          </table:table-cell>
          <table:table-cell table:style-name="ce36" office:value-type="float" office:value="141483" calcext:value-type="float">
            <text:p>141,483</text:p>
          </table:table-cell>
          <table:table-cell table:style-name="ce37" office:value-type="float" office:value="68956" calcext:value-type="float">
            <text:p>68,956</text:p>
          </table:table-cell>
          <table:table-cell table:style-name="ce44" office:value-type="float" office:value="72527" calcext:value-type="float">
            <text:p>72,5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36" calcext:value-type="float">
            <text:p>15,736</text:p>
          </table:table-cell>
          <table:table-cell table:style-name="ce36" office:value-type="float" office:value="42610" calcext:value-type="float">
            <text:p>42,610</text:p>
          </table:table-cell>
          <table:table-cell table:style-name="ce37" office:value-type="float" office:value="21809" calcext:value-type="float">
            <text:p>21,809</text:p>
          </table:table-cell>
          <table:table-cell table:style-name="ce44" office:value-type="float" office:value="20801" calcext:value-type="float">
            <text:p>20,8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937" calcext:value-type="float">
            <text:p>26,937</text:p>
          </table:table-cell>
          <table:table-cell table:style-name="ce36" office:value-type="float" office:value="79352" calcext:value-type="float">
            <text:p>79,352</text:p>
          </table:table-cell>
          <table:table-cell table:style-name="ce37" office:value-type="float" office:value="40345" calcext:value-type="float">
            <text:p>40,345</text:p>
          </table:table-cell>
          <table:table-cell table:style-name="ce44" office:value-type="float" office:value="39007" calcext:value-type="float">
            <text:p>39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958" calcext:value-type="float">
            <text:p>25,958</text:p>
          </table:table-cell>
          <table:table-cell table:style-name="ce37" office:value-type="float" office:value="76606" calcext:value-type="float">
            <text:p>76,606</text:p>
          </table:table-cell>
          <table:table-cell table:style-name="ce41" office:value-type="float" office:value="38524" calcext:value-type="float">
            <text:p>38,524</text:p>
          </table:table-cell>
          <table:table-cell table:style-name="ce44" office:value-type="float" office:value="38082" calcext:value-type="float">
            <text:p>38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9007" calcext:value-type="float">
            <text:p>29,007</text:p>
          </table:table-cell>
          <table:table-cell table:style-name="ce36" office:value-type="float" office:value="80345" calcext:value-type="float">
            <text:p>80,345</text:p>
          </table:table-cell>
          <table:table-cell table:style-name="ce37" office:value-type="float" office:value="39790" calcext:value-type="float">
            <text:p>39,790</text:p>
          </table:table-cell>
          <table:table-cell table:style-name="ce44" office:value-type="float" office:value="40555" calcext:value-type="float">
            <text:p>40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622" calcext:value-type="float">
            <text:p>8,622</text:p>
          </table:table-cell>
          <table:table-cell table:style-name="ce36" office:value-type="float" office:value="23154" calcext:value-type="float">
            <text:p>23,154</text:p>
          </table:table-cell>
          <table:table-cell table:style-name="ce37" office:value-type="float" office:value="11681" calcext:value-type="float">
            <text:p>11,681</text:p>
          </table:table-cell>
          <table:table-cell table:style-name="ce44" office:value-type="float" office:value="11473" calcext:value-type="float">
            <text:p>11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84" calcext:value-type="float">
            <text:p>3,284</text:p>
          </table:table-cell>
          <table:table-cell table:style-name="ce36" office:value-type="float" office:value="7969" calcext:value-type="float">
            <text:p>7,969</text:p>
          </table:table-cell>
          <table:table-cell table:style-name="ce37" office:value-type="float" office:value="4453" calcext:value-type="float">
            <text:p>4,453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12" calcext:value-type="float">
            <text:p>2,412</text:p>
          </table:table-cell>
          <table:table-cell table:style-name="ce36" office:value-type="float" office:value="6526" calcext:value-type="float">
            <text:p>6,526</text:p>
          </table:table-cell>
          <table:table-cell table:style-name="ce37" office:value-type="float" office:value="3663" calcext:value-type="float">
            <text:p>3,663</text:p>
          </table:table-cell>
          <table:table-cell table:style-name="ce44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76" calcext:value-type="float">
            <text:p>8,776</text:p>
          </table:table-cell>
          <table:table-cell table:style-name="ce36" office:value-type="float" office:value="23339" calcext:value-type="float">
            <text:p>23,339</text:p>
          </table:table-cell>
          <table:table-cell table:style-name="ce37" office:value-type="float" office:value="12110" calcext:value-type="float">
            <text:p>12,110</text:p>
          </table:table-cell>
          <table:table-cell table:style-name="ce44" office:value-type="float" office:value="11229" calcext:value-type="float">
            <text:p>11,2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16" calcext:value-type="float">
            <text:p>3,916</text:p>
          </table:table-cell>
          <table:table-cell table:style-name="ce36" office:value-type="float" office:value="12423" calcext:value-type="float">
            <text:p>12,423</text:p>
          </table:table-cell>
          <table:table-cell table:style-name="ce37" office:value-type="float" office:value="6544" calcext:value-type="float">
            <text:p>6,544</text:p>
          </table:table-cell>
          <table:table-cell table:style-name="ce44" office:value-type="float" office:value="5879" calcext:value-type="float">
            <text:p>5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905" calcext:value-type="float">
            <text:p>11,905</text:p>
          </table:table-cell>
          <table:table-cell table:style-name="ce36" office:value-type="float" office:value="34118" calcext:value-type="float">
            <text:p>34,118</text:p>
          </table:table-cell>
          <table:table-cell table:style-name="ce37" office:value-type="float" office:value="17370" calcext:value-type="float">
            <text:p>17,370</text:p>
          </table:table-cell>
          <table:table-cell table:style-name="ce44" office:value-type="float" office:value="16748" calcext:value-type="float">
            <text:p>16,7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6" office:value-type="float" office:value="5387" calcext:value-type="float">
            <text:p>5,387</text:p>
          </table:table-cell>
          <table:table-cell table:style-name="ce37" office:value-type="float" office:value="3008" calcext:value-type="float">
            <text:p>3,008</text:p>
          </table:table-cell>
          <table:table-cell table:style-name="ce44" office:value-type="float" office:value="2379" calcext:value-type="float">
            <text:p>2,3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06" calcext:value-type="float">
            <text:p>3,806</text:p>
          </table:table-cell>
          <table:table-cell table:style-name="ce36" office:value-type="float" office:value="9792" calcext:value-type="float">
            <text:p>9,792</text:p>
          </table:table-cell>
          <table:table-cell table:style-name="ce37" office:value-type="float" office:value="5293" calcext:value-type="float">
            <text:p>5,293</text:p>
          </table:table-cell>
          <table:table-cell table:style-name="ce44" office:value-type="float" office:value="4499" calcext:value-type="float">
            <text:p>4,4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61" calcext:value-type="float">
            <text:p>4,361</text:p>
          </table:table-cell>
          <table:table-cell table:style-name="ce36" office:value-type="float" office:value="13788" calcext:value-type="float">
            <text:p>13,788</text:p>
          </table:table-cell>
          <table:table-cell table:style-name="ce37" office:value-type="float" office:value="7133" calcext:value-type="float">
            <text:p>7,133</text:p>
          </table:table-cell>
          <table:table-cell table:style-name="ce44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98" calcext:value-type="float">
            <text:p>6,598</text:p>
          </table:table-cell>
          <table:table-cell table:style-name="ce36" office:value-type="float" office:value="22386" calcext:value-type="float">
            <text:p>22,386</text:p>
          </table:table-cell>
          <table:table-cell table:style-name="ce37" office:value-type="float" office:value="11277" calcext:value-type="float">
            <text:p>11,277</text:p>
          </table:table-cell>
          <table:table-cell table:style-name="ce44" office:value-type="float" office:value="11109" calcext:value-type="float">
            <text:p>11,1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28" calcext:value-type="float">
            <text:p>6,928</text:p>
          </table:table-cell>
          <table:table-cell table:style-name="ce36" office:value-type="float" office:value="21667" calcext:value-type="float">
            <text:p>21,667</text:p>
          </table:table-cell>
          <table:table-cell table:style-name="ce37" office:value-type="float" office:value="11028" calcext:value-type="float">
            <text:p>11,028</text:p>
          </table:table-cell>
          <table:table-cell table:style-name="ce36" office:value-type="float" office:value="10639" calcext:value-type="float">
            <text:p>10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19" calcext:value-type="float">
            <text:p>5,719</text:p>
          </table:table-cell>
          <table:table-cell table:style-name="ce42" office:value-type="float" office:value="2909" calcext:value-type="float">
            <text:p>2909</text:p>
          </table:table-cell>
          <table:table-cell table:style-name="ce45" office:value-type="float" office:value="2810" calcext:value-type="float">
            <text:p>281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2604" calcext:value-type="float">
            <text:p>152,604</text:p>
          </table:table-cell>
          <table:table-cell table:style-name="ce50" office:value-type="float" office:value="461592" calcext:value-type="float">
            <text:p>461,592</text:p>
          </table:table-cell>
          <table:table-cell table:style-name="ce37" office:value-type="float" office:value="235538" calcext:value-type="float">
            <text:p>235,538</text:p>
          </table:table-cell>
          <table:table-cell table:style-name="ce44" office:value-type="float" office:value="226054" calcext:value-type="float">
            <text:p>226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86" calcext:value-type="float">
            <text:p>32,886</text:p>
          </table:table-cell>
          <table:table-cell table:style-name="ce37" office:value-type="float" office:value="95845" calcext:value-type="float">
            <text:p>95,845</text:p>
          </table:table-cell>
          <table:table-cell table:style-name="ce37" office:value-type="float" office:value="47294" calcext:value-type="float">
            <text:p>47,294</text:p>
          </table:table-cell>
          <table:table-cell table:style-name="ce44" office:value-type="float" office:value="48551" calcext:value-type="float">
            <text:p>48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713" calcext:value-type="float">
            <text:p>24,713</text:p>
          </table:table-cell>
          <table:table-cell table:style-name="ce37" office:value-type="float" office:value="72983" calcext:value-type="float">
            <text:p>72,983</text:p>
          </table:table-cell>
          <table:table-cell table:style-name="ce37" office:value-type="float" office:value="35105" calcext:value-type="float">
            <text:p>35,105</text:p>
          </table:table-cell>
          <table:table-cell table:style-name="ce44" office:value-type="float" office:value="37878" calcext:value-type="float">
            <text:p>37,8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21" calcext:value-type="float">
            <text:p>13,521</text:p>
          </table:table-cell>
          <table:table-cell table:style-name="ce37" office:value-type="float" office:value="43354" calcext:value-type="float">
            <text:p>43,354</text:p>
          </table:table-cell>
          <table:table-cell table:style-name="ce37" office:value-type="float" office:value="22262" calcext:value-type="float">
            <text:p>22,262</text:p>
          </table:table-cell>
          <table:table-cell table:style-name="ce44" office:value-type="float" office:value="21092" calcext:value-type="float">
            <text:p>21,0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22" calcext:value-type="float">
            <text:p>9,622</text:p>
          </table:table-cell>
          <table:table-cell table:style-name="ce37" office:value-type="float" office:value="31111" calcext:value-type="float">
            <text:p>31,111</text:p>
          </table:table-cell>
          <table:table-cell table:style-name="ce37" office:value-type="float" office:value="16101" calcext:value-type="float">
            <text:p>16,101</text:p>
          </table:table-cell>
          <table:table-cell table:style-name="ce44" office:value-type="float" office:value="15010" calcext:value-type="float">
            <text:p>15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31" calcext:value-type="float">
            <text:p>12,231</text:p>
          </table:table-cell>
          <table:table-cell table:style-name="ce37" office:value-type="float" office:value="35911" calcext:value-type="float">
            <text:p>35,911</text:p>
          </table:table-cell>
          <table:table-cell table:style-name="ce37" office:value-type="float" office:value="18837" calcext:value-type="float">
            <text:p>18,837</text:p>
          </table:table-cell>
          <table:table-cell table:style-name="ce44" office:value-type="float" office:value="17074" calcext:value-type="float">
            <text:p>17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29" calcext:value-type="float">
            <text:p>8,029</text:p>
          </table:table-cell>
          <table:table-cell table:style-name="ce37" office:value-type="float" office:value="25136" calcext:value-type="float">
            <text:p>25,136</text:p>
          </table:table-cell>
          <table:table-cell table:style-name="ce37" office:value-type="float" office:value="13238" calcext:value-type="float">
            <text:p>13,238</text:p>
          </table:table-cell>
          <table:table-cell table:style-name="ce44" office:value-type="float" office:value="11898" calcext:value-type="float">
            <text:p>11,8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96" calcext:value-type="float">
            <text:p>10,696</text:p>
          </table:table-cell>
          <table:table-cell table:style-name="ce37" office:value-type="float" office:value="32357" calcext:value-type="float">
            <text:p>32,357</text:p>
          </table:table-cell>
          <table:table-cell table:style-name="ce37" office:value-type="float" office:value="17325" calcext:value-type="float">
            <text:p>17,325</text:p>
          </table:table-cell>
          <table:table-cell table:style-name="ce44" office:value-type="float" office:value="15032" calcext:value-type="float">
            <text:p>15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071" calcext:value-type="float">
            <text:p>17,071</text:p>
          </table:table-cell>
          <table:table-cell table:style-name="ce37" office:value-type="float" office:value="52345" calcext:value-type="float">
            <text:p>52,345</text:p>
          </table:table-cell>
          <table:table-cell table:style-name="ce37" office:value-type="float" office:value="26987" calcext:value-type="float">
            <text:p>26,987</text:p>
          </table:table-cell>
          <table:table-cell table:style-name="ce44" office:value-type="float" office:value="25358" calcext:value-type="float">
            <text:p>25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806" calcext:value-type="float">
            <text:p>12,806</text:p>
          </table:table-cell>
          <table:table-cell table:style-name="ce37" office:value-type="float" office:value="38759" calcext:value-type="float">
            <text:p>38,759</text:p>
          </table:table-cell>
          <table:table-cell table:style-name="ce37" office:value-type="float" office:value="20170" calcext:value-type="float">
            <text:p>20,170</text:p>
          </table:table-cell>
          <table:table-cell table:style-name="ce44" office:value-type="float" office:value="18589" calcext:value-type="float">
            <text:p>18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7" office:value-type="float" office:value="21623" calcext:value-type="float">
            <text:p>21,623</text:p>
          </table:table-cell>
          <table:table-cell table:style-name="ce37" office:value-type="float" office:value="11692" calcext:value-type="float">
            <text:p>11,692</text:p>
          </table:table-cell>
          <table:table-cell table:style-name="ce44" office:value-type="float" office:value="9931" calcext:value-type="float">
            <text:p>9,9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7" office:value-type="float" office:value="6070" calcext:value-type="float">
            <text:p>6,070</text:p>
          </table:table-cell>
          <table:table-cell table:style-name="ce37" office:value-type="float" office:value="3299" calcext:value-type="float">
            <text:p>3,299</text:p>
          </table:table-cell>
          <table:table-cell table:style-name="ce44" office:value-type="float" office:value="2771" calcext:value-type="float">
            <text:p>2,7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90" calcext:value-type="float">
            <text:p>1,790</text:p>
          </table:table-cell>
          <table:table-cell table:style-name="ce38" office:value-type="float" office:value="6098" calcext:value-type="float">
            <text:p>6,098</text:p>
          </table:table-cell>
          <table:table-cell table:style-name="ce38" office:value-type="float" office:value="3228" calcext:value-type="float">
            <text:p>3,228</text:p>
          </table:table-cell>
          <table:table-cell table:style-name="ce51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9854" calcext:value-type="float">
            <text:p>659,854</text:p>
          </table:table-cell>
          <table:table-cell table:style-name="ce43" office:value-type="float" office:value="1985209" calcext:value-type="float">
            <text:p>1,985,209</text:p>
          </table:table-cell>
          <table:table-cell table:style-name="ce37" office:value-type="float" office:value="1001677" calcext:value-type="float">
            <text:p>1,001,677</text:p>
          </table:table-cell>
          <table:table-cell table:style-name="ce44" office:value-type="float" office:value="983532" calcext:value-type="float">
            <text:p>983,5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0917" calcext:value-type="float">
            <text:p>140,917</text:p>
          </table:table-cell>
          <table:table-cell table:style-name="ce37" office:value-type="float" office:value="402637" calcext:value-type="float">
            <text:p>402,637</text:p>
          </table:table-cell>
          <table:table-cell table:style-name="ce37" office:value-type="float" office:value="197377" calcext:value-type="float">
            <text:p>197,377</text:p>
          </table:table-cell>
          <table:table-cell table:style-name="ce44" office:value-type="float" office:value="205260" calcext:value-type="float">
            <text:p>205,2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4518" calcext:value-type="float">
            <text:p>124,518</text:p>
          </table:table-cell>
          <table:table-cell table:style-name="ce37" office:value-type="float" office:value="366454" calcext:value-type="float">
            <text:p>366,454</text:p>
          </table:table-cell>
          <table:table-cell table:style-name="ce37" office:value-type="float" office:value="183240" calcext:value-type="float">
            <text:p>183,240</text:p>
          </table:table-cell>
          <table:table-cell table:style-name="ce44" office:value-type="float" office:value="183214" calcext:value-type="float">
            <text:p>183,2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561" calcext:value-type="float">
            <text:p>65,561</text:p>
          </table:table-cell>
          <table:table-cell table:style-name="ce37" office:value-type="float" office:value="206819" calcext:value-type="float">
            <text:p>206,819</text:p>
          </table:table-cell>
          <table:table-cell table:style-name="ce37" office:value-type="float" office:value="104200" calcext:value-type="float">
            <text:p>104,200</text:p>
          </table:table-cell>
          <table:table-cell table:style-name="ce44" office:value-type="float" office:value="102619" calcext:value-type="float">
            <text:p>102,6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7033" calcext:value-type="float">
            <text:p>57,033</text:p>
          </table:table-cell>
          <table:table-cell table:style-name="ce37" office:value-type="float" office:value="175651" calcext:value-type="float">
            <text:p>175,651</text:p>
          </table:table-cell>
          <table:table-cell table:style-name="ce37" office:value-type="float" office:value="89548" calcext:value-type="float">
            <text:p>89,548</text:p>
          </table:table-cell>
          <table:table-cell table:style-name="ce44" office:value-type="float" office:value="86103" calcext:value-type="float">
            <text:p>86,1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882" calcext:value-type="float">
            <text:p>28,882</text:p>
          </table:table-cell>
          <table:table-cell table:style-name="ce37" office:value-type="float" office:value="91880" calcext:value-type="float">
            <text:p>91,880</text:p>
          </table:table-cell>
          <table:table-cell table:style-name="ce37" office:value-type="float" office:value="47312" calcext:value-type="float">
            <text:p>47,312</text:p>
          </table:table-cell>
          <table:table-cell table:style-name="ce44" office:value-type="float" office:value="44568" calcext:value-type="float">
            <text:p>44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7533" calcext:value-type="float">
            <text:p>47,533</text:p>
          </table:table-cell>
          <table:table-cell table:style-name="ce37" office:value-type="float" office:value="148973" calcext:value-type="float">
            <text:p>148,973</text:p>
          </table:table-cell>
          <table:table-cell table:style-name="ce37" office:value-type="float" office:value="75761" calcext:value-type="float">
            <text:p>75,761</text:p>
          </table:table-cell>
          <table:table-cell table:style-name="ce44" office:value-type="float" office:value="73212" calcext:value-type="float">
            <text:p>73,2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928" calcext:value-type="float">
            <text:p>46,928</text:p>
          </table:table-cell>
          <table:table-cell table:style-name="ce37" office:value-type="float" office:value="139696" calcext:value-type="float">
            <text:p>139,696</text:p>
          </table:table-cell>
          <table:table-cell table:style-name="ce37" office:value-type="float" office:value="70082" calcext:value-type="float">
            <text:p>70,082</text:p>
          </table:table-cell>
          <table:table-cell table:style-name="ce44" office:value-type="float" office:value="69614" calcext:value-type="float">
            <text:p>69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696" calcext:value-type="float">
            <text:p>25,696</text:p>
          </table:table-cell>
          <table:table-cell table:style-name="ce37" office:value-type="float" office:value="81518" calcext:value-type="float">
            <text:p>81,518</text:p>
          </table:table-cell>
          <table:table-cell table:style-name="ce37" office:value-type="float" office:value="42348" calcext:value-type="float">
            <text:p>42,348</text:p>
          </table:table-cell>
          <table:table-cell table:style-name="ce44" office:value-type="float" office:value="39170" calcext:value-type="float">
            <text:p>39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907" calcext:value-type="float">
            <text:p>48,907</text:p>
          </table:table-cell>
          <table:table-cell table:style-name="ce37" office:value-type="float" office:value="136136" calcext:value-type="float">
            <text:p>136,136</text:p>
          </table:table-cell>
          <table:table-cell table:style-name="ce37" office:value-type="float" office:value="69110" calcext:value-type="float">
            <text:p>69,110</text:p>
          </table:table-cell>
          <table:table-cell table:style-name="ce44" office:value-type="float" office:value="67026" calcext:value-type="float">
            <text:p>67,0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409" calcext:value-type="float">
            <text:p>36,409</text:p>
          </table:table-cell>
          <table:table-cell table:style-name="ce37" office:value-type="float" office:value="114437" calcext:value-type="float">
            <text:p>114,437</text:p>
          </table:table-cell>
          <table:table-cell table:style-name="ce37" office:value-type="float" office:value="58196" calcext:value-type="float">
            <text:p>58,196</text:p>
          </table:table-cell>
          <table:table-cell table:style-name="ce44" office:value-type="float" office:value="56241" calcext:value-type="float">
            <text:p>56,2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40" calcext:value-type="float">
            <text:p>14,840</text:p>
          </table:table-cell>
          <table:table-cell table:style-name="ce37" office:value-type="float" office:value="49403" calcext:value-type="float">
            <text:p>49,403</text:p>
          </table:table-cell>
          <table:table-cell table:style-name="ce37" office:value-type="float" office:value="26363" calcext:value-type="float">
            <text:p>26,363</text:p>
          </table:table-cell>
          <table:table-cell table:style-name="ce44" office:value-type="float" office:value="23040" calcext:value-type="float">
            <text:p>23,0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964" calcext:value-type="float">
            <text:p>18,964</text:p>
          </table:table-cell>
          <table:table-cell table:style-name="ce37" office:value-type="float" office:value="60905" calcext:value-type="float">
            <text:p>60,905</text:p>
          </table:table-cell>
          <table:table-cell table:style-name="ce37" office:value-type="float" office:value="32149" calcext:value-type="float">
            <text:p>32,149</text:p>
          </table:table-cell>
          <table:table-cell table:style-name="ce44" office:value-type="float" office:value="28756" calcext:value-type="float">
            <text:p>28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66" calcext:value-type="float">
            <text:p>3,666</text:p>
          </table:table-cell>
          <table:table-cell table:style-name="ce38" office:value-type="float" office:value="10700" calcext:value-type="float">
            <text:p>10,700</text:p>
          </table:table-cell>
          <table:table-cell table:style-name="ce38" office:value-type="float" office:value="5991" calcext:value-type="float">
            <text:p>5,991</text:p>
          </table:table-cell>
          <table:table-cell table:style-name="ce51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9014" calcext:value-type="float">
            <text:p>159,014</text:p>
          </table:table-cell>
          <table:table-cell table:style-name="ce65" office:value-type="float" office:value="512147" calcext:value-type="float">
            <text:p>512,147</text:p>
          </table:table-cell>
          <table:table-cell table:style-name="ce66" office:value-type="float" office:value="263800" calcext:value-type="float">
            <text:p>263,800</text:p>
          </table:table-cell>
          <table:table-cell table:style-name="ce71" office:value-type="float" office:value="248347" calcext:value-type="float">
            <text:p>248,34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755" calcext:value-type="float">
            <text:p>45,755</text:p>
          </table:table-cell>
          <table:table-cell table:style-name="ce37" office:value-type="float" office:value="139414" calcext:value-type="float">
            <text:p>139,414</text:p>
          </table:table-cell>
          <table:table-cell table:style-name="ce37" office:value-type="float" office:value="70008" calcext:value-type="float">
            <text:p>70,008</text:p>
          </table:table-cell>
          <table:table-cell table:style-name="ce44" office:value-type="float" office:value="69406" calcext:value-type="float">
            <text:p>69,40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24" calcext:value-type="float">
            <text:p>9,224</text:p>
          </table:table-cell>
          <table:table-cell table:style-name="ce66" office:value-type="float" office:value="32298" calcext:value-type="float">
            <text:p>32,298</text:p>
          </table:table-cell>
          <table:table-cell table:style-name="ce66" office:value-type="float" office:value="17171" calcext:value-type="float">
            <text:p>17,171</text:p>
          </table:table-cell>
          <table:table-cell table:style-name="ce71" office:value-type="float" office:value="15127" calcext:value-type="float">
            <text:p>15,12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09" calcext:value-type="float">
            <text:p>10,309</text:p>
          </table:table-cell>
          <table:table-cell table:style-name="ce66" office:value-type="float" office:value="35876" calcext:value-type="float">
            <text:p>35,876</text:p>
          </table:table-cell>
          <table:table-cell table:style-name="ce66" office:value-type="float" office:value="19003" calcext:value-type="float">
            <text:p>19,003</text:p>
          </table:table-cell>
          <table:table-cell table:style-name="ce71" office:value-type="float" office:value="16873" calcext:value-type="float">
            <text:p>16,87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292" calcext:value-type="float">
            <text:p>30,292</text:p>
          </table:table-cell>
          <table:table-cell table:style-name="ce66" office:value-type="float" office:value="96893" calcext:value-type="float">
            <text:p>96,893</text:p>
          </table:table-cell>
          <table:table-cell table:style-name="ce66" office:value-type="float" office:value="48900" calcext:value-type="float">
            <text:p>48,900</text:p>
          </table:table-cell>
          <table:table-cell table:style-name="ce71" office:value-type="float" office:value="47993" calcext:value-type="float">
            <text:p>47,99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199" calcext:value-type="float">
            <text:p>23,199</text:p>
          </table:table-cell>
          <table:table-cell table:style-name="ce66" office:value-type="float" office:value="75522" calcext:value-type="float">
            <text:p>75,522</text:p>
          </table:table-cell>
          <table:table-cell table:style-name="ce66" office:value-type="float" office:value="38638" calcext:value-type="float">
            <text:p>38,638</text:p>
          </table:table-cell>
          <table:table-cell table:style-name="ce71" office:value-type="float" office:value="36884" calcext:value-type="float">
            <text:p>36,88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9" calcext:value-type="float">
            <text:p>4,389</text:p>
          </table:table-cell>
          <table:table-cell table:style-name="ce66" office:value-type="float" office:value="14731" calcext:value-type="float">
            <text:p>14,731</text:p>
          </table:table-cell>
          <table:table-cell table:style-name="ce66" office:value-type="float" office:value="7956" calcext:value-type="float">
            <text:p>7,956</text:p>
          </table:table-cell>
          <table:table-cell table:style-name="ce71" office:value-type="float" office:value="6775" calcext:value-type="float">
            <text:p>6,77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441" calcext:value-type="float">
            <text:p>15,441</text:p>
          </table:table-cell>
          <table:table-cell table:style-name="ce66" office:value-type="float" office:value="52990" calcext:value-type="float">
            <text:p>52,990</text:p>
          </table:table-cell>
          <table:table-cell table:style-name="ce66" office:value-type="float" office:value="27375" calcext:value-type="float">
            <text:p>27,375</text:p>
          </table:table-cell>
          <table:table-cell table:style-name="ce71" office:value-type="float" office:value="25615" calcext:value-type="float">
            <text:p>25,61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87" calcext:value-type="float">
            <text:p>6,287</text:p>
          </table:table-cell>
          <table:table-cell table:style-name="ce66" office:value-type="float" office:value="20946" calcext:value-type="float">
            <text:p>20,946</text:p>
          </table:table-cell>
          <table:table-cell table:style-name="ce66" office:value-type="float" office:value="11040" calcext:value-type="float">
            <text:p>11,040</text:p>
          </table:table-cell>
          <table:table-cell table:style-name="ce71" office:value-type="float" office:value="9906" calcext:value-type="float">
            <text:p>9,90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27" calcext:value-type="float">
            <text:p>4,627</text:p>
          </table:table-cell>
          <table:table-cell table:style-name="ce66" office:value-type="float" office:value="14015" calcext:value-type="float">
            <text:p>14,015</text:p>
          </table:table-cell>
          <table:table-cell table:style-name="ce66" office:value-type="float" office:value="7570" calcext:value-type="float">
            <text:p>7,570</text:p>
          </table:table-cell>
          <table:table-cell table:style-name="ce71" office:value-type="float" office:value="6445" calcext:value-type="float">
            <text:p>6,44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8" calcext:value-type="float">
            <text:p>3,088</text:p>
          </table:table-cell>
          <table:table-cell table:style-name="ce66" office:value-type="float" office:value="10262" calcext:value-type="float">
            <text:p>10,262</text:p>
          </table:table-cell>
          <table:table-cell table:style-name="ce66" office:value-type="float" office:value="5564" calcext:value-type="float">
            <text:p>5,564</text:p>
          </table:table-cell>
          <table:table-cell table:style-name="ce71" office:value-type="float" office:value="4698" calcext:value-type="float">
            <text:p>4,69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8" calcext:value-type="float">
            <text:p>2,018</text:p>
          </table:table-cell>
          <table:table-cell table:style-name="ce66" office:value-type="float" office:value="6080" calcext:value-type="float">
            <text:p>6,080</text:p>
          </table:table-cell>
          <table:table-cell table:style-name="ce66" office:value-type="float" office:value="3371" calcext:value-type="float">
            <text:p>3,371</text:p>
          </table:table-cell>
          <table:table-cell table:style-name="ce71" office:value-type="float" office:value="2709" calcext:value-type="float">
            <text:p>2,70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4" calcext:value-type="float">
            <text:p>2,664</text:p>
          </table:table-cell>
          <table:table-cell table:style-name="ce66" office:value-type="float" office:value="8360" calcext:value-type="float">
            <text:p>8,360</text:p>
          </table:table-cell>
          <table:table-cell table:style-name="ce66" office:value-type="float" office:value="4581" calcext:value-type="float">
            <text:p>4,581</text:p>
          </table:table-cell>
          <table:table-cell table:style-name="ce71" office:value-type="float" office:value="3779" calcext:value-type="float">
            <text:p>3,77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21" calcext:value-type="float">
            <text:p>1,721</text:p>
          </table:table-cell>
          <table:table-cell table:style-name="ce67" office:value-type="float" office:value="4760" calcext:value-type="float">
            <text:p>4,760</text:p>
          </table:table-cell>
          <table:table-cell table:style-name="ce67" office:value-type="float" office:value="2623" calcext:value-type="float">
            <text:p>2,623</text:p>
          </table:table-cell>
          <table:table-cell table:style-name="ce72" office:value-type="float" office:value="2137" calcext:value-type="float">
            <text:p>2,13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1063" calcext:value-type="float">
            <text:p>171,063</text:p>
          </table:table-cell>
          <table:table-cell table:style-name="ce43" office:value-type="float" office:value="561392" calcext:value-type="float">
            <text:p>561,392</text:p>
          </table:table-cell>
          <table:table-cell table:style-name="ce37" office:value-type="float" office:value="291846" calcext:value-type="float">
            <text:p>291,846</text:p>
          </table:table-cell>
          <table:table-cell table:style-name="ce44" office:value-type="float" office:value="269546" calcext:value-type="float">
            <text:p>269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895" calcext:value-type="float">
            <text:p>28,895</text:p>
          </table:table-cell>
          <table:table-cell table:style-name="ce37" office:value-type="float" office:value="90638" calcext:value-type="float">
            <text:p>90,638</text:p>
          </table:table-cell>
          <table:table-cell table:style-name="ce37" office:value-type="float" office:value="45734" calcext:value-type="float">
            <text:p>45,734</text:p>
          </table:table-cell>
          <table:table-cell table:style-name="ce44" office:value-type="float" office:value="44904" calcext:value-type="float">
            <text:p>44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93" calcext:value-type="float">
            <text:p>13,793</text:p>
          </table:table-cell>
          <table:table-cell table:style-name="ce37" office:value-type="float" office:value="48844" calcext:value-type="float">
            <text:p>48,844</text:p>
          </table:table-cell>
          <table:table-cell table:style-name="ce37" office:value-type="float" office:value="25511" calcext:value-type="float">
            <text:p>25,511</text:p>
          </table:table-cell>
          <table:table-cell table:style-name="ce44" office:value-type="float" office:value="23333" calcext:value-type="float">
            <text:p>23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87" calcext:value-type="float">
            <text:p>11,287</text:p>
          </table:table-cell>
          <table:table-cell table:style-name="ce37" office:value-type="float" office:value="38375" calcext:value-type="float">
            <text:p>38,375</text:p>
          </table:table-cell>
          <table:table-cell table:style-name="ce37" office:value-type="float" office:value="20415" calcext:value-type="float">
            <text:p>20,415</text:p>
          </table:table-cell>
          <table:table-cell table:style-name="ce44" office:value-type="float" office:value="17960" calcext:value-type="float">
            <text:p>17,9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678" calcext:value-type="float">
            <text:p>23,678</text:p>
          </table:table-cell>
          <table:table-cell table:style-name="ce37" office:value-type="float" office:value="77692" calcext:value-type="float">
            <text:p>77,692</text:p>
          </table:table-cell>
          <table:table-cell table:style-name="ce37" office:value-type="float" office:value="39522" calcext:value-type="float">
            <text:p>39,522</text:p>
          </table:table-cell>
          <table:table-cell table:style-name="ce44" office:value-type="float" office:value="38170" calcext:value-type="float">
            <text:p>38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109" calcext:value-type="float">
            <text:p>29,109</text:p>
          </table:table-cell>
          <table:table-cell table:style-name="ce37" office:value-type="float" office:value="96411" calcext:value-type="float">
            <text:p>96,411</text:p>
          </table:table-cell>
          <table:table-cell table:style-name="ce37" office:value-type="float" office:value="49176" calcext:value-type="float">
            <text:p>49,176</text:p>
          </table:table-cell>
          <table:table-cell table:style-name="ce44" office:value-type="float" office:value="47235" calcext:value-type="float">
            <text:p>47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24" calcext:value-type="float">
            <text:p>11,624</text:p>
          </table:table-cell>
          <table:table-cell table:style-name="ce37" office:value-type="float" office:value="39707" calcext:value-type="float">
            <text:p>39,707</text:p>
          </table:table-cell>
          <table:table-cell table:style-name="ce37" office:value-type="float" office:value="21034" calcext:value-type="float">
            <text:p>21,034</text:p>
          </table:table-cell>
          <table:table-cell table:style-name="ce44" office:value-type="float" office:value="18673" calcext:value-type="float">
            <text:p>18,6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24" calcext:value-type="float">
            <text:p>5,924</text:p>
          </table:table-cell>
          <table:table-cell table:style-name="ce37" office:value-type="float" office:value="18482" calcext:value-type="float">
            <text:p>18,482</text:p>
          </table:table-cell>
          <table:table-cell table:style-name="ce37" office:value-type="float" office:value="9743" calcext:value-type="float">
            <text:p>9,743</text:p>
          </table:table-cell>
          <table:table-cell table:style-name="ce44" office:value-type="float" office:value="8739" calcext:value-type="float">
            <text:p>8,7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02" calcext:value-type="float">
            <text:p>5,302</text:p>
          </table:table-cell>
          <table:table-cell table:style-name="ce37" office:value-type="float" office:value="16114" calcext:value-type="float">
            <text:p>16,114</text:p>
          </table:table-cell>
          <table:table-cell table:style-name="ce37" office:value-type="float" office:value="8632" calcext:value-type="float">
            <text:p>8,632</text:p>
          </table:table-cell>
          <table:table-cell table:style-name="ce44" office:value-type="float" office:value="7482" calcext:value-type="float">
            <text:p>7,4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75" calcext:value-type="float">
            <text:p>10,075</text:p>
          </table:table-cell>
          <table:table-cell table:style-name="ce37" office:value-type="float" office:value="34813" calcext:value-type="float">
            <text:p>34,813</text:p>
          </table:table-cell>
          <table:table-cell table:style-name="ce37" office:value-type="float" office:value="18300" calcext:value-type="float">
            <text:p>18,300</text:p>
          </table:table-cell>
          <table:table-cell table:style-name="ce44" office:value-type="float" office:value="16513" calcext:value-type="float">
            <text:p>16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71" calcext:value-type="float">
            <text:p>5,971</text:p>
          </table:table-cell>
          <table:table-cell table:style-name="ce37" office:value-type="float" office:value="19557" calcext:value-type="float">
            <text:p>19,557</text:p>
          </table:table-cell>
          <table:table-cell table:style-name="ce37" office:value-type="float" office:value="10341" calcext:value-type="float">
            <text:p>10,341</text:p>
          </table:table-cell>
          <table:table-cell table:style-name="ce44" office:value-type="float" office:value="9216" calcext:value-type="float">
            <text:p>9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0" calcext:value-type="float">
            <text:p>3,990</text:p>
          </table:table-cell>
          <table:table-cell table:style-name="ce37" office:value-type="float" office:value="11322" calcext:value-type="float">
            <text:p>11,322</text:p>
          </table:table-cell>
          <table:table-cell table:style-name="ce37" office:value-type="float" office:value="6251" calcext:value-type="float">
            <text:p>6,251</text:p>
          </table:table-cell>
          <table:table-cell table:style-name="ce44" office:value-type="float" office:value="5071" calcext:value-type="float">
            <text:p>5,0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05" calcext:value-type="float">
            <text:p>3,505</text:p>
          </table:table-cell>
          <table:table-cell table:style-name="ce37" office:value-type="float" office:value="11639" calcext:value-type="float">
            <text:p>11,639</text:p>
          </table:table-cell>
          <table:table-cell table:style-name="ce37" office:value-type="float" office:value="6145" calcext:value-type="float">
            <text:p>6,145</text:p>
          </table:table-cell>
          <table:table-cell table:style-name="ce44" office:value-type="float" office:value="5494" calcext:value-type="float">
            <text:p>5,4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7" office:value-type="float" office:value="17680" calcext:value-type="float">
            <text:p>17,680</text:p>
          </table:table-cell>
          <table:table-cell table:style-name="ce37" office:value-type="float" office:value="9311" calcext:value-type="float">
            <text:p>9,311</text:p>
          </table:table-cell>
          <table:table-cell table:style-name="ce44" office:value-type="float" office:value="8369" calcext:value-type="float">
            <text:p>8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7" office:value-type="float" office:value="7940" calcext:value-type="float">
            <text:p>7,940</text:p>
          </table:table-cell>
          <table:table-cell table:style-name="ce37" office:value-type="float" office:value="4385" calcext:value-type="float">
            <text:p>4,385</text:p>
          </table:table-cell>
          <table:table-cell table:style-name="ce44" office:value-type="float" office:value="3555" calcext:value-type="float">
            <text:p>3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7" office:value-type="float" office:value="13734" calcext:value-type="float">
            <text:p>13,734</text:p>
          </table:table-cell>
          <table:table-cell table:style-name="ce37" office:value-type="float" office:value="7266" calcext:value-type="float">
            <text:p>7,266</text:p>
          </table:table-cell>
          <table:table-cell table:style-name="ce44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7" office:value-type="float" office:value="7347" calcext:value-type="float">
            <text:p>7,347</text:p>
          </table:table-cell>
          <table:table-cell table:style-name="ce41" office:value-type="float" office:value="3989" calcext:value-type="float">
            <text:p>3,989</text:p>
          </table:table-cell>
          <table:table-cell table:style-name="ce44" office:value-type="float" office:value="3358" calcext:value-type="float">
            <text:p>3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7" office:value-type="float" office:value="5020" calcext:value-type="float">
            <text:p>5,020</text:p>
          </table:table-cell>
          <table:table-cell table:style-name="ce37" office:value-type="float" office:value="2800" calcext:value-type="float">
            <text:p>2,800</text:p>
          </table:table-cell>
          <table:table-cell table:style-name="ce44" office:value-type="float" office:value="2220" calcext:value-type="float">
            <text:p>2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43" calcext:value-type="float">
            <text:p>1,943</text:p>
          </table:table-cell>
          <table:table-cell table:style-name="ce38" office:value-type="float" office:value="6077" calcext:value-type="float">
            <text:p>6,077</text:p>
          </table:table-cell>
          <table:table-cell table:style-name="ce38" office:value-type="float" office:value="3291" calcext:value-type="float">
            <text:p>3,291</text:p>
          </table:table-cell>
          <table:table-cell table:style-name="ce51" office:value-type="float" office:value="2786" calcext:value-type="float">
            <text:p>2,78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2515" calcext:value-type="float">
            <text:p>462,515</text:p>
          </table:table-cell>
          <table:table-cell table:style-name="ce43" office:value-type="float" office:value="1562780" calcext:value-type="float">
            <text:p>1,562,780</text:p>
          </table:table-cell>
          <table:table-cell table:style-name="ce37" office:value-type="float" office:value="792621" calcext:value-type="float">
            <text:p>792,621</text:p>
          </table:table-cell>
          <table:table-cell table:style-name="ce44" office:value-type="float" office:value="770159" calcext:value-type="float">
            <text:p>770,1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212" calcext:value-type="float">
            <text:p>49,212</text:p>
          </table:table-cell>
          <table:table-cell table:style-name="ce37" office:value-type="float" office:value="165397" calcext:value-type="float">
            <text:p>165,397</text:p>
          </table:table-cell>
          <table:table-cell table:style-name="ce37" office:value-type="float" office:value="82205" calcext:value-type="float">
            <text:p>82,205</text:p>
          </table:table-cell>
          <table:table-cell table:style-name="ce44" office:value-type="float" office:value="83192" calcext:value-type="float">
            <text:p>83,1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954" calcext:value-type="float">
            <text:p>60,954</text:p>
          </table:table-cell>
          <table:table-cell table:style-name="ce37" office:value-type="float" office:value="196736" calcext:value-type="float">
            <text:p>196,736</text:p>
          </table:table-cell>
          <table:table-cell table:style-name="ce37" office:value-type="float" office:value="97745" calcext:value-type="float">
            <text:p>97,745</text:p>
          </table:table-cell>
          <table:table-cell table:style-name="ce44" office:value-type="float" office:value="98991" calcext:value-type="float">
            <text:p>98,9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193" calcext:value-type="float">
            <text:p>54,193</text:p>
          </table:table-cell>
          <table:table-cell table:style-name="ce37" office:value-type="float" office:value="172555" calcext:value-type="float">
            <text:p>172,555</text:p>
          </table:table-cell>
          <table:table-cell table:style-name="ce37" office:value-type="float" office:value="86742" calcext:value-type="float">
            <text:p>86,742</text:p>
          </table:table-cell>
          <table:table-cell table:style-name="ce44" office:value-type="float" office:value="85813" calcext:value-type="float">
            <text:p>85,8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77" calcext:value-type="float">
            <text:p>16,877</text:p>
          </table:table-cell>
          <table:table-cell table:style-name="ce37" office:value-type="float" office:value="53564" calcext:value-type="float">
            <text:p>53,564</text:p>
          </table:table-cell>
          <table:table-cell table:style-name="ce37" office:value-type="float" office:value="27812" calcext:value-type="float">
            <text:p>27,812</text:p>
          </table:table-cell>
          <table:table-cell table:style-name="ce44" office:value-type="float" office:value="25752" calcext:value-type="float">
            <text:p>25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495" calcext:value-type="float">
            <text:p>21,495</text:p>
          </table:table-cell>
          <table:table-cell table:style-name="ce37" office:value-type="float" office:value="78719" calcext:value-type="float">
            <text:p>78,719</text:p>
          </table:table-cell>
          <table:table-cell table:style-name="ce37" office:value-type="float" office:value="40017" calcext:value-type="float">
            <text:p>40,017</text:p>
          </table:table-cell>
          <table:table-cell table:style-name="ce44" office:value-type="float" office:value="38702" calcext:value-type="float">
            <text:p>38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778" calcext:value-type="float">
            <text:p>24,778</text:p>
          </table:table-cell>
          <table:table-cell table:style-name="ce37" office:value-type="float" office:value="85707" calcext:value-type="float">
            <text:p>85,707</text:p>
          </table:table-cell>
          <table:table-cell table:style-name="ce37" office:value-type="float" office:value="44253" calcext:value-type="float">
            <text:p>44,253</text:p>
          </table:table-cell>
          <table:table-cell table:style-name="ce44" office:value-type="float" office:value="41454" calcext:value-type="float">
            <text:p>41,4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310" calcext:value-type="float">
            <text:p>23,310</text:p>
          </table:table-cell>
          <table:table-cell table:style-name="ce37" office:value-type="float" office:value="80974" calcext:value-type="float">
            <text:p>80,974</text:p>
          </table:table-cell>
          <table:table-cell table:style-name="ce37" office:value-type="float" office:value="41273" calcext:value-type="float">
            <text:p>41,273</text:p>
          </table:table-cell>
          <table:table-cell table:style-name="ce44" office:value-type="float" office:value="39701" calcext:value-type="float">
            <text:p>39,7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842" calcext:value-type="float">
            <text:p>15,842</text:p>
          </table:table-cell>
          <table:table-cell table:style-name="ce37" office:value-type="float" office:value="55002" calcext:value-type="float">
            <text:p>55,002</text:p>
          </table:table-cell>
          <table:table-cell table:style-name="ce37" office:value-type="float" office:value="27928" calcext:value-type="float">
            <text:p>27,928</text:p>
          </table:table-cell>
          <table:table-cell table:style-name="ce44" office:value-type="float" office:value="27074" calcext:value-type="float">
            <text:p>27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81" calcext:value-type="float">
            <text:p>14,681</text:p>
          </table:table-cell>
          <table:table-cell table:style-name="ce37" office:value-type="float" office:value="54305" calcext:value-type="float">
            <text:p>54,305</text:p>
          </table:table-cell>
          <table:table-cell table:style-name="ce37" office:value-type="float" office:value="27953" calcext:value-type="float">
            <text:p>27,953</text:p>
          </table:table-cell>
          <table:table-cell table:style-name="ce44" office:value-type="float" office:value="26352" calcext:value-type="float">
            <text:p>26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75" calcext:value-type="float">
            <text:p>17,475</text:p>
          </table:table-cell>
          <table:table-cell table:style-name="ce37" office:value-type="float" office:value="63852" calcext:value-type="float">
            <text:p>63,852</text:p>
          </table:table-cell>
          <table:table-cell table:style-name="ce37" office:value-type="float" office:value="32957" calcext:value-type="float">
            <text:p>32,957</text:p>
          </table:table-cell>
          <table:table-cell table:style-name="ce44" office:value-type="float" office:value="30895" calcext:value-type="float">
            <text:p>30,8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105" calcext:value-type="float">
            <text:p>32,105</text:p>
          </table:table-cell>
          <table:table-cell table:style-name="ce37" office:value-type="float" office:value="99711" calcext:value-type="float">
            <text:p>99,711</text:p>
          </table:table-cell>
          <table:table-cell table:style-name="ce37" office:value-type="float" office:value="49805" calcext:value-type="float">
            <text:p>49,805</text:p>
          </table:table-cell>
          <table:table-cell table:style-name="ce44" office:value-type="float" office:value="49906" calcext:value-type="float">
            <text:p>49,9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062" calcext:value-type="float">
            <text:p>26,062</text:p>
          </table:table-cell>
          <table:table-cell table:style-name="ce37" office:value-type="float" office:value="89529" calcext:value-type="float">
            <text:p>89,529</text:p>
          </table:table-cell>
          <table:table-cell table:style-name="ce37" office:value-type="float" office:value="45196" calcext:value-type="float">
            <text:p>45,196</text:p>
          </table:table-cell>
          <table:table-cell table:style-name="ce44" office:value-type="float" office:value="44333" calcext:value-type="float">
            <text:p>44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05" calcext:value-type="float">
            <text:p>7,305</text:p>
          </table:table-cell>
          <table:table-cell table:style-name="ce37" office:value-type="float" office:value="25662" calcext:value-type="float">
            <text:p>25,662</text:p>
          </table:table-cell>
          <table:table-cell table:style-name="ce37" office:value-type="float" office:value="13479" calcext:value-type="float">
            <text:p>13,479</text:p>
          </table:table-cell>
          <table:table-cell table:style-name="ce44" office:value-type="float" office:value="12183" calcext:value-type="float">
            <text:p>12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7" office:value-type="float" office:value="16141" calcext:value-type="float">
            <text:p>16,141</text:p>
          </table:table-cell>
          <table:table-cell table:style-name="ce37" office:value-type="float" office:value="8417" calcext:value-type="float">
            <text:p>8,417</text:p>
          </table:table-cell>
          <table:table-cell table:style-name="ce44" office:value-type="float" office:value="7724" calcext:value-type="float">
            <text:p>7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69" calcext:value-type="float">
            <text:p>8,769</text:p>
          </table:table-cell>
          <table:table-cell table:style-name="ce37" office:value-type="float" office:value="32014" calcext:value-type="float">
            <text:p>32,014</text:p>
          </table:table-cell>
          <table:table-cell table:style-name="ce37" office:value-type="float" office:value="16488" calcext:value-type="float">
            <text:p>16,488</text:p>
          </table:table-cell>
          <table:table-cell table:style-name="ce44" office:value-type="float" office:value="15526" calcext:value-type="float">
            <text:p>15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7" office:value-type="float" office:value="20313" calcext:value-type="float">
            <text:p>20,313</text:p>
          </table:table-cell>
          <table:table-cell table:style-name="ce41" office:value-type="float" office:value="10694" calcext:value-type="float">
            <text:p>10,694</text:p>
          </table:table-cell>
          <table:table-cell table:style-name="ce44" office:value-type="float" office:value="9619" calcext:value-type="float">
            <text:p>9,6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225" calcext:value-type="float">
            <text:p>20,225</text:p>
          </table:table-cell>
          <table:table-cell table:style-name="ce37" office:value-type="float" office:value="68382" calcext:value-type="float">
            <text:p>68,382</text:p>
          </table:table-cell>
          <table:table-cell table:style-name="ce37" office:value-type="float" office:value="34686" calcext:value-type="float">
            <text:p>34,686</text:p>
          </table:table-cell>
          <table:table-cell table:style-name="ce44" office:value-type="float" office:value="33696" calcext:value-type="float">
            <text:p>33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732" calcext:value-type="float">
            <text:p>15,732</text:p>
          </table:table-cell>
          <table:table-cell table:style-name="ce37" office:value-type="float" office:value="55875" calcext:value-type="float">
            <text:p>55,875</text:p>
          </table:table-cell>
          <table:table-cell table:style-name="ce37" office:value-type="float" office:value="28684" calcext:value-type="float">
            <text:p>28,684</text:p>
          </table:table-cell>
          <table:table-cell table:style-name="ce44" office:value-type="float" office:value="27191" calcext:value-type="float">
            <text:p>27,1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398" calcext:value-type="float">
            <text:p>20,398</text:p>
          </table:table-cell>
          <table:table-cell table:style-name="ce37" office:value-type="float" office:value="73895" calcext:value-type="float">
            <text:p>73,895</text:p>
          </table:table-cell>
          <table:table-cell table:style-name="ce37" office:value-type="float" office:value="37629" calcext:value-type="float">
            <text:p>37,629</text:p>
          </table:table-cell>
          <table:table-cell table:style-name="ce44" office:value-type="float" office:value="36266" calcext:value-type="float">
            <text:p>36,2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613" calcext:value-type="float">
            <text:p>18,613</text:p>
          </table:table-cell>
          <table:table-cell table:style-name="ce37" office:value-type="float" office:value="63774" calcext:value-type="float">
            <text:p>63,774</text:p>
          </table:table-cell>
          <table:table-cell table:style-name="ce37" office:value-type="float" office:value="32827" calcext:value-type="float">
            <text:p>32,827</text:p>
          </table:table-cell>
          <table:table-cell table:style-name="ce44" office:value-type="float" office:value="30947" calcext:value-type="float">
            <text:p>30,9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50" calcext:value-type="float">
            <text:p>4,450</text:p>
          </table:table-cell>
          <table:table-cell table:style-name="ce38" office:value-type="float" office:value="10673" calcext:value-type="float">
            <text:p>10,673</text:p>
          </table:table-cell>
          <table:table-cell table:style-name="ce38" office:value-type="float" office:value="5831" calcext:value-type="float">
            <text:p>5,831</text:p>
          </table:table-cell>
          <table:table-cell table:style-name="ce51" office:value-type="float" office:value="4842" calcext:value-type="float">
            <text:p>4,84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0801" calcext:value-type="float">
            <text:p>360,801</text:p>
          </table:table-cell>
          <table:table-cell table:style-name="ce43" office:value-type="float" office:value="1311188" calcext:value-type="float">
            <text:p>1,311,188</text:p>
          </table:table-cell>
          <table:table-cell table:style-name="ce37" office:value-type="float" office:value="673517" calcext:value-type="float">
            <text:p>673,517</text:p>
          </table:table-cell>
          <table:table-cell table:style-name="ce44" office:value-type="float" office:value="637671" calcext:value-type="float">
            <text:p>637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256" calcext:value-type="float">
            <text:p>71,256</text:p>
          </table:table-cell>
          <table:table-cell table:style-name="ce37" office:value-type="float" office:value="237101" calcext:value-type="float">
            <text:p>237,101</text:p>
          </table:table-cell>
          <table:table-cell table:style-name="ce37" office:value-type="float" office:value="118219" calcext:value-type="float">
            <text:p>118,219</text:p>
          </table:table-cell>
          <table:table-cell table:style-name="ce43" office:value-type="float" office:value="118882" calcext:value-type="float">
            <text:p>118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107" calcext:value-type="float">
            <text:p>22,107</text:p>
          </table:table-cell>
          <table:table-cell table:style-name="ce37" office:value-type="float" office:value="85393" calcext:value-type="float">
            <text:p>85,393</text:p>
          </table:table-cell>
          <table:table-cell table:style-name="ce37" office:value-type="float" office:value="43804" calcext:value-type="float">
            <text:p>43,804</text:p>
          </table:table-cell>
          <table:table-cell table:style-name="ce43" office:value-type="float" office:value="41589" calcext:value-type="float">
            <text:p>41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836" calcext:value-type="float">
            <text:p>23,836</text:p>
          </table:table-cell>
          <table:table-cell table:style-name="ce37" office:value-type="float" office:value="89623" calcext:value-type="float">
            <text:p>89,623</text:p>
          </table:table-cell>
          <table:table-cell table:style-name="ce37" office:value-type="float" office:value="46017" calcext:value-type="float">
            <text:p>46,017</text:p>
          </table:table-cell>
          <table:table-cell table:style-name="ce43" office:value-type="float" office:value="43606" calcext:value-type="float">
            <text:p>43,6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48" calcext:value-type="float">
            <text:p>9,848</text:p>
          </table:table-cell>
          <table:table-cell table:style-name="ce37" office:value-type="float" office:value="33626" calcext:value-type="float">
            <text:p>33,626</text:p>
          </table:table-cell>
          <table:table-cell table:style-name="ce37" office:value-type="float" office:value="17048" calcext:value-type="float">
            <text:p>17,048</text:p>
          </table:table-cell>
          <table:table-cell table:style-name="ce43" office:value-type="float" office:value="16578" calcext:value-type="float">
            <text:p>16,5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494" calcext:value-type="float">
            <text:p>36,494</text:p>
          </table:table-cell>
          <table:table-cell table:style-name="ce37" office:value-type="float" office:value="126020" calcext:value-type="float">
            <text:p>126,020</text:p>
          </table:table-cell>
          <table:table-cell table:style-name="ce37" office:value-type="float" office:value="63382" calcext:value-type="float">
            <text:p>63,382</text:p>
          </table:table-cell>
          <table:table-cell table:style-name="ce43" office:value-type="float" office:value="62638" calcext:value-type="float">
            <text:p>62,6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37" office:value-type="float" office:value="56393" calcext:value-type="float">
            <text:p>56,393</text:p>
          </table:table-cell>
          <table:table-cell table:style-name="ce37" office:value-type="float" office:value="28836" calcext:value-type="float">
            <text:p>28,836</text:p>
          </table:table-cell>
          <table:table-cell table:style-name="ce43" office:value-type="float" office:value="27557" calcext:value-type="float">
            <text:p>27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82" calcext:value-type="float">
            <text:p>12,482</text:p>
          </table:table-cell>
          <table:table-cell table:style-name="ce37" office:value-type="float" office:value="44325" calcext:value-type="float">
            <text:p>44,325</text:p>
          </table:table-cell>
          <table:table-cell table:style-name="ce37" office:value-type="float" office:value="23078" calcext:value-type="float">
            <text:p>23,078</text:p>
          </table:table-cell>
          <table:table-cell table:style-name="ce43" office:value-type="float" office:value="21247" calcext:value-type="float">
            <text:p>21,2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00" calcext:value-type="float">
            <text:p>14,200</text:p>
          </table:table-cell>
          <table:table-cell table:style-name="ce37" office:value-type="float" office:value="54320" calcext:value-type="float">
            <text:p>54,320</text:p>
          </table:table-cell>
          <table:table-cell table:style-name="ce37" office:value-type="float" office:value="28029" calcext:value-type="float">
            <text:p>28,029</text:p>
          </table:table-cell>
          <table:table-cell table:style-name="ce43" office:value-type="float" office:value="26291" calcext:value-type="float">
            <text:p>26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7" office:value-type="float" office:value="17124" calcext:value-type="float">
            <text:p>17,124</text:p>
          </table:table-cell>
          <table:table-cell table:style-name="ce37" office:value-type="float" office:value="8799" calcext:value-type="float">
            <text:p>8,799</text:p>
          </table:table-cell>
          <table:table-cell table:style-name="ce43" office:value-type="float" office:value="8325" calcext:value-type="float">
            <text:p>8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84" calcext:value-type="float">
            <text:p>8,884</text:p>
          </table:table-cell>
          <table:table-cell table:style-name="ce37" office:value-type="float" office:value="35968" calcext:value-type="float">
            <text:p>35,968</text:p>
          </table:table-cell>
          <table:table-cell table:style-name="ce37" office:value-type="float" office:value="18525" calcext:value-type="float">
            <text:p>18,525</text:p>
          </table:table-cell>
          <table:table-cell table:style-name="ce43" office:value-type="float" office:value="17443" calcext:value-type="float">
            <text:p>17,4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955" calcext:value-type="float">
            <text:p>11,955</text:p>
          </table:table-cell>
          <table:table-cell table:style-name="ce37" office:value-type="float" office:value="49066" calcext:value-type="float">
            <text:p>49,066</text:p>
          </table:table-cell>
          <table:table-cell table:style-name="ce37" office:value-type="float" office:value="25670" calcext:value-type="float">
            <text:p>25,670</text:p>
          </table:table-cell>
          <table:table-cell table:style-name="ce43" office:value-type="float" office:value="23396" calcext:value-type="float">
            <text:p>23,3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626" calcext:value-type="float">
            <text:p>9,626</text:p>
          </table:table-cell>
          <table:table-cell table:style-name="ce37" office:value-type="float" office:value="39078" calcext:value-type="float">
            <text:p>39,078</text:p>
          </table:table-cell>
          <table:table-cell table:style-name="ce37" office:value-type="float" office:value="20280" calcext:value-type="float">
            <text:p>20,280</text:p>
          </table:table-cell>
          <table:table-cell table:style-name="ce43" office:value-type="float" office:value="18798" calcext:value-type="float">
            <text:p>18,7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32" calcext:value-type="float">
            <text:p>12,832</text:p>
          </table:table-cell>
          <table:table-cell table:style-name="ce37" office:value-type="float" office:value="46154" calcext:value-type="float">
            <text:p>46,154</text:p>
          </table:table-cell>
          <table:table-cell table:style-name="ce37" office:value-type="float" office:value="23825" calcext:value-type="float">
            <text:p>23,825</text:p>
          </table:table-cell>
          <table:table-cell table:style-name="ce43" office:value-type="float" office:value="22329" calcext:value-type="float">
            <text:p>22,3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70" calcext:value-type="float">
            <text:p>6,870</text:p>
          </table:table-cell>
          <table:table-cell table:style-name="ce37" office:value-type="float" office:value="24932" calcext:value-type="float">
            <text:p>24,932</text:p>
          </table:table-cell>
          <table:table-cell table:style-name="ce37" office:value-type="float" office:value="13240" calcext:value-type="float">
            <text:p>13,240</text:p>
          </table:table-cell>
          <table:table-cell table:style-name="ce43" office:value-type="float" office:value="11692" calcext:value-type="float">
            <text:p>11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143" calcext:value-type="float">
            <text:p>10,143</text:p>
          </table:table-cell>
          <table:table-cell table:style-name="ce37" office:value-type="float" office:value="36575" calcext:value-type="float">
            <text:p>36,575</text:p>
          </table:table-cell>
          <table:table-cell table:style-name="ce37" office:value-type="float" office:value="19065" calcext:value-type="float">
            <text:p>19,065</text:p>
          </table:table-cell>
          <table:table-cell table:style-name="ce43" office:value-type="float" office:value="17510" calcext:value-type="float">
            <text:p>17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41" calcext:value-type="float">
            <text:p>8,741</text:p>
          </table:table-cell>
          <table:table-cell table:style-name="ce37" office:value-type="float" office:value="34435" calcext:value-type="float">
            <text:p>34,435</text:p>
          </table:table-cell>
          <table:table-cell table:style-name="ce41" office:value-type="float" office:value="18062" calcext:value-type="float">
            <text:p>18,062</text:p>
          </table:table-cell>
          <table:table-cell table:style-name="ce43" office:value-type="float" office:value="16373" calcext:value-type="float">
            <text:p>16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48" calcext:value-type="float">
            <text:p>9,848</text:p>
          </table:table-cell>
          <table:table-cell table:style-name="ce37" office:value-type="float" office:value="35285" calcext:value-type="float">
            <text:p>35,285</text:p>
          </table:table-cell>
          <table:table-cell table:style-name="ce37" office:value-type="float" office:value="18302" calcext:value-type="float">
            <text:p>18,302</text:p>
          </table:table-cell>
          <table:table-cell table:style-name="ce43" office:value-type="float" office:value="16983" calcext:value-type="float">
            <text:p>16,9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49" calcext:value-type="float">
            <text:p>10,349</text:p>
          </table:table-cell>
          <table:table-cell table:style-name="ce37" office:value-type="float" office:value="39460" calcext:value-type="float">
            <text:p>39,460</text:p>
          </table:table-cell>
          <table:table-cell table:style-name="ce37" office:value-type="float" office:value="20474" calcext:value-type="float">
            <text:p>20,474</text:p>
          </table:table-cell>
          <table:table-cell table:style-name="ce43" office:value-type="float" office:value="18986" calcext:value-type="float">
            <text:p>18,9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55" calcext:value-type="float">
            <text:p>12,255</text:p>
          </table:table-cell>
          <table:table-cell table:style-name="ce37" office:value-type="float" office:value="44935" calcext:value-type="float">
            <text:p>44,935</text:p>
          </table:table-cell>
          <table:table-cell table:style-name="ce37" office:value-type="float" office:value="23141" calcext:value-type="float">
            <text:p>23,141</text:p>
          </table:table-cell>
          <table:table-cell table:style-name="ce43" office:value-type="float" office:value="21794" calcext:value-type="float">
            <text:p>21,7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11" calcext:value-type="float">
            <text:p>5,311</text:p>
          </table:table-cell>
          <table:table-cell table:style-name="ce37" office:value-type="float" office:value="16722" calcext:value-type="float">
            <text:p>16,722</text:p>
          </table:table-cell>
          <table:table-cell table:style-name="ce37" office:value-type="float" office:value="8778" calcext:value-type="float">
            <text:p>8,778</text:p>
          </table:table-cell>
          <table:table-cell table:style-name="ce43" office:value-type="float" office:value="7944" calcext:value-type="float">
            <text:p>7,9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21" calcext:value-type="float">
            <text:p>7,621</text:p>
          </table:table-cell>
          <table:table-cell table:style-name="ce37" office:value-type="float" office:value="28817" calcext:value-type="float">
            <text:p>28,817</text:p>
          </table:table-cell>
          <table:table-cell table:style-name="ce37" office:value-type="float" office:value="15035" calcext:value-type="float">
            <text:p>15,035</text:p>
          </table:table-cell>
          <table:table-cell table:style-name="ce43" office:value-type="float" office:value="13782" calcext:value-type="float">
            <text:p>13,7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99" calcext:value-type="float">
            <text:p>8,499</text:p>
          </table:table-cell>
          <table:table-cell table:style-name="ce37" office:value-type="float" office:value="31922" calcext:value-type="float">
            <text:p>31,922</text:p>
          </table:table-cell>
          <table:table-cell table:style-name="ce37" office:value-type="float" office:value="16685" calcext:value-type="float">
            <text:p>16,685</text:p>
          </table:table-cell>
          <table:table-cell table:style-name="ce43" office:value-type="float" office:value="15237" calcext:value-type="float">
            <text:p>15,2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6" calcext:value-type="float">
            <text:p>9,936</text:p>
          </table:table-cell>
          <table:table-cell table:style-name="ce37" office:value-type="float" office:value="36417" calcext:value-type="float">
            <text:p>36,417</text:p>
          </table:table-cell>
          <table:table-cell table:style-name="ce37" office:value-type="float" office:value="19339" calcext:value-type="float">
            <text:p>19,339</text:p>
          </table:table-cell>
          <table:table-cell table:style-name="ce43" office:value-type="float" office:value="17078" calcext:value-type="float">
            <text:p>17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4" calcext:value-type="float">
            <text:p>5,384</text:p>
          </table:table-cell>
          <table:table-cell table:style-name="ce37" office:value-type="float" office:value="19167" calcext:value-type="float">
            <text:p>19,167</text:p>
          </table:table-cell>
          <table:table-cell table:style-name="ce37" office:value-type="float" office:value="10423" calcext:value-type="float">
            <text:p>10,423</text:p>
          </table:table-cell>
          <table:table-cell table:style-name="ce43" office:value-type="float" office:value="8744" calcext:value-type="float">
            <text:p>8,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4" calcext:value-type="float">
            <text:p>4,584</text:p>
          </table:table-cell>
          <table:table-cell table:style-name="ce37" office:value-type="float" office:value="16592" calcext:value-type="float">
            <text:p>16,592</text:p>
          </table:table-cell>
          <table:table-cell table:style-name="ce37" office:value-type="float" office:value="8732" calcext:value-type="float">
            <text:p>8,732</text:p>
          </table:table-cell>
          <table:table-cell table:style-name="ce43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46" calcext:value-type="float">
            <text:p>8,646</text:p>
          </table:table-cell>
          <table:table-cell table:style-name="ce38" office:value-type="float" office:value="31738" calcext:value-type="float">
            <text:p>31,738</text:p>
          </table:table-cell>
          <table:table-cell table:style-name="ce38" office:value-type="float" office:value="16729" calcext:value-type="float">
            <text:p>16,729</text:p>
          </table:table-cell>
          <table:table-cell table:style-name="ce73" office:value-type="float" office:value="15009" calcext:value-type="float">
            <text:p>15,00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780" calcext:value-type="float">
            <text:p>169,780</text:p>
          </table:table-cell>
          <table:table-cell table:style-name="ce43" office:value-type="float" office:value="529767" calcext:value-type="float">
            <text:p>529,767</text:p>
          </table:table-cell>
          <table:table-cell table:style-name="ce37" office:value-type="float" office:value="272853" calcext:value-type="float">
            <text:p>272,853</text:p>
          </table:table-cell>
          <table:table-cell table:style-name="ce44" office:value-type="float" office:value="256914" calcext:value-type="float">
            <text:p>256,9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75" calcext:value-type="float">
            <text:p>33,075</text:p>
          </table:table-cell>
          <table:table-cell table:style-name="ce37" office:value-type="float" office:value="104537" calcext:value-type="float">
            <text:p>104,537</text:p>
          </table:table-cell>
          <table:table-cell table:style-name="ce37" office:value-type="float" office:value="52604" calcext:value-type="float">
            <text:p>52,604</text:p>
          </table:table-cell>
          <table:table-cell table:style-name="ce44" office:value-type="float" office:value="51933" calcext:value-type="float">
            <text:p>51,9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113" calcext:value-type="float">
            <text:p>28,113</text:p>
          </table:table-cell>
          <table:table-cell table:style-name="ce37" office:value-type="float" office:value="85499" calcext:value-type="float">
            <text:p>85,499</text:p>
          </table:table-cell>
          <table:table-cell table:style-name="ce37" office:value-type="float" office:value="43161" calcext:value-type="float">
            <text:p>43,161</text:p>
          </table:table-cell>
          <table:table-cell table:style-name="ce44" office:value-type="float" office:value="42338" calcext:value-type="float">
            <text:p>42,3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729" calcext:value-type="float">
            <text:p>30,729</text:p>
          </table:table-cell>
          <table:table-cell table:style-name="ce37" office:value-type="float" office:value="100131" calcext:value-type="float">
            <text:p>100,131</text:p>
          </table:table-cell>
          <table:table-cell table:style-name="ce37" office:value-type="float" office:value="50672" calcext:value-type="float">
            <text:p>50,672</text:p>
          </table:table-cell>
          <table:table-cell table:style-name="ce44" office:value-type="float" office:value="49459" calcext:value-type="float">
            <text:p>49,4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72" calcext:value-type="float">
            <text:p>18,872</text:p>
          </table:table-cell>
          <table:table-cell table:style-name="ce37" office:value-type="float" office:value="58651" calcext:value-type="float">
            <text:p>58,651</text:p>
          </table:table-cell>
          <table:table-cell table:style-name="ce37" office:value-type="float" office:value="30268" calcext:value-type="float">
            <text:p>30,268</text:p>
          </table:table-cell>
          <table:table-cell table:style-name="ce44" office:value-type="float" office:value="28383" calcext:value-type="float">
            <text:p>28,3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31" calcext:value-type="float">
            <text:p>4,331</text:p>
          </table:table-cell>
          <table:table-cell table:style-name="ce37" office:value-type="float" office:value="12219" calcext:value-type="float">
            <text:p>12,219</text:p>
          </table:table-cell>
          <table:table-cell table:style-name="ce37" office:value-type="float" office:value="6406" calcext:value-type="float">
            <text:p>6,406</text:p>
          </table:table-cell>
          <table:table-cell table:style-name="ce44" office:value-type="float" office:value="5813" calcext:value-type="float">
            <text:p>5,8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40" calcext:value-type="float">
            <text:p>12,040</text:p>
          </table:table-cell>
          <table:table-cell table:style-name="ce37" office:value-type="float" office:value="41381" calcext:value-type="float">
            <text:p>41,381</text:p>
          </table:table-cell>
          <table:table-cell table:style-name="ce37" office:value-type="float" office:value="21724" calcext:value-type="float">
            <text:p>21,724</text:p>
          </table:table-cell>
          <table:table-cell table:style-name="ce44" office:value-type="float" office:value="19657" calcext:value-type="float">
            <text:p>19,6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53" calcext:value-type="float">
            <text:p>6,653</text:p>
          </table:table-cell>
          <table:table-cell table:style-name="ce37" office:value-type="float" office:value="19290" calcext:value-type="float">
            <text:p>19,290</text:p>
          </table:table-cell>
          <table:table-cell table:style-name="ce37" office:value-type="float" office:value="10249" calcext:value-type="float">
            <text:p>10,249</text:p>
          </table:table-cell>
          <table:table-cell table:style-name="ce44" office:value-type="float" office:value="9041" calcext:value-type="float">
            <text:p>9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21" calcext:value-type="float">
            <text:p>5,621</text:p>
          </table:table-cell>
          <table:table-cell table:style-name="ce37" office:value-type="float" office:value="16346" calcext:value-type="float">
            <text:p>16,346</text:p>
          </table:table-cell>
          <table:table-cell table:style-name="ce37" office:value-type="float" office:value="8882" calcext:value-type="float">
            <text:p>8,882</text:p>
          </table:table-cell>
          <table:table-cell table:style-name="ce44" office:value-type="float" office:value="7464" calcext:value-type="float">
            <text:p>7,4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7" office:value-type="float" office:value="17387" calcext:value-type="float">
            <text:p>17,387</text:p>
          </table:table-cell>
          <table:table-cell table:style-name="ce37" office:value-type="float" office:value="9175" calcext:value-type="float">
            <text:p>9,175</text:p>
          </table:table-cell>
          <table:table-cell table:style-name="ce44" office:value-type="float" office:value="8212" calcext:value-type="float">
            <text:p>8,2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24" calcext:value-type="float">
            <text:p>7,224</text:p>
          </table:table-cell>
          <table:table-cell table:style-name="ce37" office:value-type="float" office:value="20913" calcext:value-type="float">
            <text:p>20,913</text:p>
          </table:table-cell>
          <table:table-cell table:style-name="ce37" office:value-type="float" office:value="11426" calcext:value-type="float">
            <text:p>11,426</text:p>
          </table:table-cell>
          <table:table-cell table:style-name="ce44" office:value-type="float" office:value="9487" calcext:value-type="float">
            <text:p>9,4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22" calcext:value-type="float">
            <text:p>7,222</text:p>
          </table:table-cell>
          <table:table-cell table:style-name="ce37" office:value-type="float" office:value="20251" calcext:value-type="float">
            <text:p>20,251</text:p>
          </table:table-cell>
          <table:table-cell table:style-name="ce37" office:value-type="float" office:value="10621" calcext:value-type="float">
            <text:p>10,621</text:p>
          </table:table-cell>
          <table:table-cell table:style-name="ce44" office:value-type="float" office:value="9630" calcext:value-type="float">
            <text:p>9,6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95" calcext:value-type="float">
            <text:p>5,195</text:p>
          </table:table-cell>
          <table:table-cell table:style-name="ce37" office:value-type="float" office:value="17456" calcext:value-type="float">
            <text:p>17,456</text:p>
          </table:table-cell>
          <table:table-cell table:style-name="ce37" office:value-type="float" office:value="9431" calcext:value-type="float">
            <text:p>9,431</text:p>
          </table:table-cell>
          <table:table-cell table:style-name="ce44" office:value-type="float" office:value="8025" calcext:value-type="float">
            <text:p>8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14" calcext:value-type="float">
            <text:p>4,914</text:p>
          </table:table-cell>
          <table:table-cell table:style-name="ce38" office:value-type="float" office:value="15706" calcext:value-type="float">
            <text:p>15,706</text:p>
          </table:table-cell>
          <table:table-cell table:style-name="ce38" office:value-type="float" office:value="8234" calcext:value-type="float">
            <text:p>8,234</text:p>
          </table:table-cell>
          <table:table-cell table:style-name="ce51" office:value-type="float" office:value="7472" calcext:value-type="float">
            <text:p>7,47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781" calcext:value-type="float">
            <text:p>227,781</text:p>
          </table:table-cell>
          <table:table-cell table:style-name="ce43" office:value-type="float" office:value="721121" calcext:value-type="float">
            <text:p>721,121</text:p>
          </table:table-cell>
          <table:table-cell table:style-name="ce37" office:value-type="float" office:value="376786" calcext:value-type="float">
            <text:p>376,786</text:p>
          </table:table-cell>
          <table:table-cell table:style-name="ce44" office:value-type="float" office:value="344335" calcext:value-type="float">
            <text:p>344,3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344" calcext:value-type="float">
            <text:p>34,344</text:p>
          </table:table-cell>
          <table:table-cell table:style-name="ce37" office:value-type="float" office:value="106838" calcext:value-type="float">
            <text:p>106,838</text:p>
          </table:table-cell>
          <table:table-cell table:style-name="ce37" office:value-type="float" office:value="53778" calcext:value-type="float">
            <text:p>53,778</text:p>
          </table:table-cell>
          <table:table-cell table:style-name="ce44" office:value-type="float" office:value="53060" calcext:value-type="float">
            <text:p>53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129" calcext:value-type="float">
            <text:p>15,129</text:p>
          </table:table-cell>
          <table:table-cell table:style-name="ce37" office:value-type="float" office:value="47381" calcext:value-type="float">
            <text:p>47,381</text:p>
          </table:table-cell>
          <table:table-cell table:style-name="ce37" office:value-type="float" office:value="24106" calcext:value-type="float">
            <text:p>24,106</text:p>
          </table:table-cell>
          <table:table-cell table:style-name="ce44" office:value-type="float" office:value="23275" calcext:value-type="float">
            <text:p>23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262" calcext:value-type="float">
            <text:p>22,262</text:p>
          </table:table-cell>
          <table:table-cell table:style-name="ce37" office:value-type="float" office:value="70262" calcext:value-type="float">
            <text:p>70,262</text:p>
          </table:table-cell>
          <table:table-cell table:style-name="ce37" office:value-type="float" office:value="35777" calcext:value-type="float">
            <text:p>35,777</text:p>
          </table:table-cell>
          <table:table-cell table:style-name="ce44" office:value-type="float" office:value="34485" calcext:value-type="float">
            <text:p>34,4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45" calcext:value-type="float">
            <text:p>13,945</text:p>
          </table:table-cell>
          <table:table-cell table:style-name="ce37" office:value-type="float" office:value="48962" calcext:value-type="float">
            <text:p>48,962</text:p>
          </table:table-cell>
          <table:table-cell table:style-name="ce37" office:value-type="float" office:value="24884" calcext:value-type="float">
            <text:p>24,884</text:p>
          </table:table-cell>
          <table:table-cell table:style-name="ce44" office:value-type="float" office:value="24078" calcext:value-type="float">
            <text:p>24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60" calcext:value-type="float">
            <text:p>8,660</text:p>
          </table:table-cell>
          <table:table-cell table:style-name="ce37" office:value-type="float" office:value="30669" calcext:value-type="float">
            <text:p>30,669</text:p>
          </table:table-cell>
          <table:table-cell table:style-name="ce37" office:value-type="float" office:value="16046" calcext:value-type="float">
            <text:p>16,046</text:p>
          </table:table-cell>
          <table:table-cell table:style-name="ce44" office:value-type="float" office:value="14623" calcext:value-type="float">
            <text:p>14,6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81" calcext:value-type="float">
            <text:p>15,181</text:p>
          </table:table-cell>
          <table:table-cell table:style-name="ce37" office:value-type="float" office:value="43408" calcext:value-type="float">
            <text:p>43,408</text:p>
          </table:table-cell>
          <table:table-cell table:style-name="ce37" office:value-type="float" office:value="22605" calcext:value-type="float">
            <text:p>22,605</text:p>
          </table:table-cell>
          <table:table-cell table:style-name="ce44" office:value-type="float" office:value="20803" calcext:value-type="float">
            <text:p>20,8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05" calcext:value-type="float">
            <text:p>10,605</text:p>
          </table:table-cell>
          <table:table-cell table:style-name="ce37" office:value-type="float" office:value="34434" calcext:value-type="float">
            <text:p>34,434</text:p>
          </table:table-cell>
          <table:table-cell table:style-name="ce37" office:value-type="float" office:value="18231" calcext:value-type="float">
            <text:p>18,231</text:p>
          </table:table-cell>
          <table:table-cell table:style-name="ce44" office:value-type="float" office:value="16203" calcext:value-type="float">
            <text:p>16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3" calcext:value-type="float">
            <text:p>6,613</text:p>
          </table:table-cell>
          <table:table-cell table:style-name="ce37" office:value-type="float" office:value="21387" calcext:value-type="float">
            <text:p>21,387</text:p>
          </table:table-cell>
          <table:table-cell table:style-name="ce37" office:value-type="float" office:value="11435" calcext:value-type="float">
            <text:p>11,435</text:p>
          </table:table-cell>
          <table:table-cell table:style-name="ce44" office:value-type="float" office:value="9952" calcext:value-type="float">
            <text:p>9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43" calcext:value-type="float">
            <text:p>8,943</text:p>
          </table:table-cell>
          <table:table-cell table:style-name="ce37" office:value-type="float" office:value="30600" calcext:value-type="float">
            <text:p>30,600</text:p>
          </table:table-cell>
          <table:table-cell table:style-name="ce37" office:value-type="float" office:value="16041" calcext:value-type="float">
            <text:p>16,041</text:p>
          </table:table-cell>
          <table:table-cell table:style-name="ce44" office:value-type="float" office:value="14559" calcext:value-type="float">
            <text:p>14,5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4" calcext:value-type="float">
            <text:p>5,744</text:p>
          </table:table-cell>
          <table:table-cell table:style-name="ce37" office:value-type="float" office:value="19920" calcext:value-type="float">
            <text:p>19,920</text:p>
          </table:table-cell>
          <table:table-cell table:style-name="ce37" office:value-type="float" office:value="10403" calcext:value-type="float">
            <text:p>10,403</text:p>
          </table:table-cell>
          <table:table-cell table:style-name="ce44" office:value-type="float" office:value="9517" calcext:value-type="float">
            <text:p>9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51" calcext:value-type="float">
            <text:p>8,751</text:p>
          </table:table-cell>
          <table:table-cell table:style-name="ce37" office:value-type="float" office:value="29850" calcext:value-type="float">
            <text:p>29,850</text:p>
          </table:table-cell>
          <table:table-cell table:style-name="ce37" office:value-type="float" office:value="16013" calcext:value-type="float">
            <text:p>16,013</text:p>
          </table:table-cell>
          <table:table-cell table:style-name="ce44" office:value-type="float" office:value="13837" calcext:value-type="float">
            <text:p>13,8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94" calcext:value-type="float">
            <text:p>8,294</text:p>
          </table:table-cell>
          <table:table-cell table:style-name="ce37" office:value-type="float" office:value="27724" calcext:value-type="float">
            <text:p>27,724</text:p>
          </table:table-cell>
          <table:table-cell table:style-name="ce37" office:value-type="float" office:value="14624" calcext:value-type="float">
            <text:p>14,624</text:p>
          </table:table-cell>
          <table:table-cell table:style-name="ce44" office:value-type="float" office:value="13100" calcext:value-type="float">
            <text:p>13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111" calcext:value-type="float">
            <text:p>12,111</text:p>
          </table:table-cell>
          <table:table-cell table:style-name="ce37" office:value-type="float" office:value="35058" calcext:value-type="float">
            <text:p>35,058</text:p>
          </table:table-cell>
          <table:table-cell table:style-name="ce37" office:value-type="float" office:value="18451" calcext:value-type="float">
            <text:p>18,451</text:p>
          </table:table-cell>
          <table:table-cell table:style-name="ce44" office:value-type="float" office:value="16607" calcext:value-type="float">
            <text:p>16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5" calcext:value-type="float">
            <text:p>5,715</text:p>
          </table:table-cell>
          <table:table-cell table:style-name="ce37" office:value-type="float" office:value="17122" calcext:value-type="float">
            <text:p>17,122</text:p>
          </table:table-cell>
          <table:table-cell table:style-name="ce37" office:value-type="float" office:value="9289" calcext:value-type="float">
            <text:p>9,289</text:p>
          </table:table-cell>
          <table:table-cell table:style-name="ce44" office:value-type="float" office:value="7833" calcext:value-type="float">
            <text:p>7,8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7" office:value-type="float" office:value="14511" calcext:value-type="float">
            <text:p>14,511</text:p>
          </table:table-cell>
          <table:table-cell table:style-name="ce37" office:value-type="float" office:value="7725" calcext:value-type="float">
            <text:p>7,725</text:p>
          </table:table-cell>
          <table:table-cell table:style-name="ce44" office:value-type="float" office:value="6786" calcext:value-type="float">
            <text:p>6,7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16" calcext:value-type="float">
            <text:p>8,816</text:p>
          </table:table-cell>
          <table:table-cell table:style-name="ce37" office:value-type="float" office:value="26464" calcext:value-type="float">
            <text:p>26,464</text:p>
          </table:table-cell>
          <table:table-cell table:style-name="ce41" office:value-type="float" office:value="14232" calcext:value-type="float">
            <text:p>14,232</text:p>
          </table:table-cell>
          <table:table-cell table:style-name="ce44" office:value-type="float" office:value="12232" calcext:value-type="float">
            <text:p>12,2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9" calcext:value-type="float">
            <text:p>9,329</text:p>
          </table:table-cell>
          <table:table-cell table:style-name="ce37" office:value-type="float" office:value="29229" calcext:value-type="float">
            <text:p>29,229</text:p>
          </table:table-cell>
          <table:table-cell table:style-name="ce37" office:value-type="float" office:value="15888" calcext:value-type="float">
            <text:p>15,888</text:p>
          </table:table-cell>
          <table:table-cell table:style-name="ce44" office:value-type="float" office:value="13341" calcext:value-type="float">
            <text:p>13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1" calcext:value-type="float">
            <text:p>9,051</text:p>
          </table:table-cell>
          <table:table-cell table:style-name="ce37" office:value-type="float" office:value="27171" calcext:value-type="float">
            <text:p>27,171</text:p>
          </table:table-cell>
          <table:table-cell table:style-name="ce37" office:value-type="float" office:value="14819" calcext:value-type="float">
            <text:p>14,819</text:p>
          </table:table-cell>
          <table:table-cell table:style-name="ce44" office:value-type="float" office:value="12352" calcext:value-type="float">
            <text:p>12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4" calcext:value-type="float">
            <text:p>9,634</text:p>
          </table:table-cell>
          <table:table-cell table:style-name="ce37" office:value-type="float" office:value="30789" calcext:value-type="float">
            <text:p>30,789</text:p>
          </table:table-cell>
          <table:table-cell table:style-name="ce37" office:value-type="float" office:value="16399" calcext:value-type="float">
            <text:p>16,399</text:p>
          </table:table-cell>
          <table:table-cell table:style-name="ce44" office:value-type="float" office:value="14390" calcext:value-type="float">
            <text:p>14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63" calcext:value-type="float">
            <text:p>10,363</text:p>
          </table:table-cell>
          <table:table-cell table:style-name="ce38" office:value-type="float" office:value="29342" calcext:value-type="float">
            <text:p>29,342</text:p>
          </table:table-cell>
          <table:table-cell table:style-name="ce38" office:value-type="float" office:value="16040" calcext:value-type="float">
            <text:p>16,040</text:p>
          </table:table-cell>
          <table:table-cell table:style-name="ce51" office:value-type="float" office:value="13302" calcext:value-type="float">
            <text:p>13,30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5030" calcext:value-type="float">
            <text:p>175,030</text:p>
          </table:table-cell>
          <table:table-cell table:style-name="ce43" office:value-type="float" office:value="546386" calcext:value-type="float">
            <text:p>546,386</text:p>
          </table:table-cell>
          <table:table-cell table:style-name="ce37" office:value-type="float" office:value="285244" calcext:value-type="float">
            <text:p>285,244</text:p>
          </table:table-cell>
          <table:table-cell table:style-name="ce44" office:value-type="float" office:value="261142" calcext:value-type="float">
            <text:p>261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081" calcext:value-type="float">
            <text:p>11,081</text:p>
          </table:table-cell>
          <table:table-cell table:style-name="ce37" office:value-type="float" office:value="36344" calcext:value-type="float">
            <text:p>36,344</text:p>
          </table:table-cell>
          <table:table-cell table:style-name="ce37" office:value-type="float" office:value="18767" calcext:value-type="float">
            <text:p>18,767</text:p>
          </table:table-cell>
          <table:table-cell table:style-name="ce44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417" calcext:value-type="float">
            <text:p>14,417</text:p>
          </table:table-cell>
          <table:table-cell table:style-name="ce37" office:value-type="float" office:value="44347" calcext:value-type="float">
            <text:p>44,347</text:p>
          </table:table-cell>
          <table:table-cell table:style-name="ce37" office:value-type="float" office:value="22625" calcext:value-type="float">
            <text:p>22,625</text:p>
          </table:table-cell>
          <table:table-cell table:style-name="ce44" office:value-type="float" office:value="21722" calcext:value-type="float">
            <text:p>21,7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30" calcext:value-type="float">
            <text:p>10,130</text:p>
          </table:table-cell>
          <table:table-cell table:style-name="ce37" office:value-type="float" office:value="30544" calcext:value-type="float">
            <text:p>30,544</text:p>
          </table:table-cell>
          <table:table-cell table:style-name="ce37" office:value-type="float" office:value="15701" calcext:value-type="float">
            <text:p>15,701</text:p>
          </table:table-cell>
          <table:table-cell table:style-name="ce44" office:value-type="float" office:value="14843" calcext:value-type="float">
            <text:p>14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37" calcext:value-type="float">
            <text:p>11,137</text:p>
          </table:table-cell>
          <table:table-cell table:style-name="ce37" office:value-type="float" office:value="33833" calcext:value-type="float">
            <text:p>33,833</text:p>
          </table:table-cell>
          <table:table-cell table:style-name="ce37" office:value-type="float" office:value="17388" calcext:value-type="float">
            <text:p>17,388</text:p>
          </table:table-cell>
          <table:table-cell table:style-name="ce44" office:value-type="float" office:value="16445" calcext:value-type="float">
            <text:p>16,4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535" calcext:value-type="float">
            <text:p>22,535</text:p>
          </table:table-cell>
          <table:table-cell table:style-name="ce37" office:value-type="float" office:value="72763" calcext:value-type="float">
            <text:p>72,763</text:p>
          </table:table-cell>
          <table:table-cell table:style-name="ce37" office:value-type="float" office:value="37416" calcext:value-type="float">
            <text:p>37,416</text:p>
          </table:table-cell>
          <table:table-cell table:style-name="ce44" office:value-type="float" office:value="35347" calcext:value-type="float">
            <text:p>35,3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8" calcext:value-type="float">
            <text:p>5,388</text:p>
          </table:table-cell>
          <table:table-cell table:style-name="ce37" office:value-type="float" office:value="16450" calcext:value-type="float">
            <text:p>16,450</text:p>
          </table:table-cell>
          <table:table-cell table:style-name="ce37" office:value-type="float" office:value="8771" calcext:value-type="float">
            <text:p>8,771</text:p>
          </table:table-cell>
          <table:table-cell table:style-name="ce44" office:value-type="float" office:value="7679" calcext:value-type="float">
            <text:p>7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35" calcext:value-type="float">
            <text:p>10,335</text:p>
          </table:table-cell>
          <table:table-cell table:style-name="ce37" office:value-type="float" office:value="34964" calcext:value-type="float">
            <text:p>34,964</text:p>
          </table:table-cell>
          <table:table-cell table:style-name="ce37" office:value-type="float" office:value="18466" calcext:value-type="float">
            <text:p>18,466</text:p>
          </table:table-cell>
          <table:table-cell table:style-name="ce44" office:value-type="float" office:value="16498" calcext:value-type="float">
            <text:p>16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32" calcext:value-type="float">
            <text:p>9,132</text:p>
          </table:table-cell>
          <table:table-cell table:style-name="ce37" office:value-type="float" office:value="26714" calcext:value-type="float">
            <text:p>26,714</text:p>
          </table:table-cell>
          <table:table-cell table:style-name="ce37" office:value-type="float" office:value="14157" calcext:value-type="float">
            <text:p>14,157</text:p>
          </table:table-cell>
          <table:table-cell table:style-name="ce44" office:value-type="float" office:value="12557" calcext:value-type="float">
            <text:p>12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41" calcext:value-type="float">
            <text:p>9,441</text:p>
          </table:table-cell>
          <table:table-cell table:style-name="ce37" office:value-type="float" office:value="28068" calcext:value-type="float">
            <text:p>28,068</text:p>
          </table:table-cell>
          <table:table-cell table:style-name="ce37" office:value-type="float" office:value="14930" calcext:value-type="float">
            <text:p>14,930</text:p>
          </table:table-cell>
          <table:table-cell table:style-name="ce44" office:value-type="float" office:value="13138" calcext:value-type="float">
            <text:p>13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7" office:value-type="float" office:value="21446" calcext:value-type="float">
            <text:p>21,446</text:p>
          </table:table-cell>
          <table:table-cell table:style-name="ce37" office:value-type="float" office:value="11100" calcext:value-type="float">
            <text:p>11,100</text:p>
          </table:table-cell>
          <table:table-cell table:style-name="ce44" office:value-type="float" office:value="10346" calcext:value-type="float">
            <text:p>10,3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02" calcext:value-type="float">
            <text:p>5,702</text:p>
          </table:table-cell>
          <table:table-cell table:style-name="ce37" office:value-type="float" office:value="17373" calcext:value-type="float">
            <text:p>17,373</text:p>
          </table:table-cell>
          <table:table-cell table:style-name="ce37" office:value-type="float" office:value="9321" calcext:value-type="float">
            <text:p>9,321</text:p>
          </table:table-cell>
          <table:table-cell table:style-name="ce44" office:value-type="float" office:value="8052" calcext:value-type="float">
            <text:p>8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05" calcext:value-type="float">
            <text:p>17,305</text:p>
          </table:table-cell>
          <table:table-cell table:style-name="ce37" office:value-type="float" office:value="52446" calcext:value-type="float">
            <text:p>52,446</text:p>
          </table:table-cell>
          <table:table-cell table:style-name="ce37" office:value-type="float" office:value="27162" calcext:value-type="float">
            <text:p>27,162</text:p>
          </table:table-cell>
          <table:table-cell table:style-name="ce44" office:value-type="float" office:value="25284" calcext:value-type="float">
            <text:p>25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145" calcext:value-type="float">
            <text:p>15,145</text:p>
          </table:table-cell>
          <table:table-cell table:style-name="ce37" office:value-type="float" office:value="47621" calcext:value-type="float">
            <text:p>47,621</text:p>
          </table:table-cell>
          <table:table-cell table:style-name="ce37" office:value-type="float" office:value="24918" calcext:value-type="float">
            <text:p>24,918</text:p>
          </table:table-cell>
          <table:table-cell table:style-name="ce44" office:value-type="float" office:value="22703" calcext:value-type="float">
            <text:p>22,7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70" calcext:value-type="float">
            <text:p>11,270</text:p>
          </table:table-cell>
          <table:table-cell table:style-name="ce37" office:value-type="float" office:value="38841" calcext:value-type="float">
            <text:p>38,841</text:p>
          </table:table-cell>
          <table:table-cell table:style-name="ce37" office:value-type="float" office:value="20694" calcext:value-type="float">
            <text:p>20,694</text:p>
          </table:table-cell>
          <table:table-cell table:style-name="ce44" office:value-type="float" office:value="18147" calcext:value-type="float">
            <text:p>18,1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27" calcext:value-type="float">
            <text:p>6,627</text:p>
          </table:table-cell>
          <table:table-cell table:style-name="ce37" office:value-type="float" office:value="21964" calcext:value-type="float">
            <text:p>21,964</text:p>
          </table:table-cell>
          <table:table-cell table:style-name="ce37" office:value-type="float" office:value="11646" calcext:value-type="float">
            <text:p>11,646</text:p>
          </table:table-cell>
          <table:table-cell table:style-name="ce44" office:value-type="float" office:value="10318" calcext:value-type="float">
            <text:p>10,3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00" calcext:value-type="float">
            <text:p>3,900</text:p>
          </table:table-cell>
          <table:table-cell table:style-name="ce37" office:value-type="float" office:value="11758" calcext:value-type="float">
            <text:p>11,758</text:p>
          </table:table-cell>
          <table:table-cell table:style-name="ce41" office:value-type="float" office:value="6380" calcext:value-type="float">
            <text:p>6,380</text:p>
          </table:table-cell>
          <table:table-cell table:style-name="ce44" office:value-type="float" office:value="5378" calcext:value-type="float">
            <text:p>5,3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7" office:value-type="float" office:value="4646" calcext:value-type="float">
            <text:p>4,646</text:p>
          </table:table-cell>
          <table:table-cell table:style-name="ce37" office:value-type="float" office:value="2448" calcext:value-type="float">
            <text:p>2,448</text:p>
          </table:table-cell>
          <table:table-cell table:style-name="ce44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3" calcext:value-type="float">
            <text:p>2,063</text:p>
          </table:table-cell>
          <table:table-cell table:style-name="ce38" office:value-type="float" office:value="6264" calcext:value-type="float">
            <text:p>6,264</text:p>
          </table:table-cell>
          <table:table-cell table:style-name="ce38" office:value-type="float" office:value="3354" calcext:value-type="float">
            <text:p>3,354</text:p>
          </table:table-cell>
          <table:table-cell table:style-name="ce51" office:value-type="float" office:value="2910" calcext:value-type="float">
            <text:p>2,910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6971" calcext:value-type="float">
            <text:p>366,971</text:p>
          </table:table-cell>
          <table:table-cell table:style-name="ce43" office:value-type="float" office:value="1103276" calcext:value-type="float">
            <text:p>1,103,276</text:p>
          </table:table-cell>
          <table:table-cell table:style-name="ce37" office:value-type="float" office:value="563555" calcext:value-type="float">
            <text:p>563,555</text:p>
          </table:table-cell>
          <table:table-cell table:style-name="ce44" office:value-type="float" office:value="539721" calcext:value-type="float">
            <text:p>539,7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942" calcext:value-type="float">
            <text:p>26,942</text:p>
          </table:table-cell>
          <table:table-cell table:style-name="ce37" office:value-type="float" office:value="78343" calcext:value-type="float">
            <text:p>78,343</text:p>
          </table:table-cell>
          <table:table-cell table:style-name="ce37" office:value-type="float" office:value="39175" calcext:value-type="float">
            <text:p>39,175</text:p>
          </table:table-cell>
          <table:table-cell table:style-name="ce44" office:value-type="float" office:value="39168" calcext:value-type="float">
            <text:p>39,1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044" calcext:value-type="float">
            <text:p>74,044</text:p>
          </table:table-cell>
          <table:table-cell table:style-name="ce37" office:value-type="float" office:value="215609" calcext:value-type="float">
            <text:p>215,609</text:p>
          </table:table-cell>
          <table:table-cell table:style-name="ce37" office:value-type="float" office:value="107352" calcext:value-type="float">
            <text:p>107,352</text:p>
          </table:table-cell>
          <table:table-cell table:style-name="ce44" office:value-type="float" office:value="108257" calcext:value-type="float">
            <text:p>108,2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89" calcext:value-type="float">
            <text:p>9,889</text:p>
          </table:table-cell>
          <table:table-cell table:style-name="ce37" office:value-type="float" office:value="27200" calcext:value-type="float">
            <text:p>27,200</text:p>
          </table:table-cell>
          <table:table-cell table:style-name="ce37" office:value-type="float" office:value="14184" calcext:value-type="float">
            <text:p>14,184</text:p>
          </table:table-cell>
          <table:table-cell table:style-name="ce44" office:value-type="float" office:value="13016" calcext:value-type="float">
            <text:p>13,01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03" calcext:value-type="float">
            <text:p>10,903</text:p>
          </table:table-cell>
          <table:table-cell table:style-name="ce37" office:value-type="float" office:value="31620" calcext:value-type="float">
            <text:p>31,620</text:p>
          </table:table-cell>
          <table:table-cell table:style-name="ce37" office:value-type="float" office:value="16604" calcext:value-type="float">
            <text:p>16,604</text:p>
          </table:table-cell>
          <table:table-cell table:style-name="ce44" office:value-type="float" office:value="15016" calcext:value-type="float">
            <text:p>15,01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978" calcext:value-type="float">
            <text:p>14,978</text:p>
          </table:table-cell>
          <table:table-cell table:style-name="ce37" office:value-type="float" office:value="46035" calcext:value-type="float">
            <text:p>46,035</text:p>
          </table:table-cell>
          <table:table-cell table:style-name="ce37" office:value-type="float" office:value="23587" calcext:value-type="float">
            <text:p>23,587</text:p>
          </table:table-cell>
          <table:table-cell table:style-name="ce44" office:value-type="float" office:value="22448" calcext:value-type="float">
            <text:p>22,4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117" calcext:value-type="float">
            <text:p>19,117</text:p>
          </table:table-cell>
          <table:table-cell table:style-name="ce37" office:value-type="float" office:value="59463" calcext:value-type="float">
            <text:p>59,463</text:p>
          </table:table-cell>
          <table:table-cell table:style-name="ce37" office:value-type="float" office:value="29606" calcext:value-type="float">
            <text:p>29,606</text:p>
          </table:table-cell>
          <table:table-cell table:style-name="ce44" office:value-type="float" office:value="29857" calcext:value-type="float">
            <text:p>29,8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11" calcext:value-type="float">
            <text:p>13,611</text:p>
          </table:table-cell>
          <table:table-cell table:style-name="ce37" office:value-type="float" office:value="44269" calcext:value-type="float">
            <text:p>44,269</text:p>
          </table:table-cell>
          <table:table-cell table:style-name="ce37" office:value-type="float" office:value="22690" calcext:value-type="float">
            <text:p>22,690</text:p>
          </table:table-cell>
          <table:table-cell table:style-name="ce44" office:value-type="float" office:value="21579" calcext:value-type="float">
            <text:p>21,57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392" calcext:value-type="float">
            <text:p>14,392</text:p>
          </table:table-cell>
          <table:table-cell table:style-name="ce37" office:value-type="float" office:value="43432" calcext:value-type="float">
            <text:p>43,432</text:p>
          </table:table-cell>
          <table:table-cell table:style-name="ce37" office:value-type="float" office:value="22005" calcext:value-type="float">
            <text:p>22,005</text:p>
          </table:table-cell>
          <table:table-cell table:style-name="ce44" office:value-type="float" office:value="21427" calcext:value-type="float">
            <text:p>21,4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92" calcext:value-type="float">
            <text:p>9,492</text:p>
          </table:table-cell>
          <table:table-cell table:style-name="ce37" office:value-type="float" office:value="28036" calcext:value-type="float">
            <text:p>28,036</text:p>
          </table:table-cell>
          <table:table-cell table:style-name="ce37" office:value-type="float" office:value="14336" calcext:value-type="float">
            <text:p>14,336</text:p>
          </table:table-cell>
          <table:table-cell table:style-name="ce44" office:value-type="float" office:value="13700" calcext:value-type="float">
            <text:p>13,7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57" calcext:value-type="float">
            <text:p>7,757</text:p>
          </table:table-cell>
          <table:table-cell table:style-name="ce37" office:value-type="float" office:value="22832" calcext:value-type="float">
            <text:p>22,832</text:p>
          </table:table-cell>
          <table:table-cell table:style-name="ce37" office:value-type="float" office:value="11941" calcext:value-type="float">
            <text:p>11,941</text:p>
          </table:table-cell>
          <table:table-cell table:style-name="ce44" office:value-type="float" office:value="10891" calcext:value-type="float">
            <text:p>10,8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40" calcext:value-type="float">
            <text:p>8,740</text:p>
          </table:table-cell>
          <table:table-cell table:style-name="ce37" office:value-type="float" office:value="26048" calcext:value-type="float">
            <text:p>26,048</text:p>
          </table:table-cell>
          <table:table-cell table:style-name="ce37" office:value-type="float" office:value="13575" calcext:value-type="float">
            <text:p>13,575</text:p>
          </table:table-cell>
          <table:table-cell table:style-name="ce44" office:value-type="float" office:value="12473" calcext:value-type="float">
            <text:p>12,4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80" calcext:value-type="float">
            <text:p>8,180</text:p>
          </table:table-cell>
          <table:table-cell table:style-name="ce37" office:value-type="float" office:value="23271" calcext:value-type="float">
            <text:p>23,271</text:p>
          </table:table-cell>
          <table:table-cell table:style-name="ce37" office:value-type="float" office:value="12412" calcext:value-type="float">
            <text:p>12,412</text:p>
          </table:table-cell>
          <table:table-cell table:style-name="ce44" office:value-type="float" office:value="10859" calcext:value-type="float">
            <text:p>10,8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70" calcext:value-type="float">
            <text:p>9,070</text:p>
          </table:table-cell>
          <table:table-cell table:style-name="ce37" office:value-type="float" office:value="26287" calcext:value-type="float">
            <text:p>26,287</text:p>
          </table:table-cell>
          <table:table-cell table:style-name="ce37" office:value-type="float" office:value="13625" calcext:value-type="float">
            <text:p>13,625</text:p>
          </table:table-cell>
          <table:table-cell table:style-name="ce44" office:value-type="float" office:value="12662" calcext:value-type="float">
            <text:p>12,66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81" calcext:value-type="float">
            <text:p>7,581</text:p>
          </table:table-cell>
          <table:table-cell table:style-name="ce37" office:value-type="float" office:value="23881" calcext:value-type="float">
            <text:p>23,881</text:p>
          </table:table-cell>
          <table:table-cell table:style-name="ce37" office:value-type="float" office:value="12394" calcext:value-type="float">
            <text:p>12,394</text:p>
          </table:table-cell>
          <table:table-cell table:style-name="ce44" office:value-type="float" office:value="11487" calcext:value-type="float">
            <text:p>11,48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5" calcext:value-type="float">
            <text:p>7,585</text:p>
          </table:table-cell>
          <table:table-cell table:style-name="ce37" office:value-type="float" office:value="22290" calcext:value-type="float">
            <text:p>22,290</text:p>
          </table:table-cell>
          <table:table-cell table:style-name="ce37" office:value-type="float" office:value="11430" calcext:value-type="float">
            <text:p>11,430</text:p>
          </table:table-cell>
          <table:table-cell table:style-name="ce44" office:value-type="float" office:value="10860" calcext:value-type="float">
            <text:p>10,8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8" calcext:value-type="float">
            <text:p>4,078</text:p>
          </table:table-cell>
          <table:table-cell table:style-name="ce37" office:value-type="float" office:value="11009" calcext:value-type="float">
            <text:p>11,009</text:p>
          </table:table-cell>
          <table:table-cell table:style-name="ce41" office:value-type="float" office:value="5841" calcext:value-type="float">
            <text:p>5,841</text:p>
          </table:table-cell>
          <table:table-cell table:style-name="ce44" office:value-type="float" office:value="5168" calcext:value-type="float">
            <text:p>5,1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82" calcext:value-type="float">
            <text:p>7,782</text:p>
          </table:table-cell>
          <table:table-cell table:style-name="ce37" office:value-type="float" office:value="25305" calcext:value-type="float">
            <text:p>25,305</text:p>
          </table:table-cell>
          <table:table-cell table:style-name="ce37" office:value-type="float" office:value="12917" calcext:value-type="float">
            <text:p>12,917</text:p>
          </table:table-cell>
          <table:table-cell table:style-name="ce44" office:value-type="float" office:value="12388" calcext:value-type="float">
            <text:p>12,3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55" calcext:value-type="float">
            <text:p>7,955</text:p>
          </table:table-cell>
          <table:table-cell table:style-name="ce37" office:value-type="float" office:value="24903" calcext:value-type="float">
            <text:p>24,903</text:p>
          </table:table-cell>
          <table:table-cell table:style-name="ce37" office:value-type="float" office:value="13044" calcext:value-type="float">
            <text:p>13,044</text:p>
          </table:table-cell>
          <table:table-cell table:style-name="ce44" office:value-type="float" office:value="11859" calcext:value-type="float">
            <text:p>11,8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08" calcext:value-type="float">
            <text:p>7,408</text:p>
          </table:table-cell>
          <table:table-cell table:style-name="ce37" office:value-type="float" office:value="21655" calcext:value-type="float">
            <text:p>21,655</text:p>
          </table:table-cell>
          <table:table-cell table:style-name="ce37" office:value-type="float" office:value="11019" calcext:value-type="float">
            <text:p>11,019</text:p>
          </table:table-cell>
          <table:table-cell table:style-name="ce44" office:value-type="float" office:value="10636" calcext:value-type="float">
            <text:p>10,6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73" calcext:value-type="float">
            <text:p>4,373</text:p>
          </table:table-cell>
          <table:table-cell table:style-name="ce37" office:value-type="float" office:value="12521" calcext:value-type="float">
            <text:p>12,521</text:p>
          </table:table-cell>
          <table:table-cell table:style-name="ce37" office:value-type="float" office:value="6377" calcext:value-type="float">
            <text:p>6,377</text:p>
          </table:table-cell>
          <table:table-cell table:style-name="ce44" office:value-type="float" office:value="6144" calcext:value-type="float">
            <text:p>6,1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90" calcext:value-type="float">
            <text:p>10,690</text:p>
          </table:table-cell>
          <table:table-cell table:style-name="ce37" office:value-type="float" office:value="34893" calcext:value-type="float">
            <text:p>34,893</text:p>
          </table:table-cell>
          <table:table-cell table:style-name="ce37" office:value-type="float" office:value="17533" calcext:value-type="float">
            <text:p>17,533</text:p>
          </table:table-cell>
          <table:table-cell table:style-name="ce44" office:value-type="float" office:value="17360" calcext:value-type="float">
            <text:p>17,3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99" calcext:value-type="float">
            <text:p>9,199</text:p>
          </table:table-cell>
          <table:table-cell table:style-name="ce37" office:value-type="float" office:value="30085" calcext:value-type="float">
            <text:p>30,085</text:p>
          </table:table-cell>
          <table:table-cell table:style-name="ce37" office:value-type="float" office:value="15605" calcext:value-type="float">
            <text:p>15,605</text:p>
          </table:table-cell>
          <table:table-cell table:style-name="ce44" office:value-type="float" office:value="14480" calcext:value-type="float">
            <text:p>14,48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7" calcext:value-type="float">
            <text:p>2,727</text:p>
          </table:table-cell>
          <table:table-cell table:style-name="ce37" office:value-type="float" office:value="7978" calcext:value-type="float">
            <text:p>7,978</text:p>
          </table:table-cell>
          <table:table-cell table:style-name="ce37" office:value-type="float" office:value="4200" calcext:value-type="float">
            <text:p>4,200</text:p>
          </table:table-cell>
          <table:table-cell table:style-name="ce44" office:value-type="float" office:value="3778" calcext:value-type="float">
            <text:p>3,77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0" calcext:value-type="float">
            <text:p>5,070</text:p>
          </table:table-cell>
          <table:table-cell table:style-name="ce37" office:value-type="float" office:value="15528" calcext:value-type="float">
            <text:p>15,528</text:p>
          </table:table-cell>
          <table:table-cell table:style-name="ce37" office:value-type="float" office:value="8058" calcext:value-type="float">
            <text:p>8,058</text:p>
          </table:table-cell>
          <table:table-cell table:style-name="ce44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3" calcext:value-type="float">
            <text:p>3,593</text:p>
          </table:table-cell>
          <table:table-cell table:style-name="ce37" office:value-type="float" office:value="10739" calcext:value-type="float">
            <text:p>10,739</text:p>
          </table:table-cell>
          <table:table-cell table:style-name="ce37" office:value-type="float" office:value="5698" calcext:value-type="float">
            <text:p>5,698</text:p>
          </table:table-cell>
          <table:table-cell table:style-name="ce44" office:value-type="float" office:value="5041" calcext:value-type="float">
            <text:p>5,0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7" office:value-type="float" office:value="8964" calcext:value-type="float">
            <text:p>8,964</text:p>
          </table:table-cell>
          <table:table-cell table:style-name="ce37" office:value-type="float" office:value="4899" calcext:value-type="float">
            <text:p>4,899</text:p>
          </table:table-cell>
          <table:table-cell table:style-name="ce44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5" calcext:value-type="float">
            <text:p>1,975</text:p>
          </table:table-cell>
          <table:table-cell table:style-name="ce37" office:value-type="float" office:value="5575" calcext:value-type="float">
            <text:p>5,575</text:p>
          </table:table-cell>
          <table:table-cell table:style-name="ce37" office:value-type="float" office:value="3096" calcext:value-type="float">
            <text:p>3,096</text:p>
          </table:table-cell>
          <table:table-cell table:style-name="ce44" office:value-type="float" office:value="2479" calcext:value-type="float">
            <text:p>2,47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411" calcext:value-type="float">
            <text:p>24,411</text:p>
          </table:table-cell>
          <table:table-cell table:style-name="ce37" office:value-type="float" office:value="68983" calcext:value-type="float">
            <text:p>68,983</text:p>
          </table:table-cell>
          <table:table-cell table:style-name="ce37" office:value-type="float" office:value="35509" calcext:value-type="float">
            <text:p>35,509</text:p>
          </table:table-cell>
          <table:table-cell table:style-name="ce44" office:value-type="float" office:value="33474" calcext:value-type="float">
            <text:p>33,4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345" calcext:value-type="float">
            <text:p>20,345</text:p>
          </table:table-cell>
          <table:table-cell table:style-name="ce37" office:value-type="float" office:value="65918" calcext:value-type="float">
            <text:p>65,918</text:p>
          </table:table-cell>
          <table:table-cell table:style-name="ce37" office:value-type="float" office:value="33648" calcext:value-type="float">
            <text:p>33,648</text:p>
          </table:table-cell>
          <table:table-cell table:style-name="ce44" office:value-type="float" office:value="32270" calcext:value-type="float">
            <text:p>32,27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64" calcext:value-type="float">
            <text:p>10,664</text:p>
          </table:table-cell>
          <table:table-cell table:style-name="ce37" office:value-type="float" office:value="36184" calcext:value-type="float">
            <text:p>36,184</text:p>
          </table:table-cell>
          <table:table-cell table:style-name="ce37" office:value-type="float" office:value="18804" calcext:value-type="float">
            <text:p>18,804</text:p>
          </table:table-cell>
          <table:table-cell table:style-name="ce44" office:value-type="float" office:value="17380" calcext:value-type="float">
            <text:p>17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8" office:value-type="float" office:value="4420" calcext:value-type="float">
            <text:p>4,420</text:p>
          </table:table-cell>
          <table:table-cell table:style-name="ce38" office:value-type="float" office:value="2391" calcext:value-type="float">
            <text:p>2,391</text:p>
          </table:table-cell>
          <table:table-cell table:style-name="ce51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9235" calcext:value-type="float">
            <text:p>429,235</text:p>
          </table:table-cell>
          <table:table-cell table:style-name="ce43" office:value-type="float" office:value="1243050" calcext:value-type="float">
            <text:p>1,243,050</text:p>
          </table:table-cell>
          <table:table-cell table:style-name="ce37" office:value-type="float" office:value="636976" calcext:value-type="float">
            <text:p>636,976</text:p>
          </table:table-cell>
          <table:table-cell table:style-name="ce44" office:value-type="float" office:value="606074" calcext:value-type="float">
            <text:p>606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5526" calcext:value-type="float">
            <text:p>125,526</text:p>
          </table:table-cell>
          <table:table-cell table:style-name="ce37" office:value-type="float" office:value="340458" calcext:value-type="float">
            <text:p>340,458</text:p>
          </table:table-cell>
          <table:table-cell table:style-name="ce37" office:value-type="float" office:value="169963" calcext:value-type="float">
            <text:p>169,963</text:p>
          </table:table-cell>
          <table:table-cell table:style-name="ce44" office:value-type="float" office:value="170495" calcext:value-type="float">
            <text:p>170,4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922" calcext:value-type="float">
            <text:p>32,922</text:p>
          </table:table-cell>
          <table:table-cell table:style-name="ce37" office:value-type="float" office:value="97120" calcext:value-type="float">
            <text:p>97,120</text:p>
          </table:table-cell>
          <table:table-cell table:style-name="ce37" office:value-type="float" office:value="48821" calcext:value-type="float">
            <text:p>48,821</text:p>
          </table:table-cell>
          <table:table-cell table:style-name="ce44" office:value-type="float" office:value="48299" calcext:value-type="float">
            <text:p>48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67" calcext:value-type="float">
            <text:p>13,767</text:p>
          </table:table-cell>
          <table:table-cell table:style-name="ce37" office:value-type="float" office:value="40295" calcext:value-type="float">
            <text:p>40,295</text:p>
          </table:table-cell>
          <table:table-cell table:style-name="ce37" office:value-type="float" office:value="21029" calcext:value-type="float">
            <text:p>21,029</text:p>
          </table:table-cell>
          <table:table-cell table:style-name="ce44" office:value-type="float" office:value="19266" calcext:value-type="float">
            <text:p>19,2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017" calcext:value-type="float">
            <text:p>14,017</text:p>
          </table:table-cell>
          <table:table-cell table:style-name="ce37" office:value-type="float" office:value="43310" calcext:value-type="float">
            <text:p>43,310</text:p>
          </table:table-cell>
          <table:table-cell table:style-name="ce37" office:value-type="float" office:value="22611" calcext:value-type="float">
            <text:p>22,611</text:p>
          </table:table-cell>
          <table:table-cell table:style-name="ce44" office:value-type="float" office:value="20699" calcext:value-type="float">
            <text:p>20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932" calcext:value-type="float">
            <text:p>23,932</text:p>
          </table:table-cell>
          <table:table-cell table:style-name="ce37" office:value-type="float" office:value="70675" calcext:value-type="float">
            <text:p>70,675</text:p>
          </table:table-cell>
          <table:table-cell table:style-name="ce37" office:value-type="float" office:value="36307" calcext:value-type="float">
            <text:p>36,307</text:p>
          </table:table-cell>
          <table:table-cell table:style-name="ce44" office:value-type="float" office:value="34368" calcext:value-type="float">
            <text:p>34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891" calcext:value-type="float">
            <text:p>37,891</text:p>
          </table:table-cell>
          <table:table-cell table:style-name="ce37" office:value-type="float" office:value="108941" calcext:value-type="float">
            <text:p>108,941</text:p>
          </table:table-cell>
          <table:table-cell table:style-name="ce37" office:value-type="float" office:value="56656" calcext:value-type="float">
            <text:p>56,656</text:p>
          </table:table-cell>
          <table:table-cell table:style-name="ce44" office:value-type="float" office:value="52285" calcext:value-type="float">
            <text:p>52,2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29" calcext:value-type="float">
            <text:p>13,029</text:p>
          </table:table-cell>
          <table:table-cell table:style-name="ce37" office:value-type="float" office:value="44160" calcext:value-type="float">
            <text:p>44,160</text:p>
          </table:table-cell>
          <table:table-cell table:style-name="ce37" office:value-type="float" office:value="22876" calcext:value-type="float">
            <text:p>22,876</text:p>
          </table:table-cell>
          <table:table-cell table:style-name="ce44" office:value-type="float" office:value="21284" calcext:value-type="float">
            <text:p>21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131" calcext:value-type="float">
            <text:p>25,131</text:p>
          </table:table-cell>
          <table:table-cell table:style-name="ce37" office:value-type="float" office:value="70748" calcext:value-type="float">
            <text:p>70,748</text:p>
          </table:table-cell>
          <table:table-cell table:style-name="ce37" office:value-type="float" office:value="36578" calcext:value-type="float">
            <text:p>36,578</text:p>
          </table:table-cell>
          <table:table-cell table:style-name="ce44" office:value-type="float" office:value="34170" calcext:value-type="float">
            <text:p>34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91" calcext:value-type="float">
            <text:p>11,591</text:p>
          </table:table-cell>
          <table:table-cell table:style-name="ce37" office:value-type="float" office:value="32879" calcext:value-type="float">
            <text:p>32,879</text:p>
          </table:table-cell>
          <table:table-cell table:style-name="ce37" office:value-type="float" office:value="16911" calcext:value-type="float">
            <text:p>16,911</text:p>
          </table:table-cell>
          <table:table-cell table:style-name="ce44" office:value-type="float" office:value="15968" calcext:value-type="float">
            <text:p>15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338" calcext:value-type="float">
            <text:p>16,338</text:p>
          </table:table-cell>
          <table:table-cell table:style-name="ce37" office:value-type="float" office:value="42267" calcext:value-type="float">
            <text:p>42,267</text:p>
          </table:table-cell>
          <table:table-cell table:style-name="ce37" office:value-type="float" office:value="21518" calcext:value-type="float">
            <text:p>21,518</text:p>
          </table:table-cell>
          <table:table-cell table:style-name="ce44" office:value-type="float" office:value="20749" calcext:value-type="float">
            <text:p>20,7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408" calcext:value-type="float">
            <text:p>12,408</text:p>
          </table:table-cell>
          <table:table-cell table:style-name="ce37" office:value-type="float" office:value="36317" calcext:value-type="float">
            <text:p>36,317</text:p>
          </table:table-cell>
          <table:table-cell table:style-name="ce37" office:value-type="float" office:value="18617" calcext:value-type="float">
            <text:p>18,617</text:p>
          </table:table-cell>
          <table:table-cell table:style-name="ce44" office:value-type="float" office:value="17700" calcext:value-type="float">
            <text:p>17,7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32" calcext:value-type="float">
            <text:p>9,932</text:p>
          </table:table-cell>
          <table:table-cell table:style-name="ce37" office:value-type="float" office:value="30967" calcext:value-type="float">
            <text:p>30,967</text:p>
          </table:table-cell>
          <table:table-cell table:style-name="ce37" office:value-type="float" office:value="16552" calcext:value-type="float">
            <text:p>16,552</text:p>
          </table:table-cell>
          <table:table-cell table:style-name="ce44" office:value-type="float" office:value="14415" calcext:value-type="float">
            <text:p>14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7" office:value-type="float" office:value="8280" calcext:value-type="float">
            <text:p>8,280</text:p>
          </table:table-cell>
          <table:table-cell table:style-name="ce37" office:value-type="float" office:value="4598" calcext:value-type="float">
            <text:p>4,598</text:p>
          </table:table-cell>
          <table:table-cell table:style-name="ce44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13" calcext:value-type="float">
            <text:p>9,113</text:p>
          </table:table-cell>
          <table:table-cell table:style-name="ce37" office:value-type="float" office:value="30569" calcext:value-type="float">
            <text:p>30,569</text:p>
          </table:table-cell>
          <table:table-cell table:style-name="ce37" office:value-type="float" office:value="15437" calcext:value-type="float">
            <text:p>15,437</text:p>
          </table:table-cell>
          <table:table-cell table:style-name="ce44" office:value-type="float" office:value="15132" calcext:value-type="float">
            <text:p>15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965" calcext:value-type="float">
            <text:p>15,965</text:p>
          </table:table-cell>
          <table:table-cell table:style-name="ce37" office:value-type="float" office:value="54055" calcext:value-type="float">
            <text:p>54,055</text:p>
          </table:table-cell>
          <table:table-cell table:style-name="ce37" office:value-type="float" office:value="27595" calcext:value-type="float">
            <text:p>27,595</text:p>
          </table:table-cell>
          <table:table-cell table:style-name="ce44" office:value-type="float" office:value="26460" calcext:value-type="float">
            <text:p>26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56" calcext:value-type="float">
            <text:p>9,456</text:p>
          </table:table-cell>
          <table:table-cell table:style-name="ce37" office:value-type="float" office:value="28740" calcext:value-type="float">
            <text:p>28,740</text:p>
          </table:table-cell>
          <table:table-cell table:style-name="ce41" office:value-type="float" office:value="14831" calcext:value-type="float">
            <text:p>14,831</text:p>
          </table:table-cell>
          <table:table-cell table:style-name="ce44" office:value-type="float" office:value="13909" calcext:value-type="float">
            <text:p>13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07" calcext:value-type="float">
            <text:p>10,107</text:p>
          </table:table-cell>
          <table:table-cell table:style-name="ce37" office:value-type="float" office:value="31462" calcext:value-type="float">
            <text:p>31,462</text:p>
          </table:table-cell>
          <table:table-cell table:style-name="ce37" office:value-type="float" office:value="16432" calcext:value-type="float">
            <text:p>16,432</text:p>
          </table:table-cell>
          <table:table-cell table:style-name="ce44" office:value-type="float" office:value="15030" calcext:value-type="float">
            <text:p>15,0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02" calcext:value-type="float">
            <text:p>5,802</text:p>
          </table:table-cell>
          <table:table-cell table:style-name="ce37" office:value-type="float" office:value="14231" calcext:value-type="float">
            <text:p>14,231</text:p>
          </table:table-cell>
          <table:table-cell table:style-name="ce37" office:value-type="float" office:value="7267" calcext:value-type="float">
            <text:p>7,267</text:p>
          </table:table-cell>
          <table:table-cell table:style-name="ce44" office:value-type="float" office:value="6964" calcext:value-type="float">
            <text:p>6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7" office:value-type="float" office:value="20564" calcext:value-type="float">
            <text:p>20,564</text:p>
          </table:table-cell>
          <table:table-cell table:style-name="ce37" office:value-type="float" office:value="10693" calcext:value-type="float">
            <text:p>10,693</text:p>
          </table:table-cell>
          <table:table-cell table:style-name="ce44" office:value-type="float" office:value="9871" calcext:value-type="float">
            <text:p>9,8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932" calcext:value-type="float">
            <text:p>11,932</text:p>
          </table:table-cell>
          <table:table-cell table:style-name="ce37" office:value-type="float" office:value="36832" calcext:value-type="float">
            <text:p>36,832</text:p>
          </table:table-cell>
          <table:table-cell table:style-name="ce37" office:value-type="float" office:value="19181" calcext:value-type="float">
            <text:p>19,181</text:p>
          </table:table-cell>
          <table:table-cell table:style-name="ce44" office:value-type="float" office:value="17651" calcext:value-type="float">
            <text:p>17,6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00" calcext:value-type="float">
            <text:p>5,800</text:p>
          </table:table-cell>
          <table:table-cell table:style-name="ce37" office:value-type="float" office:value="15193" calcext:value-type="float">
            <text:p>15,193</text:p>
          </table:table-cell>
          <table:table-cell table:style-name="ce37" office:value-type="float" office:value="8227" calcext:value-type="float">
            <text:p>8,227</text:p>
          </table:table-cell>
          <table:table-cell table:style-name="ce44" office:value-type="float" office:value="6966" calcext:value-type="float">
            <text:p>6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7" office:value-type="float" office:value="7527" calcext:value-type="float">
            <text:p>7,527</text:p>
          </table:table-cell>
          <table:table-cell table:style-name="ce37" office:value-type="float" office:value="4052" calcext:value-type="float">
            <text:p>4,052</text:p>
          </table:table-cell>
          <table:table-cell table:style-name="ce44" office:value-type="float" office:value="3475" calcext:value-type="float">
            <text:p>3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7" office:value-type="float" office:value="11283" calcext:value-type="float">
            <text:p>11,283</text:p>
          </table:table-cell>
          <table:table-cell table:style-name="ce37" office:value-type="float" office:value="6168" calcext:value-type="float">
            <text:p>6,168</text:p>
          </table:table-cell>
          <table:table-cell table:style-name="ce44" office:value-type="float" office:value="5115" calcext:value-type="float">
            <text:p>5,1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7" calcext:value-type="float">
            <text:p>5,017</text:p>
          </table:table-cell>
          <table:table-cell table:style-name="ce37" office:value-type="float" office:value="16032" calcext:value-type="float">
            <text:p>16,032</text:p>
          </table:table-cell>
          <table:table-cell table:style-name="ce37" office:value-type="float" office:value="8751" calcext:value-type="float">
            <text:p>8,751</text:p>
          </table:table-cell>
          <table:table-cell table:style-name="ce44" office:value-type="float" office:value="7281" calcext:value-type="float">
            <text:p>7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60" calcext:value-type="float">
            <text:p>560</text:p>
          </table:table-cell>
          <table:table-cell table:style-name="ce37" office:value-type="float" office:value="1842" calcext:value-type="float">
            <text:p>1,842</text:p>
          </table:table-cell>
          <table:table-cell table:style-name="ce37" office:value-type="float" office:value="942" calcext:value-type="float">
            <text:p>942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7" office:value-type="float" office:value="4842" calcext:value-type="float">
            <text:p>4,842</text:p>
          </table:table-cell>
          <table:table-cell table:style-name="ce37" office:value-type="float" office:value="2566" calcext:value-type="float">
            <text:p>2,566</text:p>
          </table:table-cell>
          <table:table-cell table:style-name="ce44" office:value-type="float" office:value="2276" calcext:value-type="float">
            <text:p>2,2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73" calcext:value-type="float">
            <text:p>873</text:p>
          </table:table-cell>
          <table:table-cell table:style-name="ce38" office:value-type="float" office:value="3461" calcext:value-type="float">
            <text:p>3,461</text:p>
          </table:table-cell>
          <table:table-cell table:style-name="ce38" office:value-type="float" office:value="1797" calcext:value-type="float">
            <text:p>1,797</text:p>
          </table:table-cell>
          <table:table-cell table:style-name="ce51" office:value-type="float" office:value="1664" calcext:value-type="float">
            <text:p>1,664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5732" calcext:value-type="float">
            <text:p>275,732</text:p>
          </table:table-cell>
          <table:table-cell table:style-name="ce43" office:value-type="float" office:value="880550" calcext:value-type="float">
            <text:p>880,550</text:p>
          </table:table-cell>
          <table:table-cell table:style-name="ce37" office:value-type="float" office:value="453069" calcext:value-type="float">
            <text:p>453,069</text:p>
          </table:table-cell>
          <table:table-cell table:style-name="ce44" office:value-type="float" office:value="427481" calcext:value-type="float">
            <text:p>427,4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266" calcext:value-type="float">
            <text:p>72,266</text:p>
          </table:table-cell>
          <table:table-cell table:style-name="ce37" office:value-type="float" office:value="212917" calcext:value-type="float">
            <text:p>212,917</text:p>
          </table:table-cell>
          <table:table-cell table:style-name="ce37" office:value-type="float" office:value="106368" calcext:value-type="float">
            <text:p>106,368</text:p>
          </table:table-cell>
          <table:table-cell table:style-name="ce44" office:value-type="float" office:value="106549" calcext:value-type="float">
            <text:p>106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007" calcext:value-type="float">
            <text:p>18,007</text:p>
          </table:table-cell>
          <table:table-cell table:style-name="ce37" office:value-type="float" office:value="55723" calcext:value-type="float">
            <text:p>55,723</text:p>
          </table:table-cell>
          <table:table-cell table:style-name="ce37" office:value-type="float" office:value="28103" calcext:value-type="float">
            <text:p>28,103</text:p>
          </table:table-cell>
          <table:table-cell table:style-name="ce44" office:value-type="float" office:value="27620" calcext:value-type="float">
            <text:p>27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547" calcext:value-type="float">
            <text:p>15,547</text:p>
          </table:table-cell>
          <table:table-cell table:style-name="ce37" office:value-type="float" office:value="50436" calcext:value-type="float">
            <text:p>50,436</text:p>
          </table:table-cell>
          <table:table-cell table:style-name="ce37" office:value-type="float" office:value="25579" calcext:value-type="float">
            <text:p>25,579</text:p>
          </table:table-cell>
          <table:table-cell table:style-name="ce44" office:value-type="float" office:value="24857" calcext:value-type="float">
            <text:p>24,8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12" calcext:value-type="float">
            <text:p>10,712</text:p>
          </table:table-cell>
          <table:table-cell table:style-name="ce37" office:value-type="float" office:value="31256" calcext:value-type="float">
            <text:p>31,256</text:p>
          </table:table-cell>
          <table:table-cell table:style-name="ce37" office:value-type="float" office:value="16059" calcext:value-type="float">
            <text:p>16,059</text:p>
          </table:table-cell>
          <table:table-cell table:style-name="ce44" office:value-type="float" office:value="15197" calcext:value-type="float">
            <text:p>15,1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86" calcext:value-type="float">
            <text:p>14,186</text:p>
          </table:table-cell>
          <table:table-cell table:style-name="ce37" office:value-type="float" office:value="54249" calcext:value-type="float">
            <text:p>54,249</text:p>
          </table:table-cell>
          <table:table-cell table:style-name="ce37" office:value-type="float" office:value="28055" calcext:value-type="float">
            <text:p>28,055</text:p>
          </table:table-cell>
          <table:table-cell table:style-name="ce44" office:value-type="float" office:value="26194" calcext:value-type="float">
            <text:p>26,1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53" calcext:value-type="float">
            <text:p>9,653</text:p>
          </table:table-cell>
          <table:table-cell table:style-name="ce37" office:value-type="float" office:value="30928" calcext:value-type="float">
            <text:p>30,928</text:p>
          </table:table-cell>
          <table:table-cell table:style-name="ce37" office:value-type="float" office:value="16172" calcext:value-type="float">
            <text:p>16,172</text:p>
          </table:table-cell>
          <table:table-cell table:style-name="ce44" office:value-type="float" office:value="14756" calcext:value-type="float">
            <text:p>14,7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65" calcext:value-type="float">
            <text:p>3,565</text:p>
          </table:table-cell>
          <table:table-cell table:style-name="ce37" office:value-type="float" office:value="11638" calcext:value-type="float">
            <text:p>11,638</text:p>
          </table:table-cell>
          <table:table-cell table:style-name="ce37" office:value-type="float" office:value="6038" calcext:value-type="float">
            <text:p>6,038</text:p>
          </table:table-cell>
          <table:table-cell table:style-name="ce44" office:value-type="float" office:value="5600" calcext:value-type="float">
            <text:p>5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7" office:value-type="float" office:value="22961" calcext:value-type="float">
            <text:p>22,961</text:p>
          </table:table-cell>
          <table:table-cell table:style-name="ce37" office:value-type="float" office:value="11956" calcext:value-type="float">
            <text:p>11,956</text:p>
          </table:table-cell>
          <table:table-cell table:style-name="ce44" office:value-type="float" office:value="11005" calcext:value-type="float">
            <text:p>11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8" calcext:value-type="float">
            <text:p>7,818</text:p>
          </table:table-cell>
          <table:table-cell table:style-name="ce37" office:value-type="float" office:value="26174" calcext:value-type="float">
            <text:p>26,174</text:p>
          </table:table-cell>
          <table:table-cell table:style-name="ce37" office:value-type="float" office:value="13412" calcext:value-type="float">
            <text:p>13,412</text:p>
          </table:table-cell>
          <table:table-cell table:style-name="ce44" office:value-type="float" office:value="12762" calcext:value-type="float">
            <text:p>12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7" office:value-type="float" office:value="27454" calcext:value-type="float">
            <text:p>27,454</text:p>
          </table:table-cell>
          <table:table-cell table:style-name="ce37" office:value-type="float" office:value="14259" calcext:value-type="float">
            <text:p>14,259</text:p>
          </table:table-cell>
          <table:table-cell table:style-name="ce44" office:value-type="float" office:value="13195" calcext:value-type="float">
            <text:p>13,1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9" calcext:value-type="float">
            <text:p>9,559</text:p>
          </table:table-cell>
          <table:table-cell table:style-name="ce37" office:value-type="float" office:value="27073" calcext:value-type="float">
            <text:p>27,073</text:p>
          </table:table-cell>
          <table:table-cell table:style-name="ce37" office:value-type="float" office:value="14451" calcext:value-type="float">
            <text:p>14,451</text:p>
          </table:table-cell>
          <table:table-cell table:style-name="ce44" office:value-type="float" office:value="12622" calcext:value-type="float">
            <text:p>12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95" calcext:value-type="float">
            <text:p>6,395</text:p>
          </table:table-cell>
          <table:table-cell table:style-name="ce37" office:value-type="float" office:value="22181" calcext:value-type="float">
            <text:p>22,181</text:p>
          </table:table-cell>
          <table:table-cell table:style-name="ce37" office:value-type="float" office:value="11673" calcext:value-type="float">
            <text:p>11,673</text:p>
          </table:table-cell>
          <table:table-cell table:style-name="ce44" office:value-type="float" office:value="10508" calcext:value-type="float">
            <text:p>10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620" calcext:value-type="float">
            <text:p>17,620</text:p>
          </table:table-cell>
          <table:table-cell table:style-name="ce37" office:value-type="float" office:value="58457" calcext:value-type="float">
            <text:p>58,457</text:p>
          </table:table-cell>
          <table:table-cell table:style-name="ce37" office:value-type="float" office:value="30404" calcext:value-type="float">
            <text:p>30,404</text:p>
          </table:table-cell>
          <table:table-cell table:style-name="ce44" office:value-type="float" office:value="28053" calcext:value-type="float">
            <text:p>28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7" calcext:value-type="float">
            <text:p>5,457</text:p>
          </table:table-cell>
          <table:table-cell table:style-name="ce37" office:value-type="float" office:value="18409" calcext:value-type="float">
            <text:p>18,409</text:p>
          </table:table-cell>
          <table:table-cell table:style-name="ce37" office:value-type="float" office:value="9787" calcext:value-type="float">
            <text:p>9,787</text:p>
          </table:table-cell>
          <table:table-cell table:style-name="ce44" office:value-type="float" office:value="8622" calcext:value-type="float">
            <text:p>8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7" office:value-type="float" office:value="10834" calcext:value-type="float">
            <text:p>10,834</text:p>
          </table:table-cell>
          <table:table-cell table:style-name="ce37" office:value-type="float" office:value="5738" calcext:value-type="float">
            <text:p>5,738</text:p>
          </table:table-cell>
          <table:table-cell table:style-name="ce44" office:value-type="float" office:value="5096" calcext:value-type="float">
            <text:p>5,0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21" calcext:value-type="float">
            <text:p>8,421</text:p>
          </table:table-cell>
          <table:table-cell table:style-name="ce37" office:value-type="float" office:value="26880" calcext:value-type="float">
            <text:p>26,880</text:p>
          </table:table-cell>
          <table:table-cell table:style-name="ce41" office:value-type="float" office:value="14193" calcext:value-type="float">
            <text:p>14,193</text:p>
          </table:table-cell>
          <table:table-cell table:style-name="ce44" office:value-type="float" office:value="12687" calcext:value-type="float">
            <text:p>12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355" calcext:value-type="float">
            <text:p>11,355</text:p>
          </table:table-cell>
          <table:table-cell table:style-name="ce37" office:value-type="float" office:value="38734" calcext:value-type="float">
            <text:p>38,734</text:p>
          </table:table-cell>
          <table:table-cell table:style-name="ce37" office:value-type="float" office:value="19975" calcext:value-type="float">
            <text:p>19,975</text:p>
          </table:table-cell>
          <table:table-cell table:style-name="ce44" office:value-type="float" office:value="18759" calcext:value-type="float">
            <text:p>18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66" calcext:value-type="float">
            <text:p>4,166</text:p>
          </table:table-cell>
          <table:table-cell table:style-name="ce37" office:value-type="float" office:value="17375" calcext:value-type="float">
            <text:p>17,375</text:p>
          </table:table-cell>
          <table:table-cell table:style-name="ce37" office:value-type="float" office:value="8901" calcext:value-type="float">
            <text:p>8,901</text:p>
          </table:table-cell>
          <table:table-cell table:style-name="ce44" office:value-type="float" office:value="8474" calcext:value-type="float">
            <text:p>8,4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058" calcext:value-type="float">
            <text:p>7,058</text:p>
          </table:table-cell>
          <table:table-cell table:style-name="ce37" office:value-type="float" office:value="21089" calcext:value-type="float">
            <text:p>21,089</text:p>
          </table:table-cell>
          <table:table-cell table:style-name="ce37" office:value-type="float" office:value="10880" calcext:value-type="float">
            <text:p>10,880</text:p>
          </table:table-cell>
          <table:table-cell table:style-name="ce44" office:value-type="float" office:value="10209" calcext:value-type="float">
            <text:p>10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7" office:value-type="float" office:value="11857" calcext:value-type="float">
            <text:p>11,857</text:p>
          </table:table-cell>
          <table:table-cell table:style-name="ce37" office:value-type="float" office:value="6103" calcext:value-type="float">
            <text:p>6,103</text:p>
          </table:table-cell>
          <table:table-cell table:style-name="ce44" office:value-type="float" office:value="5754" calcext:value-type="float">
            <text:p>5,7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86" calcext:value-type="float">
            <text:p>7,086</text:p>
          </table:table-cell>
          <table:table-cell table:style-name="ce37" office:value-type="float" office:value="21550" calcext:value-type="float">
            <text:p>21,550</text:p>
          </table:table-cell>
          <table:table-cell table:style-name="ce37" office:value-type="float" office:value="11243" calcext:value-type="float">
            <text:p>11,243</text:p>
          </table:table-cell>
          <table:table-cell table:style-name="ce44" office:value-type="float" office:value="10307" calcext:value-type="float">
            <text:p>10,3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7" office:value-type="float" office:value="12556" calcext:value-type="float">
            <text:p>12,556</text:p>
          </table:table-cell>
          <table:table-cell table:style-name="ce37" office:value-type="float" office:value="6948" calcext:value-type="float">
            <text:p>6,948</text:p>
          </table:table-cell>
          <table:table-cell table:style-name="ce44" office:value-type="float" office:value="5608" calcext:value-type="float">
            <text:p>5,6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23" calcext:value-type="float">
            <text:p>3,523</text:p>
          </table:table-cell>
          <table:table-cell table:style-name="ce37" office:value-type="float" office:value="9914" calcext:value-type="float">
            <text:p>9,914</text:p>
          </table:table-cell>
          <table:table-cell table:style-name="ce37" office:value-type="float" office:value="5355" calcext:value-type="float">
            <text:p>5,355</text:p>
          </table:table-cell>
          <table:table-cell table:style-name="ce44" office:value-type="float" office:value="4559" calcext:value-type="float">
            <text:p>4,5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56" calcext:value-type="float">
            <text:p>3,056</text:p>
          </table:table-cell>
          <table:table-cell table:style-name="ce37" office:value-type="float" office:value="8624" calcext:value-type="float">
            <text:p>8,624</text:p>
          </table:table-cell>
          <table:table-cell table:style-name="ce37" office:value-type="float" office:value="4724" calcext:value-type="float">
            <text:p>4,724</text:p>
          </table:table-cell>
          <table:table-cell table:style-name="ce44" office:value-type="float" office:value="3900" calcext:value-type="float">
            <text:p>3,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7" office:value-type="float" office:value="6118" calcext:value-type="float">
            <text:p>6,118</text:p>
          </table:table-cell>
          <table:table-cell table:style-name="ce37" office:value-type="float" office:value="3273" calcext:value-type="float">
            <text:p>3,273</text:p>
          </table:table-cell>
          <table:table-cell table:style-name="ce44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57" calcext:value-type="float">
            <text:p>2,157</text:p>
          </table:table-cell>
          <table:table-cell table:style-name="ce37" office:value-type="float" office:value="7594" calcext:value-type="float">
            <text:p>7,594</text:p>
          </table:table-cell>
          <table:table-cell table:style-name="ce37" office:value-type="float" office:value="3882" calcext:value-type="float">
            <text:p>3,882</text:p>
          </table:table-cell>
          <table:table-cell table:style-name="ce44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1" calcext:value-type="float">
            <text:p>971</text:p>
          </table:table-cell>
          <table:table-cell table:style-name="ce37" office:value-type="float" office:value="2972" calcext:value-type="float">
            <text:p>2,972</text:p>
          </table:table-cell>
          <table:table-cell table:style-name="ce37" office:value-type="float" office:value="1561" calcext:value-type="float">
            <text:p>1,561</text:p>
          </table:table-cell>
          <table:table-cell table:style-name="ce44" office:value-type="float" office:value="1411" calcext:value-type="float">
            <text:p>1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7" office:value-type="float" office:value="6569" calcext:value-type="float">
            <text:p>6,569</text:p>
          </table:table-cell>
          <table:table-cell table:style-name="ce37" office:value-type="float" office:value="3428" calcext:value-type="float">
            <text:p>3,428</text:p>
          </table:table-cell>
          <table:table-cell table:style-name="ce44" office:value-type="float" office:value="3141" calcext:value-type="float">
            <text:p>3,1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7" office:value-type="float" office:value="5174" calcext:value-type="float">
            <text:p>5,174</text:p>
          </table:table-cell>
          <table:table-cell table:style-name="ce37" office:value-type="float" office:value="2719" calcext:value-type="float">
            <text:p>2,719</text:p>
          </table:table-cell>
          <table:table-cell table:style-name="ce44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7" office:value-type="float" office:value="7881" calcext:value-type="float">
            <text:p>7,881</text:p>
          </table:table-cell>
          <table:table-cell table:style-name="ce37" office:value-type="float" office:value="4045" calcext:value-type="float">
            <text:p>4,045</text:p>
          </table:table-cell>
          <table:table-cell table:style-name="ce44" office:value-type="float" office:value="3836" calcext:value-type="float">
            <text:p>3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7" office:value-type="float" office:value="4854" calcext:value-type="float">
            <text:p>4,854</text:p>
          </table:table-cell>
          <table:table-cell table:style-name="ce37" office:value-type="float" office:value="2535" calcext:value-type="float">
            <text:p>2,535</text:p>
          </table:table-cell>
          <table:table-cell table:style-name="ce44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7" office:value-type="float" office:value="5037" calcext:value-type="float">
            <text:p>5,037</text:p>
          </table:table-cell>
          <table:table-cell table:style-name="ce37" office:value-type="float" office:value="2629" calcext:value-type="float">
            <text:p>2,629</text:p>
          </table:table-cell>
          <table:table-cell table:style-name="ce44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8" calcext:value-type="float">
            <text:p>1,878</text:p>
          </table:table-cell>
          <table:table-cell table:style-name="ce38" office:value-type="float" office:value="5082" calcext:value-type="float">
            <text:p>5,082</text:p>
          </table:table-cell>
          <table:table-cell table:style-name="ce38" office:value-type="float" office:value="2621" calcext:value-type="float">
            <text:p>2,621</text:p>
          </table:table-cell>
          <table:table-cell table:style-name="ce51" office:value-type="float" office:value="2461" calcext:value-type="float">
            <text:p>2,461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968" calcext:value-type="float">
            <text:p>79,968</text:p>
          </table:table-cell>
          <table:table-cell table:style-name="ce43" office:value-type="float" office:value="232491" calcext:value-type="float">
            <text:p>232,491</text:p>
          </table:table-cell>
          <table:table-cell table:style-name="ce37" office:value-type="float" office:value="121773" calcext:value-type="float">
            <text:p>121,773</text:p>
          </table:table-cell>
          <table:table-cell table:style-name="ce44" office:value-type="float" office:value="110718" calcext:value-type="float">
            <text:p>110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761" calcext:value-type="float">
            <text:p>37,761</text:p>
          </table:table-cell>
          <table:table-cell table:style-name="ce37" office:value-type="float" office:value="109242" calcext:value-type="float">
            <text:p>109,242</text:p>
          </table:table-cell>
          <table:table-cell table:style-name="ce37" office:value-type="float" office:value="55464" calcext:value-type="float">
            <text:p>55,464</text:p>
          </table:table-cell>
          <table:table-cell table:style-name="ce44" office:value-type="float" office:value="53778" calcext:value-type="float">
            <text:p>53,7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1" calcext:value-type="float">
            <text:p>5,411</text:p>
          </table:table-cell>
          <table:table-cell table:style-name="ce43" office:value-type="float" office:value="15969" calcext:value-type="float">
            <text:p>15,969</text:p>
          </table:table-cell>
          <table:table-cell table:style-name="ce37" office:value-type="float" office:value="8520" calcext:value-type="float">
            <text:p>8,520</text:p>
          </table:table-cell>
          <table:table-cell table:style-name="ce44" office:value-type="float" office:value="7449" calcext:value-type="float">
            <text:p>7,4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4" calcext:value-type="float">
            <text:p>3,214</text:p>
          </table:table-cell>
          <table:table-cell table:style-name="ce43" office:value-type="float" office:value="9860" calcext:value-type="float">
            <text:p>9,860</text:p>
          </table:table-cell>
          <table:table-cell table:style-name="ce37" office:value-type="float" office:value="5151" calcext:value-type="float">
            <text:p>5,151</text:p>
          </table:table-cell>
          <table:table-cell table:style-name="ce44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4" calcext:value-type="float">
            <text:p>6,564</text:p>
          </table:table-cell>
          <table:table-cell table:style-name="ce43" office:value-type="float" office:value="18373" calcext:value-type="float">
            <text:p>18,373</text:p>
          </table:table-cell>
          <table:table-cell table:style-name="ce37" office:value-type="float" office:value="9953" calcext:value-type="float">
            <text:p>9,953</text:p>
          </table:table-cell>
          <table:table-cell table:style-name="ce44" office:value-type="float" office:value="8420" calcext:value-type="float">
            <text:p>8,4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1" calcext:value-type="float">
            <text:p>2,531</text:p>
          </table:table-cell>
          <table:table-cell table:style-name="ce43" office:value-type="float" office:value="7182" calcext:value-type="float">
            <text:p>7,182</text:p>
          </table:table-cell>
          <table:table-cell table:style-name="ce37" office:value-type="float" office:value="3723" calcext:value-type="float">
            <text:p>3,723</text:p>
          </table:table-cell>
          <table:table-cell table:style-name="ce44" office:value-type="float" office:value="3459" calcext:value-type="float">
            <text:p>3,4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8" calcext:value-type="float">
            <text:p>4,528</text:p>
          </table:table-cell>
          <table:table-cell table:style-name="ce43" office:value-type="float" office:value="12126" calcext:value-type="float">
            <text:p>12,126</text:p>
          </table:table-cell>
          <table:table-cell table:style-name="ce37" office:value-type="float" office:value="6495" calcext:value-type="float">
            <text:p>6,495</text:p>
          </table:table-cell>
          <table:table-cell table:style-name="ce44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53" calcext:value-type="float">
            <text:p>3,553</text:p>
          </table:table-cell>
          <table:table-cell table:style-name="ce43" office:value-type="float" office:value="9523" calcext:value-type="float">
            <text:p>9,523</text:p>
          </table:table-cell>
          <table:table-cell table:style-name="ce37" office:value-type="float" office:value="5283" calcext:value-type="float">
            <text:p>5,283</text:p>
          </table:table-cell>
          <table:table-cell table:style-name="ce44" office:value-type="float" office:value="4240" calcext:value-type="float">
            <text:p>4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5" calcext:value-type="float">
            <text:p>2,935</text:p>
          </table:table-cell>
          <table:table-cell table:style-name="ce43" office:value-type="float" office:value="8476" calcext:value-type="float">
            <text:p>8,476</text:p>
          </table:table-cell>
          <table:table-cell table:style-name="ce37" office:value-type="float" office:value="4825" calcext:value-type="float">
            <text:p>4,825</text:p>
          </table:table-cell>
          <table:table-cell table:style-name="ce44" office:value-type="float" office:value="3651" calcext:value-type="float">
            <text:p>3,6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6" calcext:value-type="float">
            <text:p>3,126</text:p>
          </table:table-cell>
          <table:table-cell table:style-name="ce43" office:value-type="float" office:value="8654" calcext:value-type="float">
            <text:p>8,654</text:p>
          </table:table-cell>
          <table:table-cell table:style-name="ce37" office:value-type="float" office:value="4669" calcext:value-type="float">
            <text:p>4,669</text:p>
          </table:table-cell>
          <table:table-cell table:style-name="ce44" office:value-type="float" office:value="3985" calcext:value-type="float">
            <text:p>3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6" calcext:value-type="float">
            <text:p>3,256</text:p>
          </table:table-cell>
          <table:table-cell table:style-name="ce43" office:value-type="float" office:value="9299" calcext:value-type="float">
            <text:p>9,299</text:p>
          </table:table-cell>
          <table:table-cell table:style-name="ce37" office:value-type="float" office:value="4929" calcext:value-type="float">
            <text:p>4,929</text:p>
          </table:table-cell>
          <table:table-cell table:style-name="ce44" office:value-type="float" office:value="4370" calcext:value-type="float">
            <text:p>4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8" calcext:value-type="float">
            <text:p>988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7" office:value-type="float" office:value="1786" calcext:value-type="float">
            <text:p>1,786</text:p>
          </table:table-cell>
          <table:table-cell table:style-name="ce44" office:value-type="float" office:value="1550" calcext:value-type="float">
            <text:p>1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8" calcext:value-type="float">
            <text:p>1,078</text:p>
          </table:table-cell>
          <table:table-cell table:style-name="ce43" office:value-type="float" office:value="3672" calcext:value-type="float">
            <text:p>3,672</text:p>
          </table:table-cell>
          <table:table-cell table:style-name="ce37" office:value-type="float" office:value="2025" calcext:value-type="float">
            <text:p>2,025</text:p>
          </table:table-cell>
          <table:table-cell table:style-name="ce44" office:value-type="float" office:value="1647" calcext:value-type="float">
            <text:p>1,6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3" office:value-type="float" office:value="4538" calcext:value-type="float">
            <text:p>4,538</text:p>
          </table:table-cell>
          <table:table-cell table:style-name="ce37" office:value-type="float" office:value="2470" calcext:value-type="float">
            <text:p>2,470</text:p>
          </table:table-cell>
          <table:table-cell table:style-name="ce44" office:value-type="float" office:value="2068" calcext:value-type="float">
            <text:p>2,0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9" calcext:value-type="float">
            <text:p>1,509</text:p>
          </table:table-cell>
          <table:table-cell table:style-name="ce43" office:value-type="float" office:value="4192" calcext:value-type="float">
            <text:p>4,192</text:p>
          </table:table-cell>
          <table:table-cell table:style-name="ce37" office:value-type="float" office:value="2283" calcext:value-type="float">
            <text:p>2,283</text:p>
          </table:table-cell>
          <table:table-cell table:style-name="ce44" office:value-type="float" office:value="1909" calcext:value-type="float">
            <text:p>1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8" calcext:value-type="float">
            <text:p>1,048</text:p>
          </table:table-cell>
          <table:table-cell table:style-name="ce43" office:value-type="float" office:value="3672" calcext:value-type="float">
            <text:p>3,672</text:p>
          </table:table-cell>
          <table:table-cell table:style-name="ce37" office:value-type="float" office:value="1909" calcext:value-type="float">
            <text:p>1,909</text:p>
          </table:table-cell>
          <table:table-cell table:style-name="ce44" office:value-type="float" office:value="1763" calcext:value-type="float">
            <text:p>1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76" calcext:value-type="float">
            <text:p>1,376</text:p>
          </table:table-cell>
          <table:table-cell table:style-name="ce38" office:value-type="float" office:value="4377" calcext:value-type="float">
            <text:p>4,377</text:p>
          </table:table-cell>
          <table:table-cell table:style-name="ce78" office:value-type="float" office:value="2288" calcext:value-type="float">
            <text:p>2,288</text:p>
          </table:table-cell>
          <table:table-cell table:style-name="ce51" office:value-type="float" office:value="2089" calcext:value-type="float">
            <text:p>2,089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304" calcext:value-type="float">
            <text:p>120,304</text:p>
          </table:table-cell>
          <table:table-cell table:style-name="ce43" office:value-type="float" office:value="340705" calcext:value-type="float">
            <text:p>340,705</text:p>
          </table:table-cell>
          <table:table-cell table:style-name="ce37" office:value-type="float" office:value="175843" calcext:value-type="float">
            <text:p>175,843</text:p>
          </table:table-cell>
          <table:table-cell table:style-name="ce44" office:value-type="float" office:value="164862" calcext:value-type="float">
            <text:p>164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335" calcext:value-type="float">
            <text:p>40,335</text:p>
          </table:table-cell>
          <table:table-cell table:style-name="ce37" office:value-type="float" office:value="109826" calcext:value-type="float">
            <text:p>109,826</text:p>
          </table:table-cell>
          <table:table-cell table:style-name="ce37" office:value-type="float" office:value="53899" calcext:value-type="float">
            <text:p>53,899</text:p>
          </table:table-cell>
          <table:table-cell table:style-name="ce44" office:value-type="float" office:value="55927" calcext:value-type="float">
            <text:p>55,9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9" calcext:value-type="float">
            <text:p>4,459</text:p>
          </table:table-cell>
          <table:table-cell table:style-name="ce37" office:value-type="float" office:value="12110" calcext:value-type="float">
            <text:p>12,110</text:p>
          </table:table-cell>
          <table:table-cell table:style-name="ce37" office:value-type="float" office:value="6421" calcext:value-type="float">
            <text:p>6,421</text:p>
          </table:table-cell>
          <table:table-cell table:style-name="ce44" office:value-type="float" office:value="5689" calcext:value-type="float">
            <text:p>5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4" calcext:value-type="float">
            <text:p>8,924</text:p>
          </table:table-cell>
          <table:table-cell table:style-name="ce37" office:value-type="float" office:value="27140" calcext:value-type="float">
            <text:p>27,140</text:p>
          </table:table-cell>
          <table:table-cell table:style-name="ce37" office:value-type="float" office:value="14741" calcext:value-type="float">
            <text:p>14,741</text:p>
          </table:table-cell>
          <table:table-cell table:style-name="ce44" office:value-type="float" office:value="12399" calcext:value-type="float">
            <text:p>12,3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51" calcext:value-type="float">
            <text:p>7,251</text:p>
          </table:table-cell>
          <table:table-cell table:style-name="ce37" office:value-type="float" office:value="20244" calcext:value-type="float">
            <text:p>20,244</text:p>
          </table:table-cell>
          <table:table-cell table:style-name="ce37" office:value-type="float" office:value="10540" calcext:value-type="float">
            <text:p>10,540</text:p>
          </table:table-cell>
          <table:table-cell table:style-name="ce44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691" calcext:value-type="float">
            <text:p>28,691</text:p>
          </table:table-cell>
          <table:table-cell table:style-name="ce37" office:value-type="float" office:value="79511" calcext:value-type="float">
            <text:p>79,511</text:p>
          </table:table-cell>
          <table:table-cell table:style-name="ce37" office:value-type="float" office:value="40807" calcext:value-type="float">
            <text:p>40,807</text:p>
          </table:table-cell>
          <table:table-cell table:style-name="ce44" office:value-type="float" office:value="38704" calcext:value-type="float">
            <text:p>38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7" office:value-type="float" office:value="18850" calcext:value-type="float">
            <text:p>18,850</text:p>
          </table:table-cell>
          <table:table-cell table:style-name="ce37" office:value-type="float" office:value="10214" calcext:value-type="float">
            <text:p>10,214</text:p>
          </table:table-cell>
          <table:table-cell table:style-name="ce44" office:value-type="float" office:value="8636" calcext:value-type="float">
            <text:p>8,6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7" office:value-type="float" office:value="14306" calcext:value-type="float">
            <text:p>14,306</text:p>
          </table:table-cell>
          <table:table-cell table:style-name="ce37" office:value-type="float" office:value="7625" calcext:value-type="float">
            <text:p>7,625</text:p>
          </table:table-cell>
          <table:table-cell table:style-name="ce44" office:value-type="float" office:value="6681" calcext:value-type="float">
            <text:p>6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7" office:value-type="float" office:value="5227" calcext:value-type="float">
            <text:p>5,227</text:p>
          </table:table-cell>
          <table:table-cell table:style-name="ce37" office:value-type="float" office:value="2875" calcext:value-type="float">
            <text:p>2,875</text:p>
          </table:table-cell>
          <table:table-cell table:style-name="ce44" office:value-type="float" office:value="2352" calcext:value-type="float">
            <text:p>2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27" calcext:value-type="float">
            <text:p>4,627</text:p>
          </table:table-cell>
          <table:table-cell table:style-name="ce37" office:value-type="float" office:value="13054" calcext:value-type="float">
            <text:p>13,054</text:p>
          </table:table-cell>
          <table:table-cell table:style-name="ce37" office:value-type="float" office:value="7025" calcext:value-type="float">
            <text:p>7,025</text:p>
          </table:table-cell>
          <table:table-cell table:style-name="ce44" office:value-type="float" office:value="6029" calcext:value-type="float">
            <text:p>6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7" office:value-type="float" office:value="11836" calcext:value-type="float">
            <text:p>11,836</text:p>
          </table:table-cell>
          <table:table-cell table:style-name="ce37" office:value-type="float" office:value="6488" calcext:value-type="float">
            <text:p>6,488</text:p>
          </table:table-cell>
          <table:table-cell table:style-name="ce44" office:value-type="float" office:value="5348" calcext:value-type="float">
            <text:p>5,3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7" office:value-type="float" office:value="15225" calcext:value-type="float">
            <text:p>15,225</text:p>
          </table:table-cell>
          <table:table-cell table:style-name="ce37" office:value-type="float" office:value="7915" calcext:value-type="float">
            <text:p>7,915</text:p>
          </table:table-cell>
          <table:table-cell table:style-name="ce44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7" office:value-type="float" office:value="6958" calcext:value-type="float">
            <text:p>6,958</text:p>
          </table:table-cell>
          <table:table-cell table:style-name="ce37" office:value-type="float" office:value="3714" calcext:value-type="float">
            <text:p>3,714</text:p>
          </table:table-cell>
          <table:table-cell table:style-name="ce44" office:value-type="float" office:value="3244" calcext:value-type="float">
            <text:p>3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54" calcext:value-type="float">
            <text:p>1,654</text:p>
          </table:table-cell>
          <table:table-cell table:style-name="ce38" office:value-type="float" office:value="6418" calcext:value-type="float">
            <text:p>6,418</text:p>
          </table:table-cell>
          <table:table-cell table:style-name="ce38" office:value-type="float" office:value="3579" calcext:value-type="float">
            <text:p>3,579</text:p>
          </table:table-cell>
          <table:table-cell table:style-name="ce51" office:value-type="float" office:value="2839" calcext:value-type="float">
            <text:p>2,83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404" calcext:value-type="float">
            <text:p>33,404</text:p>
          </table:table-cell>
          <table:table-cell table:style-name="ce43" office:value-type="float" office:value="96455" calcext:value-type="float">
            <text:p>96,455</text:p>
          </table:table-cell>
          <table:table-cell table:style-name="ce37" office:value-type="float" office:value="49580" calcext:value-type="float">
            <text:p>49,580</text:p>
          </table:table-cell>
          <table:table-cell table:style-name="ce44" office:value-type="float" office:value="46875" calcext:value-type="float">
            <text:p>46,8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638" calcext:value-type="float">
            <text:p>19,638</text:p>
          </table:table-cell>
          <table:table-cell table:style-name="ce37" office:value-type="float" office:value="56479" calcext:value-type="float">
            <text:p>56,479</text:p>
          </table:table-cell>
          <table:table-cell table:style-name="ce37" office:value-type="float" office:value="28623" calcext:value-type="float">
            <text:p>28,623</text:p>
          </table:table-cell>
          <table:table-cell table:style-name="ce44" office:value-type="float" office:value="27856" calcext:value-type="float">
            <text:p>27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96" calcext:value-type="float">
            <text:p>4,696</text:p>
          </table:table-cell>
          <table:table-cell table:style-name="ce37" office:value-type="float" office:value="13644" calcext:value-type="float">
            <text:p>13,644</text:p>
          </table:table-cell>
          <table:table-cell table:style-name="ce37" office:value-type="float" office:value="7113" calcext:value-type="float">
            <text:p>7,113</text:p>
          </table:table-cell>
          <table:table-cell table:style-name="ce44" office:value-type="float" office:value="6531" calcext:value-type="float">
            <text:p>6,5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7" office:value-type="float" office:value="9532" calcext:value-type="float">
            <text:p>9,532</text:p>
          </table:table-cell>
          <table:table-cell table:style-name="ce37" office:value-type="float" office:value="5003" calcext:value-type="float">
            <text:p>5,003</text:p>
          </table:table-cell>
          <table:table-cell table:style-name="ce44" office:value-type="float" office:value="4529" calcext:value-type="float">
            <text:p>4,5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7" office:value-type="float" office:value="8461" calcext:value-type="float">
            <text:p>8,461</text:p>
          </table:table-cell>
          <table:table-cell table:style-name="ce37" office:value-type="float" office:value="4382" calcext:value-type="float">
            <text:p>4,382</text:p>
          </table:table-cell>
          <table:table-cell table:style-name="ce44" office:value-type="float" office:value="4079" calcext:value-type="float">
            <text:p>4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7" office:value-type="float" office:value="4754" calcext:value-type="float">
            <text:p>4,754</text:p>
          </table:table-cell>
          <table:table-cell table:style-name="ce37" office:value-type="float" office:value="2569" calcext:value-type="float">
            <text:p>2,569</text:p>
          </table:table-cell>
          <table:table-cell table:style-name="ce44" office:value-type="float" office:value="2185" calcext:value-type="float">
            <text:p>2,1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5" calcext:value-type="float">
            <text:p>1,235</text:p>
          </table:table-cell>
          <table:table-cell table:style-name="ce38" office:value-type="float" office:value="3585" calcext:value-type="float">
            <text:p>3,585</text:p>
          </table:table-cell>
          <table:table-cell table:style-name="ce38" office:value-type="float" office:value="1890" calcext:value-type="float">
            <text:p>1,890</text:p>
          </table:table-cell>
          <table:table-cell table:style-name="ce51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400" calcext:value-type="float">
            <text:p>146,400</text:p>
          </table:table-cell>
          <table:table-cell table:style-name="ce43" office:value-type="float" office:value="387207" calcext:value-type="float">
            <text:p>387,207</text:p>
          </table:table-cell>
          <table:table-cell table:style-name="ce37" office:value-type="float" office:value="195237" calcext:value-type="float">
            <text:p>195,237</text:p>
          </table:table-cell>
          <table:table-cell table:style-name="ce44" office:value-type="float" office:value="191970" calcext:value-type="float">
            <text:p>191,97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14" calcext:value-type="float">
            <text:p>22,014</text:p>
          </table:table-cell>
          <table:table-cell table:style-name="ce37" office:value-type="float" office:value="55957" calcext:value-type="float">
            <text:p>55,957</text:p>
          </table:table-cell>
          <table:table-cell table:style-name="ce37" office:value-type="float" office:value="28707" calcext:value-type="float">
            <text:p>28,707</text:p>
          </table:table-cell>
          <table:table-cell table:style-name="ce44" office:value-type="float" office:value="27250" calcext:value-type="float">
            <text:p>27,25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908" calcext:value-type="float">
            <text:p>19,908</text:p>
          </table:table-cell>
          <table:table-cell table:style-name="ce37" office:value-type="float" office:value="55421" calcext:value-type="float">
            <text:p>55,421</text:p>
          </table:table-cell>
          <table:table-cell table:style-name="ce37" office:value-type="float" office:value="28099" calcext:value-type="float">
            <text:p>28,099</text:p>
          </table:table-cell>
          <table:table-cell table:style-name="ce44" office:value-type="float" office:value="27322" calcext:value-type="float">
            <text:p>27,32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214" calcext:value-type="float">
            <text:p>14,214</text:p>
          </table:table-cell>
          <table:table-cell table:style-name="ce37" office:value-type="float" office:value="38063" calcext:value-type="float">
            <text:p>38,063</text:p>
          </table:table-cell>
          <table:table-cell table:style-name="ce37" office:value-type="float" office:value="19363" calcext:value-type="float">
            <text:p>19,363</text:p>
          </table:table-cell>
          <table:table-cell table:style-name="ce44" office:value-type="float" office:value="18700" calcext:value-type="float">
            <text:p>18,70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36" calcext:value-type="float">
            <text:p>19,736</text:p>
          </table:table-cell>
          <table:table-cell table:style-name="ce37" office:value-type="float" office:value="50362" calcext:value-type="float">
            <text:p>50,362</text:p>
          </table:table-cell>
          <table:table-cell table:style-name="ce37" office:value-type="float" office:value="24854" calcext:value-type="float">
            <text:p>24,854</text:p>
          </table:table-cell>
          <table:table-cell table:style-name="ce44" office:value-type="float" office:value="25508" calcext:value-type="float">
            <text:p>25,50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59" calcext:value-type="float">
            <text:p>18,959</text:p>
          </table:table-cell>
          <table:table-cell table:style-name="ce37" office:value-type="float" office:value="51403" calcext:value-type="float">
            <text:p>51,403</text:p>
          </table:table-cell>
          <table:table-cell table:style-name="ce37" office:value-type="float" office:value="26284" calcext:value-type="float">
            <text:p>26,284</text:p>
          </table:table-cell>
          <table:table-cell table:style-name="ce44" office:value-type="float" office:value="25119" calcext:value-type="float">
            <text:p>25,11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87" calcext:value-type="float">
            <text:p>31,687</text:p>
          </table:table-cell>
          <table:table-cell table:style-name="ce37" office:value-type="float" office:value="84667" calcext:value-type="float">
            <text:p>84,667</text:p>
          </table:table-cell>
          <table:table-cell table:style-name="ce37" office:value-type="float" office:value="42187" calcext:value-type="float">
            <text:p>42,187</text:p>
          </table:table-cell>
          <table:table-cell table:style-name="ce44" office:value-type="float" office:value="42480" calcext:value-type="float">
            <text:p>42,48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82" calcext:value-type="float">
            <text:p>19,882</text:p>
          </table:table-cell>
          <table:table-cell table:style-name="ce38" office:value-type="float" office:value="51334" calcext:value-type="float">
            <text:p>51,334</text:p>
          </table:table-cell>
          <table:table-cell table:style-name="ce38" office:value-type="float" office:value="25743" calcext:value-type="float">
            <text:p>25,743</text:p>
          </table:table-cell>
          <table:table-cell table:style-name="ce51" office:value-type="float" office:value="25591" calcext:value-type="float">
            <text:p>25,591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9808" calcext:value-type="float">
            <text:p>139,808</text:p>
          </table:table-cell>
          <table:table-cell table:style-name="ce43" office:value-type="float" office:value="413317" calcext:value-type="float">
            <text:p>413,317</text:p>
          </table:table-cell>
          <table:table-cell table:style-name="ce37" office:value-type="float" office:value="205307" calcext:value-type="float">
            <text:p>205,307</text:p>
          </table:table-cell>
          <table:table-cell table:style-name="ce44" office:value-type="float" office:value="208010" calcext:value-type="float">
            <text:p>208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7237" calcext:value-type="float">
            <text:p>67,237</text:p>
          </table:table-cell>
          <table:table-cell table:style-name="ce37" office:value-type="float" office:value="196026" calcext:value-type="float">
            <text:p>196,026</text:p>
          </table:table-cell>
          <table:table-cell table:style-name="ce37" office:value-type="float" office:value="96768" calcext:value-type="float">
            <text:p>96,768</text:p>
          </table:table-cell>
          <table:table-cell table:style-name="ce44" office:value-type="float" office:value="99258" calcext:value-type="float">
            <text:p>99,2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933" calcext:value-type="float">
            <text:p>49,933</text:p>
          </table:table-cell>
          <table:table-cell table:style-name="ce37" office:value-type="float" office:value="144918" calcext:value-type="float">
            <text:p>144,918</text:p>
          </table:table-cell>
          <table:table-cell table:style-name="ce37" office:value-type="float" office:value="71640" calcext:value-type="float">
            <text:p>71,640</text:p>
          </table:table-cell>
          <table:table-cell table:style-name="ce44" office:value-type="float" office:value="73278" calcext:value-type="float">
            <text:p>73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638" calcext:value-type="float">
            <text:p>22,638</text:p>
          </table:table-cell>
          <table:table-cell table:style-name="ce38" office:value-type="float" office:value="72373" calcext:value-type="float">
            <text:p>72,373</text:p>
          </table:table-cell>
          <table:table-cell table:style-name="ce38" office:value-type="float" office:value="36899" calcext:value-type="float">
            <text:p>36,899</text:p>
          </table:table-cell>
          <table:table-cell table:style-name="ce51" office:value-type="float" office:value="35474" calcext:value-type="float">
            <text:p>35,47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0283" calcext:value-type="float">
            <text:p>380,283</text:p>
          </table:table-cell>
          <table:table-cell table:style-name="ce43" office:value-type="float" office:value="1077182" calcext:value-type="float">
            <text:p>1,077,182</text:p>
          </table:table-cell>
          <table:table-cell table:style-name="ce37" office:value-type="float" office:value="524120" calcext:value-type="float">
            <text:p>524,120</text:p>
          </table:table-cell>
          <table:table-cell table:style-name="ce44" office:value-type="float" office:value="553062" calcext:value-type="float">
            <text:p>553,06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3" calcext:value-type="float">
            <text:p>8,433</text:p>
          </table:table-cell>
          <table:table-cell table:style-name="ce37" office:value-type="float" office:value="23105" calcext:value-type="float">
            <text:p>23,105</text:p>
          </table:table-cell>
          <table:table-cell table:style-name="ce37" office:value-type="float" office:value="11388" calcext:value-type="float">
            <text:p>11,388</text:p>
          </table:table-cell>
          <table:table-cell table:style-name="ce44" office:value-type="float" office:value="11717" calcext:value-type="float">
            <text:p>11,7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638" calcext:value-type="float">
            <text:p>25,638</text:p>
          </table:table-cell>
          <table:table-cell table:style-name="ce37" office:value-type="float" office:value="73788" calcext:value-type="float">
            <text:p>73,788</text:p>
          </table:table-cell>
          <table:table-cell table:style-name="ce37" office:value-type="float" office:value="37352" calcext:value-type="float">
            <text:p>37,352</text:p>
          </table:table-cell>
          <table:table-cell table:style-name="ce44" office:value-type="float" office:value="36436" calcext:value-type="float">
            <text:p>36,4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960" calcext:value-type="float">
            <text:p>42,960</text:p>
          </table:table-cell>
          <table:table-cell table:style-name="ce37" office:value-type="float" office:value="117564" calcext:value-type="float">
            <text:p>117,564</text:p>
          </table:table-cell>
          <table:table-cell table:style-name="ce37" office:value-type="float" office:value="56557" calcext:value-type="float">
            <text:p>56,557</text:p>
          </table:table-cell>
          <table:table-cell table:style-name="ce44" office:value-type="float" office:value="61007" calcext:value-type="float">
            <text:p>61,0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515" calcext:value-type="float">
            <text:p>41,515</text:p>
          </table:table-cell>
          <table:table-cell table:style-name="ce37" office:value-type="float" office:value="112830" calcext:value-type="float">
            <text:p>112,830</text:p>
          </table:table-cell>
          <table:table-cell table:style-name="ce37" office:value-type="float" office:value="54809" calcext:value-type="float">
            <text:p>54,809</text:p>
          </table:table-cell>
          <table:table-cell table:style-name="ce44" office:value-type="float" office:value="58021" calcext:value-type="float">
            <text:p>58,0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298" calcext:value-type="float">
            <text:p>55,298</text:p>
          </table:table-cell>
          <table:table-cell table:style-name="ce37" office:value-type="float" office:value="147792" calcext:value-type="float">
            <text:p>147,792</text:p>
          </table:table-cell>
          <table:table-cell table:style-name="ce37" office:value-type="float" office:value="71719" calcext:value-type="float">
            <text:p>71,719</text:p>
          </table:table-cell>
          <table:table-cell table:style-name="ce44" office:value-type="float" office:value="76073" calcext:value-type="float">
            <text:p>76,0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1811" calcext:value-type="float">
            <text:p>71,811</text:p>
          </table:table-cell>
          <table:table-cell table:style-name="ce37" office:value-type="float" office:value="204864" calcext:value-type="float">
            <text:p>204,864</text:p>
          </table:table-cell>
          <table:table-cell table:style-name="ce37" office:value-type="float" office:value="99581" calcext:value-type="float">
            <text:p>99,581</text:p>
          </table:table-cell>
          <table:table-cell table:style-name="ce44" office:value-type="float" office:value="105283" calcext:value-type="float">
            <text:p>105,28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2228" calcext:value-type="float">
            <text:p>52,228</text:p>
          </table:table-cell>
          <table:table-cell table:style-name="ce37" office:value-type="float" office:value="151952" calcext:value-type="float">
            <text:p>151,952</text:p>
          </table:table-cell>
          <table:table-cell table:style-name="ce37" office:value-type="float" office:value="73436" calcext:value-type="float">
            <text:p>73,436</text:p>
          </table:table-cell>
          <table:table-cell table:style-name="ce44" office:value-type="float" office:value="78516" calcext:value-type="float">
            <text:p>78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2400" calcext:value-type="float">
            <text:p>82,400</text:p>
          </table:table-cell>
          <table:table-cell table:style-name="ce38" office:value-type="float" office:value="245287" calcext:value-type="float">
            <text:p>245,287</text:p>
          </table:table-cell>
          <table:table-cell table:style-name="ce38" office:value-type="float" office:value="119278" calcext:value-type="float">
            <text:p>119,278</text:p>
          </table:table-cell>
          <table:table-cell table:style-name="ce51" office:value-type="float" office:value="126009" calcext:value-type="float">
            <text:p>126,00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812" calcext:value-type="float">
            <text:p>94,812</text:p>
          </table:table-cell>
          <table:table-cell table:style-name="ce43" office:value-type="float" office:value="273639" calcext:value-type="float">
            <text:p>273,639</text:p>
          </table:table-cell>
          <table:table-cell table:style-name="ce37" office:value-type="float" office:value="134758" calcext:value-type="float">
            <text:p>134,758</text:p>
          </table:table-cell>
          <table:table-cell table:style-name="ce44" office:value-type="float" office:value="138881" calcext:value-type="float">
            <text:p>138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081" calcext:value-type="float">
            <text:p>44,081</text:p>
          </table:table-cell>
          <table:table-cell table:style-name="ce37" office:value-type="float" office:value="126034" calcext:value-type="float">
            <text:p>126,034</text:p>
          </table:table-cell>
          <table:table-cell table:style-name="ce37" office:value-type="float" office:value="61532" calcext:value-type="float">
            <text:p>61,532</text:p>
          </table:table-cell>
          <table:table-cell table:style-name="ce36" office:value-type="float" office:value="64502" calcext:value-type="float">
            <text:p>64,5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731" calcext:value-type="float">
            <text:p>50,731</text:p>
          </table:table-cell>
          <table:table-cell table:style-name="ce38" office:value-type="float" office:value="147605" calcext:value-type="float">
            <text:p>147,605</text:p>
          </table:table-cell>
          <table:table-cell table:style-name="ce38" office:value-type="float" office:value="73226" calcext:value-type="float">
            <text:p>73,226</text:p>
          </table:table-cell>
          <table:table-cell table:style-name="ce51" office:value-type="float" office:value="74379" calcext:value-type="float">
            <text:p>74,37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7860" calcext:value-type="float">
            <text:p>267,860</text:p>
          </table:table-cell>
          <table:table-cell table:style-name="ce43" office:value-type="float" office:value="771864" calcext:value-type="float">
            <text:p>771,864</text:p>
          </table:table-cell>
          <table:table-cell table:style-name="ce37" office:value-type="float" office:value="382038" calcext:value-type="float">
            <text:p>382,038</text:p>
          </table:table-cell>
          <table:table-cell table:style-name="ce44" office:value-type="float" office:value="389826" calcext:value-type="float">
            <text:p>389,8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526" calcext:value-type="float">
            <text:p>70,526</text:p>
          </table:table-cell>
          <table:table-cell table:style-name="ce37" office:value-type="float" office:value="194475" calcext:value-type="float">
            <text:p>194,475</text:p>
          </table:table-cell>
          <table:table-cell table:style-name="ce37" office:value-type="float" office:value="94148" calcext:value-type="float">
            <text:p>94,148</text:p>
          </table:table-cell>
          <table:table-cell table:style-name="ce36" office:value-type="float" office:value="100327" calcext:value-type="float">
            <text:p>100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928" calcext:value-type="float">
            <text:p>42,928</text:p>
          </table:table-cell>
          <table:table-cell table:style-name="ce37" office:value-type="float" office:value="126380" calcext:value-type="float">
            <text:p>126,380</text:p>
          </table:table-cell>
          <table:table-cell table:style-name="ce37" office:value-type="float" office:value="63459" calcext:value-type="float">
            <text:p>63,459</text:p>
          </table:table-cell>
          <table:table-cell table:style-name="ce36" office:value-type="float" office:value="62921" calcext:value-type="float">
            <text:p>62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628" calcext:value-type="float">
            <text:p>47,628</text:p>
          </table:table-cell>
          <table:table-cell table:style-name="ce37" office:value-type="float" office:value="131465" calcext:value-type="float">
            <text:p>131,465</text:p>
          </table:table-cell>
          <table:table-cell table:style-name="ce37" office:value-type="float" office:value="64973" calcext:value-type="float">
            <text:p>64,973</text:p>
          </table:table-cell>
          <table:table-cell table:style-name="ce36" office:value-type="float" office:value="66492" calcext:value-type="float">
            <text:p>66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848" calcext:value-type="float">
            <text:p>53,848</text:p>
          </table:table-cell>
          <table:table-cell table:style-name="ce37" office:value-type="float" office:value="177361" calcext:value-type="float">
            <text:p>177,361</text:p>
          </table:table-cell>
          <table:table-cell table:style-name="ce37" office:value-type="float" office:value="90298" calcext:value-type="float">
            <text:p>90,298</text:p>
          </table:table-cell>
          <table:table-cell table:style-name="ce36" office:value-type="float" office:value="87063" calcext:value-type="float">
            <text:p>87,0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799" calcext:value-type="float">
            <text:p>22,799</text:p>
          </table:table-cell>
          <table:table-cell table:style-name="ce37" office:value-type="float" office:value="62036" calcext:value-type="float">
            <text:p>62,036</text:p>
          </table:table-cell>
          <table:table-cell table:style-name="ce37" office:value-type="float" office:value="29771" calcext:value-type="float">
            <text:p>29,771</text:p>
          </table:table-cell>
          <table:table-cell table:style-name="ce36" office:value-type="float" office:value="32265" calcext:value-type="float">
            <text:p>32,26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31" calcext:value-type="float">
            <text:p>30,131</text:p>
          </table:table-cell>
          <table:table-cell table:style-name="ce38" office:value-type="float" office:value="80147" calcext:value-type="float">
            <text:p>80,147</text:p>
          </table:table-cell>
          <table:table-cell table:style-name="ce38" office:value-type="float" office:value="39389" calcext:value-type="float">
            <text:p>39,389</text:p>
          </table:table-cell>
          <table:table-cell table:style-name="ce51" office:value-type="float" office:value="40758" calcext:value-type="float">
            <text:p>40,758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72084" calcext:value-type="float">
            <text:p>972,084</text:p>
          </table:table-cell>
          <table:table-cell table:style-name="ce43" office:value-type="float" office:value="2603651" calcext:value-type="float">
            <text:p>2,603,651</text:p>
          </table:table-cell>
          <table:table-cell table:style-name="ce43" office:value-type="float" office:value="1257798" calcext:value-type="float">
            <text:p>1,257,798</text:p>
          </table:table-cell>
          <table:table-cell table:style-name="ce43" office:value-type="float" office:value="1345853" calcext:value-type="float">
            <text:p>1,345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349" calcext:value-type="float">
            <text:p>77,349</text:p>
          </table:table-cell>
          <table:table-cell table:style-name="ce37" office:value-type="float" office:value="208213" calcext:value-type="float">
            <text:p>208,213</text:p>
          </table:table-cell>
          <table:table-cell table:style-name="ce37" office:value-type="float" office:value="98792" calcext:value-type="float">
            <text:p>98,792</text:p>
          </table:table-cell>
          <table:table-cell table:style-name="ce36" office:value-type="float" office:value="109421" calcext:value-type="float">
            <text:p>109,4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44" calcext:value-type="float">
            <text:p>85,444</text:p>
          </table:table-cell>
          <table:table-cell table:style-name="ce37" office:value-type="float" office:value="224601" calcext:value-type="float">
            <text:p>224,601</text:p>
          </table:table-cell>
          <table:table-cell table:style-name="ce37" office:value-type="float" office:value="108444" calcext:value-type="float">
            <text:p>108,444</text:p>
          </table:table-cell>
          <table:table-cell table:style-name="ce36" office:value-type="float" office:value="116157" calcext:value-type="float">
            <text:p>116,1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89" calcext:value-type="float">
            <text:p>116,089</text:p>
          </table:table-cell>
          <table:table-cell table:style-name="ce37" office:value-type="float" office:value="310925" calcext:value-type="float">
            <text:p>310,925</text:p>
          </table:table-cell>
          <table:table-cell table:style-name="ce37" office:value-type="float" office:value="146510" calcext:value-type="float">
            <text:p>146,510</text:p>
          </table:table-cell>
          <table:table-cell table:style-name="ce36" office:value-type="float" office:value="164415" calcext:value-type="float">
            <text:p>164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521" calcext:value-type="float">
            <text:p>90,521</text:p>
          </table:table-cell>
          <table:table-cell table:style-name="ce37" office:value-type="float" office:value="217843" calcext:value-type="float">
            <text:p>217,843</text:p>
          </table:table-cell>
          <table:table-cell table:style-name="ce37" office:value-type="float" office:value="102826" calcext:value-type="float">
            <text:p>102,826</text:p>
          </table:table-cell>
          <table:table-cell table:style-name="ce36" office:value-type="float" office:value="115017" calcext:value-type="float">
            <text:p>115,0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658" calcext:value-type="float">
            <text:p>61,658</text:p>
          </table:table-cell>
          <table:table-cell table:style-name="ce37" office:value-type="float" office:value="158957" calcext:value-type="float">
            <text:p>158,957</text:p>
          </table:table-cell>
          <table:table-cell table:style-name="ce37" office:value-type="float" office:value="76740" calcext:value-type="float">
            <text:p>76,740</text:p>
          </table:table-cell>
          <table:table-cell table:style-name="ce36" office:value-type="float" office:value="82217" calcext:value-type="float">
            <text:p>82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681" calcext:value-type="float">
            <text:p>46,681</text:p>
          </table:table-cell>
          <table:table-cell table:style-name="ce37" office:value-type="float" office:value="123499" calcext:value-type="float">
            <text:p>123,499</text:p>
          </table:table-cell>
          <table:table-cell table:style-name="ce37" office:value-type="float" office:value="60975" calcext:value-type="float">
            <text:p>60,975</text:p>
          </table:table-cell>
          <table:table-cell table:style-name="ce36" office:value-type="float" office:value="62524" calcext:value-type="float">
            <text:p>62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300" calcext:value-type="float">
            <text:p>73,300</text:p>
          </table:table-cell>
          <table:table-cell table:style-name="ce37" office:value-type="float" office:value="187542" calcext:value-type="float">
            <text:p>187,542</text:p>
          </table:table-cell>
          <table:table-cell table:style-name="ce37" office:value-type="float" office:value="93780" calcext:value-type="float">
            <text:p>93,780</text:p>
          </table:table-cell>
          <table:table-cell table:style-name="ce36" office:value-type="float" office:value="93762" calcext:value-type="float">
            <text:p>93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6061" calcext:value-type="float">
            <text:p>96,061</text:p>
          </table:table-cell>
          <table:table-cell table:style-name="ce37" office:value-type="float" office:value="260580" calcext:value-type="float">
            <text:p>260,580</text:p>
          </table:table-cell>
          <table:table-cell table:style-name="ce37" office:value-type="float" office:value="126418" calcext:value-type="float">
            <text:p>126,418</text:p>
          </table:table-cell>
          <table:table-cell table:style-name="ce36" office:value-type="float" office:value="134162" calcext:value-type="float">
            <text:p>134,1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126" calcext:value-type="float">
            <text:p>41,126</text:p>
          </table:table-cell>
          <table:table-cell table:style-name="ce37" office:value-type="float" office:value="112845" calcext:value-type="float">
            <text:p>112,845</text:p>
          </table:table-cell>
          <table:table-cell table:style-name="ce37" office:value-type="float" office:value="55716" calcext:value-type="float">
            <text:p>55,716</text:p>
          </table:table-cell>
          <table:table-cell table:style-name="ce36" office:value-type="float" office:value="57129" calcext:value-type="float">
            <text:p>57,1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5274" calcext:value-type="float">
            <text:p>95,274</text:p>
          </table:table-cell>
          <table:table-cell table:style-name="ce37" office:value-type="float" office:value="267725" calcext:value-type="float">
            <text:p>267,725</text:p>
          </table:table-cell>
          <table:table-cell table:style-name="ce37" office:value-type="float" office:value="129306" calcext:value-type="float">
            <text:p>129,306</text:p>
          </table:table-cell>
          <table:table-cell table:style-name="ce36" office:value-type="float" office:value="138419" calcext:value-type="float">
            <text:p>138,4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839" calcext:value-type="float">
            <text:p>99,839</text:p>
          </table:table-cell>
          <table:table-cell table:style-name="ce37" office:value-type="float" office:value="283280" calcext:value-type="float">
            <text:p>283,280</text:p>
          </table:table-cell>
          <table:table-cell table:style-name="ce37" office:value-type="float" office:value="137924" calcext:value-type="float">
            <text:p>137,924</text:p>
          </table:table-cell>
          <table:table-cell table:style-name="ce36" office:value-type="float" office:value="145356" calcext:value-type="float">
            <text:p>145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742" calcext:value-type="float">
            <text:p>88,742</text:p>
          </table:table-cell>
          <table:table-cell table:style-name="ce38" office:value-type="float" office:value="247641" calcext:value-type="float">
            <text:p>247,641</text:p>
          </table:table-cell>
          <table:table-cell table:style-name="ce38" office:value-type="float" office:value="120367" calcext:value-type="float">
            <text:p>120,367</text:p>
          </table:table-cell>
          <table:table-cell table:style-name="ce51" office:value-type="float" office:value="127274" calcext:value-type="float">
            <text:p>127,27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3178" calcext:value-type="float">
            <text:p>583,178</text:p>
          </table:table-cell>
          <table:table-cell table:style-name="ce43" office:value-type="float" office:value="1528430" calcext:value-type="float">
            <text:p>1,528,430</text:p>
          </table:table-cell>
          <table:table-cell table:style-name="ce37" office:value-type="float" office:value="755167" calcext:value-type="float">
            <text:p>755,167</text:p>
          </table:table-cell>
          <table:table-cell table:style-name="ce44" office:value-type="float" office:value="773263" calcext:value-type="float">
            <text:p>773,2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62" calcext:value-type="float">
            <text:p>11,162</text:p>
          </table:table-cell>
          <table:table-cell table:style-name="ce37" office:value-type="float" office:value="27695" calcext:value-type="float">
            <text:p>27,695</text:p>
          </table:table-cell>
          <table:table-cell table:style-name="ce37" office:value-type="float" office:value="13933" calcext:value-type="float">
            <text:p>13,933</text:p>
          </table:table-cell>
          <table:table-cell table:style-name="ce36" office:value-type="float" office:value="13762" calcext:value-type="float">
            <text:p>13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373" calcext:value-type="float">
            <text:p>51,373</text:p>
          </table:table-cell>
          <table:table-cell table:style-name="ce37" office:value-type="float" office:value="130295" calcext:value-type="float">
            <text:p>130,295</text:p>
          </table:table-cell>
          <table:table-cell table:style-name="ce37" office:value-type="float" office:value="63998" calcext:value-type="float">
            <text:p>63,998</text:p>
          </table:table-cell>
          <table:table-cell table:style-name="ce36" office:value-type="float" office:value="66297" calcext:value-type="float">
            <text:p>66,2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917" calcext:value-type="float">
            <text:p>72,917</text:p>
          </table:table-cell>
          <table:table-cell table:style-name="ce37" office:value-type="float" office:value="190546" calcext:value-type="float">
            <text:p>190,546</text:p>
          </table:table-cell>
          <table:table-cell table:style-name="ce37" office:value-type="float" office:value="93917" calcext:value-type="float">
            <text:p>93,917</text:p>
          </table:table-cell>
          <table:table-cell table:style-name="ce36" office:value-type="float" office:value="96629" calcext:value-type="float">
            <text:p>96,6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271" calcext:value-type="float">
            <text:p>61,271</text:p>
          </table:table-cell>
          <table:table-cell table:style-name="ce37" office:value-type="float" office:value="172346" calcext:value-type="float">
            <text:p>172,346</text:p>
          </table:table-cell>
          <table:table-cell table:style-name="ce37" office:value-type="float" office:value="85647" calcext:value-type="float">
            <text:p>85,647</text:p>
          </table:table-cell>
          <table:table-cell table:style-name="ce36" office:value-type="float" office:value="86699" calcext:value-type="float">
            <text:p>86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577" calcext:value-type="float">
            <text:p>130,577</text:p>
          </table:table-cell>
          <table:table-cell table:style-name="ce37" office:value-type="float" office:value="354831" calcext:value-type="float">
            <text:p>354,831</text:p>
          </table:table-cell>
          <table:table-cell table:style-name="ce37" office:value-type="float" office:value="173875" calcext:value-type="float">
            <text:p>173,875</text:p>
          </table:table-cell>
          <table:table-cell table:style-name="ce36" office:value-type="float" office:value="180956" calcext:value-type="float">
            <text:p>180,9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79" calcext:value-type="float">
            <text:p>22,879</text:p>
          </table:table-cell>
          <table:table-cell table:style-name="ce37" office:value-type="float" office:value="55682" calcext:value-type="float">
            <text:p>55,682</text:p>
          </table:table-cell>
          <table:table-cell table:style-name="ce37" office:value-type="float" office:value="27158" calcext:value-type="float">
            <text:p>27,158</text:p>
          </table:table-cell>
          <table:table-cell table:style-name="ce36" office:value-type="float" office:value="28524" calcext:value-type="float">
            <text:p>28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490" calcext:value-type="float">
            <text:p>12,490</text:p>
          </table:table-cell>
          <table:table-cell table:style-name="ce37" office:value-type="float" office:value="28999" calcext:value-type="float">
            <text:p>28,999</text:p>
          </table:table-cell>
          <table:table-cell table:style-name="ce37" office:value-type="float" office:value="14191" calcext:value-type="float">
            <text:p>14,191</text:p>
          </table:table-cell>
          <table:table-cell table:style-name="ce36" office:value-type="float" office:value="14808" calcext:value-type="float">
            <text:p>14,8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430" calcext:value-type="float">
            <text:p>71,430</text:p>
          </table:table-cell>
          <table:table-cell table:style-name="ce37" office:value-type="float" office:value="184747" calcext:value-type="float">
            <text:p>184,747</text:p>
          </table:table-cell>
          <table:table-cell table:style-name="ce37" office:value-type="float" office:value="90132" calcext:value-type="float">
            <text:p>90,132</text:p>
          </table:table-cell>
          <table:table-cell table:style-name="ce36" office:value-type="float" office:value="94615" calcext:value-type="float">
            <text:p>94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832" calcext:value-type="float">
            <text:p>75,832</text:p>
          </table:table-cell>
          <table:table-cell table:style-name="ce37" office:value-type="float" office:value="199462" calcext:value-type="float">
            <text:p>199,462</text:p>
          </table:table-cell>
          <table:table-cell table:style-name="ce37" office:value-type="float" office:value="99304" calcext:value-type="float">
            <text:p>99,304</text:p>
          </table:table-cell>
          <table:table-cell table:style-name="ce36" office:value-type="float" office:value="100158" calcext:value-type="float">
            <text:p>100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30" calcext:value-type="float">
            <text:p>10,930</text:p>
          </table:table-cell>
          <table:table-cell table:style-name="ce37" office:value-type="float" office:value="29962" calcext:value-type="float">
            <text:p>29,962</text:p>
          </table:table-cell>
          <table:table-cell table:style-name="ce37" office:value-type="float" office:value="15593" calcext:value-type="float">
            <text:p>15,593</text:p>
          </table:table-cell>
          <table:table-cell table:style-name="ce36" office:value-type="float" office:value="14369" calcext:value-type="float">
            <text:p>14,3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317" calcext:value-type="float">
            <text:p>62,317</text:p>
          </table:table-cell>
          <table:table-cell table:style-name="ce38" office:value-type="float" office:value="153865" calcext:value-type="float">
            <text:p>153,865</text:p>
          </table:table-cell>
          <table:table-cell table:style-name="ce38" office:value-type="float" office:value="77419" calcext:value-type="float">
            <text:p>77,419</text:p>
          </table:table-cell>
          <table:table-cell table:style-name="ce51" office:value-type="float" office:value="76446" calcext:value-type="float">
            <text:p>76,44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990" calcext:value-type="float">
            <text:p>31,990</text:p>
          </table:table-cell>
          <table:table-cell table:style-name="ce43" office:value-type="float" office:value="94911" calcext:value-type="float">
            <text:p>94,911</text:p>
          </table:table-cell>
          <table:table-cell table:style-name="ce37" office:value-type="float" office:value="48918" calcext:value-type="float">
            <text:p>48,918</text:p>
          </table:table-cell>
          <table:table-cell table:style-name="ce44" office:value-type="float" office:value="45993" calcext:value-type="float">
            <text:p>45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782" calcext:value-type="float">
            <text:p>10,782</text:p>
          </table:table-cell>
          <table:table-cell table:style-name="ce37" office:value-type="float" office:value="31870" calcext:value-type="float">
            <text:p>31,870</text:p>
          </table:table-cell>
          <table:table-cell table:style-name="ce37" office:value-type="float" office:value="16428" calcext:value-type="float">
            <text:p>16,428</text:p>
          </table:table-cell>
          <table:table-cell table:style-name="ce36" office:value-type="float" office:value="15442" calcext:value-type="float">
            <text:p>15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7" office:value-type="float" office:value="20746" calcext:value-type="float">
            <text:p>20,746</text:p>
          </table:table-cell>
          <table:table-cell table:style-name="ce37" office:value-type="float" office:value="10756" calcext:value-type="float">
            <text:p>10,756</text:p>
          </table:table-cell>
          <table:table-cell table:style-name="ce36" office:value-type="float" office:value="9990" calcext:value-type="float">
            <text:p>9,9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93" calcext:value-type="float">
            <text:p>5,293</text:p>
          </table:table-cell>
          <table:table-cell table:style-name="ce37" office:value-type="float" office:value="15048" calcext:value-type="float">
            <text:p>15,048</text:p>
          </table:table-cell>
          <table:table-cell table:style-name="ce37" office:value-type="float" office:value="7673" calcext:value-type="float">
            <text:p>7,673</text:p>
          </table:table-cell>
          <table:table-cell table:style-name="ce36" office:value-type="float" office:value="7375" calcext:value-type="float">
            <text:p>7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84" calcext:value-type="float">
            <text:p>6,084</text:p>
          </table:table-cell>
          <table:table-cell table:style-name="ce37" office:value-type="float" office:value="18019" calcext:value-type="float">
            <text:p>18,019</text:p>
          </table:table-cell>
          <table:table-cell table:style-name="ce37" office:value-type="float" office:value="9374" calcext:value-type="float">
            <text:p>9,374</text:p>
          </table:table-cell>
          <table:table-cell table:style-name="ce36" office:value-type="float" office:value="8645" calcext:value-type="float">
            <text:p>8,6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75" calcext:value-type="float">
            <text:p>2,575</text:p>
          </table:table-cell>
          <table:table-cell table:style-name="ce37" office:value-type="float" office:value="8713" calcext:value-type="float">
            <text:p>8,713</text:p>
          </table:table-cell>
          <table:table-cell table:style-name="ce37" office:value-type="float" office:value="4427" calcext:value-type="float">
            <text:p>4,427</text:p>
          </table:table-cell>
          <table:table-cell table:style-name="ce36" office:value-type="float" office:value="4286" calcext:value-type="float">
            <text:p>4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260" calcext:value-type="float">
            <text:p>260</text:p>
          </table:table-cell>
          <table:table-cell table:style-name="ce51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4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68" calcext:value-type="float">
            <text:p>2,068</text:p>
          </table:table-cell>
          <table:table-cell table:style-name="ce43" office:value-type="float" office:value="10010" calcext:value-type="float">
            <text:p>10,010</text:p>
          </table:table-cell>
          <table:table-cell table:style-name="ce37" office:value-type="float" office:value="5805" calcext:value-type="float">
            <text:p>5,805</text:p>
          </table:table-cell>
          <table:table-cell table:style-name="ce44" office:value-type="float" office:value="4205" calcext:value-type="float">
            <text:p>4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7" office:value-type="float" office:value="5964" calcext:value-type="float">
            <text:p>5,964</text:p>
          </table:table-cell>
          <table:table-cell table:style-name="ce37" office:value-type="float" office:value="3451" calcext:value-type="float">
            <text:p>3,451</text:p>
          </table:table-cell>
          <table:table-cell table:style-name="ce36" office:value-type="float" office:value="2513" calcext:value-type="float">
            <text:p>2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95" calcext:value-type="float">
            <text:p>1,795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6" office:value-type="float" office:value="761" calcext:value-type="float">
            <text:p>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5" calcext:value-type="float">
            <text:p>235</text:p>
          </table:table-cell>
          <table:table-cell table:style-name="ce37" office:value-type="float" office:value="1168" calcext:value-type="float">
            <text:p>1,168</text:p>
          </table:table-cell>
          <table:table-cell table:style-name="ce37" office:value-type="float" office:value="685" calcext:value-type="float">
            <text:p>685</text:p>
          </table:table-cell>
          <table:table-cell table:style-name="ce36" office:value-type="float" office:value="483" calcext:value-type="float">
            <text:p>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1" calcext:value-type="float">
            <text:p>271</text:p>
          </table:table-cell>
          <table:table-cell table:style-name="ce38" office:value-type="float" office:value="1083" calcext:value-type="float">
            <text:p>1,083</text:p>
          </table:table-cell>
          <table:table-cell table:style-name="ce38" office:value-type="float" office:value="635" calcext:value-type="float">
            <text:p>635</text:p>
          </table:table-cell>
          <table:table-cell table:style-name="ce51" office:value-type="float" office:value="448" calcext:value-type="float">
            <text:p>448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5-06T16:20:47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